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28A00003E80000023284E529D34.svm" manifest:media-type=""/>
  <manifest:file-entry manifest:full-path="Pictures/2000020100003E8000002328F6F9542F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Liberation Serif" svg:font-family="'Liberation Serif'"/>
    <style:font-face style:name="Monospace" svg:font-family="Monospace"/>
    <style:font-face style:name="Symbol" svg:font-family="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4.79cm" fo:margin-left="0.049cm" fo:margin-top="0.049cm" fo:margin-bottom="0.049cm" table:align="left" style:writing-mode="lr-tb"/>
    </style:style>
    <style:style style:name="Таблица1.A" style:family="table-column">
      <style:table-column-properties style:column-width="2.593cm"/>
    </style:style>
    <style:style style:name="Таблица1.B" style:family="table-column">
      <style:table-column-properties style:column-width="1.614cm"/>
    </style:style>
    <style:style style:name="Таблица1.C" style:family="table-column">
      <style:table-column-properties style:column-width="1.402cm"/>
    </style:style>
    <style:style style:name="Таблица1.D" style:family="table-column">
      <style:table-column-properties style:column-width="1.773cm"/>
    </style:style>
    <style:style style:name="Таблица1.E" style:family="table-column">
      <style:table-column-properties style:column-width="2.011cm"/>
    </style:style>
    <style:style style:name="Таблица1.G" style:family="table-column">
      <style:table-column-properties style:column-width="1.799cm"/>
    </style:style>
    <style:style style:name="Таблица1.H" style:family="table-column">
      <style:table-column-properties style:column-width="1.984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" fo:padding="0.101cm" fo:border-left="0.05pt solid #000000" fo:border-right="none" fo:border-top="0.05pt solid #000000" fo:border-bottom="0.05pt solid #000000"/>
    </style:style>
    <style:style style:name="Таблица1.H1" style:family="table-cell">
      <style:table-cell-properties style:vertical-align="" fo:padding="0.101cm" fo:border="0.05pt solid #000000"/>
    </style:style>
    <style:style style:name="Таблица1.A2" style:family="table-cell">
      <style:table-cell-properties style:vertical-align="bottom" fo:padding="0.101cm" fo:border-left="0.05pt solid #000000" fo:border-right="none" fo:border-top="none" fo:border-bottom="0.05pt solid #000000"/>
    </style:style>
    <style:style style:name="Таблица1.H2" style:family="table-cell">
      <style:table-cell-properties style:vertical-align="bottom" fo:padding="0.101cm" fo:border-left="0.05pt solid #000000" fo:border-right="0.05pt solid #000000" fo:border-top="none" fo:border-bottom="0.05pt solid #000000"/>
    </style:style>
    <style:style style:name="P1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</style:style>
    <style:style style:name="P2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/>
    </style:style>
    <style:style style:name="P3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 officeooo:rsid="00017b09" officeooo:paragraph-rsid="00017b09" style:font-weight-asian="bold" style:font-weight-complex="bold"/>
    </style:style>
    <style:style style:name="P4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 officeooo:rsid="0007aa9f" officeooo:paragraph-rsid="0007aa9f" style:font-weight-asian="bold" style:font-weight-complex="bold"/>
    </style:style>
    <style:style style:name="P5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17b09"/>
    </style:style>
    <style:style style:name="P7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7aa9f"/>
    </style:style>
    <style:style style:name="P8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137519"/>
    </style:style>
    <style:style style:name="P9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/>
    </style:style>
    <style:style style:name="P10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 officeooo:rsid="0007aa9f" officeooo:paragraph-rsid="0007aa9f" style:font-style-asian="italic" style:font-style-complex="italic"/>
    </style:style>
    <style:style style:name="P11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 officeooo:rsid="00091b9d" officeooo:paragraph-rsid="00091b9d" style:font-style-asian="italic" style:font-style-complex="italic"/>
    </style:style>
    <style:style style:name="P12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017b09" officeooo:paragraph-rsid="00017b09"/>
    </style:style>
    <style:style style:name="P13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07aa9f" officeooo:paragraph-rsid="0007aa9f"/>
    </style:style>
    <style:style style:name="P14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normal" officeooo:rsid="0007aa9f" officeooo:paragraph-rsid="0007aa9f" style:font-style-asian="normal" style:font-style-complex="normal"/>
    </style:style>
    <style:style style:name="P15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normal" officeooo:rsid="00091b9d" officeooo:paragraph-rsid="00091b9d" style:font-style-asian="normal" style:font-style-complex="normal"/>
    </style:style>
    <style:style style:name="P16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style:font-name="Arial1" fo:font-size="13pt" fo:font-weight="bold" officeooo:paragraph-rsid="0007aa9f" style:font-size-asian="13pt" style:font-size-complex="13pt"/>
    </style:style>
    <style:style style:name="P17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style:font-name="Times New Roman" fo:font-weight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fo:font-weight="bold" style:font-size-asian="10pt" style:font-weight-asian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/>
    </style:style>
    <style:style style:name="P21" style:family="paragraph" style:parent-style-name="Standard">
      <style:text-properties fo:font-weight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00ab5ff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paragraph-properties fo:text-align="center" style:justify-single-word="false"/>
      <style:text-properties fo:font-size="20pt"/>
    </style:style>
    <style:style style:name="P26" style:family="paragraph" style:parent-style-name="Standard">
      <style:text-properties fo:color="#000000" style:font-name="Courier New" fo:font-size="10pt" style:font-size-asian="10pt" style:font-size-complex="10pt"/>
    </style:style>
    <style:style style:name="P27" style:family="paragraph" style:parent-style-name="Standard">
      <style:text-properties fo:color="#000000" style:font-name="Courier New" fo:font-size="10pt" fo:font-weight="normal" officeooo:rsid="0015b6e8" officeooo:paragraph-rsid="0015b6e8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0ebdf1"/>
    </style:style>
    <style:style style:name="P29" style:family="paragraph" style:parent-style-name="Standard">
      <style:paragraph-properties fo:text-align="end" style:justify-single-word="false"/>
      <style:text-properties officeooo:paragraph-rsid="000ebdf1"/>
    </style:style>
    <style:style style:name="P30" style:family="paragraph" style:parent-style-name="Standard">
      <style:text-properties officeooo:paragraph-rsid="000ebdf1"/>
    </style:style>
    <style:style style:name="P31" style:family="paragraph" style:parent-style-name="Standard">
      <style:paragraph-properties fo:text-align="center" style:justify-single-word="false"/>
      <style:text-properties officeooo:rsid="000fcdda" officeooo:paragraph-rsid="000fcdda"/>
    </style:style>
    <style:style style:name="P32" style:family="paragraph" style:parent-style-name="Standard">
      <style:text-properties style:font-name="Arial1" fo:font-size="13pt" fo:font-weight="bold" style:font-size-asian="13pt" style:font-size-complex="13pt"/>
    </style:style>
    <style:style style:name="P33" style:family="paragraph" style:parent-style-name="Standard">
      <style:text-properties officeooo:paragraph-rsid="00118a79"/>
    </style:style>
    <style:style style:name="P34" style:family="paragraph" style:parent-style-name="Standard">
      <style:paragraph-properties fo:text-align="center" style:justify-single-word="false" fo:break-before="page"/>
    </style:style>
    <style:style style:name="P35" style:family="paragraph" style:parent-style-name="Standard">
      <style:paragraph-properties fo:margin-left="7.493cm" fo:margin-right="0cm" fo:text-indent="1.249cm" style:auto-text-indent="false"/>
    </style:style>
    <style:style style:name="P36" style:family="paragraph" style:parent-style-name="Standard">
      <style:paragraph-properties fo:margin-left="8.742cm" fo:margin-right="0cm" fo:text-indent="0cm" style:auto-text-indent="false"/>
    </style:style>
    <style:style style:name="P37" style:family="paragraph" style:parent-style-name="Standard">
      <style:paragraph-properties fo:margin-left="1.27cm" fo:margin-right="0cm" fo:text-indent="-0.635cm" style:auto-text-indent="false"/>
    </style:style>
    <style:style style:name="P38" style:family="paragraph" style:parent-style-name="Heading_20_3">
      <style:text-properties officeooo:rsid="000c58db"/>
    </style:style>
    <style:style style:name="P39" style:family="paragraph" style:parent-style-name="Standard">
      <style:paragraph-properties fo:margin-left="0.212cm" fo:margin-right="0.296cm" fo:margin-top="0cm" fo:margin-bottom="0.212cm" style:contextual-spacing="false" fo:text-align="justify" style:justify-single-word="false" fo:text-indent="0cm" style:auto-text-indent="false"/>
      <style:text-properties style:font-name="Times New Roman" fo:font-size="12pt" style:text-underline-style="none" fo:font-weight="normal" officeooo:paragraph-rsid="001066fc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212cm" fo:margin-right="0.296cm" fo:text-align="justify" style:justify-single-word="false" fo:text-indent="0cm" style:auto-text-indent="false"/>
      <style:text-properties officeooo:paragraph-rsid="000c58db"/>
    </style:style>
    <style:style style:name="P41" style:family="paragraph" style:parent-style-name="Standard">
      <style:paragraph-properties fo:margin-left="0.212cm" fo:margin-right="0.296cm" fo:text-align="justify" style:justify-single-word="false" fo:text-indent="0cm" style:auto-text-indent="false"/>
      <style:text-properties officeooo:paragraph-rsid="001239b0"/>
    </style:style>
    <style:style style:name="P42" style:family="paragraph" style:parent-style-name="Standard">
      <style:paragraph-properties fo:margin-left="0.635cm" fo:margin-right="0.296cm" fo:text-align="justify" style:justify-single-word="false" fo:text-indent="-0.423cm" style:auto-text-indent="false">
        <style:tab-stops>
          <style:tab-stop style:position="2.223cm"/>
        </style:tab-stops>
      </style:paragraph-properties>
      <style:text-properties officeooo:paragraph-rsid="001239b0"/>
    </style:style>
    <style:style style:name="P43" style:family="paragraph" style:parent-style-name="Standard">
      <style:paragraph-properties fo:margin-left="0.635cm" fo:margin-right="0.296cm" fo:text-align="justify" style:justify-single-word="false" fo:text-indent="-0.423cm" style:auto-text-indent="false"/>
      <style:text-properties officeooo:paragraph-rsid="001239b0"/>
    </style:style>
    <style:style style:name="P44" style:family="paragraph" style:parent-style-name="Standard">
      <style:paragraph-properties fo:break-before="page"/>
      <style:text-properties style:font-name="Arial1" fo:font-size="13pt" fo:font-weight="bold" officeooo:paragraph-rsid="00118a79" style:font-size-asian="13pt" style:font-size-complex="13pt"/>
    </style:style>
    <style:style style:name="P45" style:family="paragraph" style:parent-style-name="Standard">
      <style:text-properties style:font-name="Arial1" fo:font-size="13pt" fo:font-weight="bold" officeooo:rsid="000ab5ff" officeooo:paragraph-rsid="000ab5ff" style:font-size-asian="13pt" style:font-weight-asian="bold" style:font-size-complex="13pt" style:font-weight-complex="bold"/>
    </style:style>
    <style:style style:name="P46" style:family="paragraph" style:parent-style-name="Standard">
      <style:text-properties style:font-name="Arial1" fo:font-size="13pt" fo:font-weight="bold" officeooo:paragraph-rsid="00091b9d" style:font-size-asian="13pt" style:font-size-complex="13pt"/>
    </style:style>
    <style:style style:name="P47" style:family="paragraph" style:parent-style-name="Standard" style:list-style-name="L1">
      <style:text-properties officeooo:paragraph-rsid="000ab5ff"/>
    </style:style>
    <style:style style:name="P48" style:family="paragraph" style:parent-style-name="Standard" style:list-style-name="L1">
      <style:paragraph-properties fo:line-height="100%" fo:text-align="justify" style:justify-single-word="false"/>
      <style:text-properties officeooo:paragraph-rsid="000ab5ff"/>
    </style:style>
    <style:style style:name="P49" style:family="paragraph" style:parent-style-name="Standard" style:list-style-name="L3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officeooo:paragraph-rsid="000ab5ff"/>
    </style:style>
    <style:style style:name="P50" style:family="paragraph" style:parent-style-name="Standard" style:list-style-name="L6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officeooo:paragraph-rsid="000ab5ff"/>
    </style:style>
    <style:style style:name="P51" style:family="paragraph" style:parent-style-name="Standard" style:list-style-name="L3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officeooo:paragraph-rsid="000ab5ff" style:font-weight-complex="bold"/>
    </style:style>
    <style:style style:name="P52" style:family="paragraph" style:parent-style-name="Standard" style:list-style-name="L6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style:font-name="Times New Roman1" fo:font-size="12pt" officeooo:paragraph-rsid="000ab5ff"/>
    </style:style>
    <style:style style:name="P53" style:family="paragraph" style:parent-style-name="Standard">
      <style:text-properties fo:color="#000000" style:font-name="Courier New" fo:font-size="10pt"/>
    </style:style>
    <style:style style:name="P54" style:family="paragraph" style:parent-style-name="Standard" style:list-style-name="L4">
      <style:paragraph-properties fo:margin-left="3.81cm" fo:margin-right="0cm" fo:line-height="100%" fo:text-align="justify" style:justify-single-word="false" fo:text-indent="-0.635cm" style:auto-text-indent="false"/>
      <style:text-properties officeooo:paragraph-rsid="000ab5ff"/>
    </style:style>
    <style:style style:name="P55" style:family="paragraph" style:parent-style-name="Standard" style:list-style-name="L5">
      <style:paragraph-properties fo:margin-left="3.81cm" fo:margin-right="0cm" fo:line-height="100%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officeooo:paragraph-rsid="000ab5ff"/>
    </style:style>
    <style:style style:name="P56" style:family="paragraph" style:parent-style-name="Standard">
      <style:paragraph-properties fo:margin-left="0cm" fo:margin-right="0.296cm" fo:margin-top="0cm" fo:margin-bottom="0.212cm" style:contextual-spacing="false" fo:text-align="start" style:justify-single-word="false" fo:text-indent="0cm" style:auto-text-indent="false"/>
      <style:text-properties style:font-name="Arial1" fo:font-size="13pt" style:text-underline-style="none" fo:font-weight="bold" officeooo:paragraph-rsid="001066fc" style:font-size-asian="13pt" style:font-weight-asian="bold" style:font-size-complex="13pt" style:font-weight-complex="bold"/>
    </style:style>
    <style:style style:name="P57" style:family="paragraph" style:parent-style-name="Standard">
      <style:paragraph-properties fo:margin-left="0.212cm" fo:margin-right="0.296cm" fo:text-align="justify" style:justify-single-word="false" fo:text-indent="0cm" style:auto-text-indent="false"/>
      <style:text-properties fo:font-size="12pt" fo:language="ru" fo:country="RU" officeooo:rsid="00091b9d" officeooo:paragraph-rsid="001066fc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0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61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184ad5"/>
    </style:style>
    <style:style style:name="P62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17d93e" officeooo:paragraph-rsid="0017d93e"/>
    </style:style>
    <style:style style:name="P63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 officeooo:rsid="0017d93e" officeooo:paragraph-rsid="0017d93e" style:font-style-asian="italic" style:font-style-complex="italic"/>
    </style:style>
    <style:style style:name="P64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 officeooo:rsid="00180ace" officeooo:paragraph-rsid="00180ace" style:font-style-asian="italic" style:font-style-complex="italic"/>
    </style:style>
    <style:style style:name="P65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180ace" officeooo:paragraph-rsid="00180ace"/>
    </style:style>
    <style:style style:name="P66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normal" officeooo:rsid="0007aa9f" officeooo:paragraph-rsid="00184ad5" style:font-style-asian="normal" style:font-style-complex="normal"/>
    </style:style>
    <style:style style:name="P67" style:family="paragraph" style:parent-style-name="Heading_20_3">
      <style:paragraph-properties fo:break-before="page"/>
    </style:style>
    <style:style style:name="P68" style:family="paragraph" style:parent-style-name="Основной_20_текст_20_2" style:list-style-name="L2">
      <style:paragraph-properties fo:line-height="100%"/>
      <style:text-properties officeooo:paragraph-rsid="000ab5ff"/>
    </style:style>
    <style:style style:name="P69" style:family="paragraph" style:parent-style-name="Основной_20_текст_20_2" style:list-style-name="L2">
      <style:paragraph-properties fo:margin-left="0cm" fo:margin-right="0cm" fo:line-height="100%" fo:text-indent="0cm" style:auto-text-indent="false"/>
      <style:text-properties style:font-name="Times New Roman1" fo:font-size="12pt" fo:language="ru" fo:country="RU" officeooo:rsid="000ab5ff" officeooo:paragraph-rsid="000ab5ff" style:font-size-complex="12pt"/>
    </style:style>
    <style:style style:name="P70" style:family="paragraph" style:parent-style-name="Основной_20_текст_20_2" style:list-style-name="L2">
      <style:paragraph-properties fo:margin-left="0cm" fo:margin-right="0cm" fo:line-height="100%" fo:text-indent="0cm" style:auto-text-indent="false"/>
      <style:text-properties officeooo:paragraph-rsid="000ab5ff"/>
    </style:style>
    <style:style style:name="P71" style:family="paragraph" style:parent-style-name="Основной_20_текст_20_2" style:list-style-name="L2" style:master-page-name="">
      <style:paragraph-properties fo:margin-left="1.27cm" fo:margin-right="0cm" fo:line-height="100%" fo:text-align="justify" style:justify-single-word="false" fo:orphans="2" fo:widows="2" fo:text-indent="0cm" style:auto-text-indent="false" style:page-number="auto" style:writing-mode="lr-tb"/>
      <style:text-properties officeooo:paragraph-rsid="000ab5ff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/>
    </style:style>
    <style:style style:name="T5" style:family="text">
      <style:text-properties fo:language="en" fo:country="US" fo:font-weight="bold" style:font-weight-asian="bold" style:font-size-complex="12pt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37519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2pt" fo:language="ru" fo:country="RU" style:font-size-asian="12pt" style:font-size-complex="12pt"/>
    </style:style>
    <style:style style:name="T11" style:family="text">
      <style:text-properties officeooo:rsid="00017b09"/>
    </style:style>
    <style:style style:name="T12" style:family="text">
      <style:text-properties officeooo:rsid="000291f0"/>
    </style:style>
    <style:style style:name="T13" style:family="text">
      <style:text-properties style:font-size-asian="10pt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style:font-size-asian="10pt"/>
    </style:style>
    <style:style style:name="T16" style:family="text"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T17" style:family="text">
      <style:text-properties fo:font-size="10pt" style:text-underline-style="solid" style:text-underline-width="auto" style:text-underline-color="font-color" style:font-size-asian="10pt"/>
    </style:style>
    <style:style style:name="T18" style:family="text">
      <style:text-properties officeooo:rsid="0007aa9f"/>
    </style:style>
    <style:style style:name="T19" style:family="text">
      <style:text-properties officeooo:rsid="000ab5ff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weight="bold" style:font-weight-asian="bold" style:font-weight-complex="bold"/>
    </style:style>
    <style:style style:name="T22" style:family="text">
      <style:text-properties style:font-size-complex="12pt"/>
    </style:style>
    <style:style style:name="T23" style:family="text">
      <style:text-properties officeooo:rsid="000ab5ff" style:font-size-complex="12pt"/>
    </style:style>
    <style:style style:name="T24" style:family="text">
      <style:text-properties style:font-name="Times New Roman1" fo:font-size="12pt"/>
    </style:style>
    <style:style style:name="T25" style:family="text">
      <style:text-properties style:font-name="Times New Roman1" fo:font-size="12pt" fo:language="ru" fo:country="RU" style:font-size-complex="12pt"/>
    </style:style>
    <style:style style:name="T26" style:family="text">
      <style:text-properties style:font-name="Times New Roman1" fo:font-size="12pt" fo:language="ru" fo:country="RU" officeooo:rsid="000ab5ff" style:font-size-complex="12pt"/>
    </style:style>
    <style:style style:name="T27" style:family="text">
      <style:text-properties style:font-name="Times New Roman1" fo:font-size="12pt" fo:language="ru" fo:country="RU" fo:font-weight="bold" officeooo:rsid="000ab5ff" style:font-weight-asian="bold" style:font-size-complex="12pt" style:font-weight-complex="bold"/>
    </style:style>
    <style:style style:name="T28" style:family="text">
      <style:text-properties style:font-name="Times New Roman1" fo:font-size="12pt" officeooo:rsid="000ab5ff"/>
    </style:style>
    <style:style style:name="T29" style:family="text">
      <style:text-properties style:font-name="Times New Roman1" fo:font-size="12pt" fo:language="en" fo:country="US" fo:font-weight="bold" style:font-weight-asian="bold" style:font-weight-complex="bold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0ab5ff"/>
    </style:style>
    <style:style style:name="T32" style:family="text">
      <style:text-properties officeooo:rsid="000c58db"/>
    </style:style>
    <style:style style:name="T33" style:family="text">
      <style:text-properties officeooo:rsid="000ebdf1"/>
    </style:style>
    <style:style style:name="T34" style:family="text">
      <style:text-properties officeooo:rsid="00137519"/>
    </style:style>
    <style:style style:name="T35" style:family="text">
      <style:text-properties officeooo:rsid="0017d93e"/>
    </style:style>
    <style:style style:name="T36" style:family="text">
      <style:text-properties officeooo:rsid="00180ace"/>
    </style:style>
    <style:style style:name="T37" style:family="text">
      <style:text-properties officeooo:rsid="00184ad5"/>
    </style:style>
    <style:style style:name="T38" style:family="text">
      <style:text-properties fo:color="#7f0055" style:font-name="Monospace" fo:font-size="10pt" fo:font-weight="bold" style:font-size-asian="10pt" style:font-weight-asian="bold"/>
    </style:style>
    <style:style style:name="T39" style:family="text">
      <style:text-properties fo:color="#7f0055" style:font-name="Monospace" fo:font-weight="bold" style:font-size-asian="10pt" style:font-weight-asian="bold"/>
    </style:style>
    <style:style style:name="T40" style:family="text">
      <style:text-properties fo:color="#000000" style:font-name="Monospace" fo:font-size="10pt" style:font-size-asian="10pt"/>
    </style:style>
    <style:style style:name="T41" style:family="text">
      <style:text-properties fo:color="#000000" style:font-name="Monospace" fo:font-size="10pt" fo:font-weight="bold" style:font-size-asian="10pt" style:font-weight-asian="bold"/>
    </style:style>
    <style:style style:name="T42" style:family="text">
      <style:text-properties fo:color="#2a00ff" style:font-name="Monospace" fo:font-size="10pt" style:font-size-asian="10pt"/>
    </style:style>
    <style:style style:name="T43" style:family="text">
      <style:text-properties fo:color="#2a00ff" style:font-name="Monospace" style:font-size-asian="10pt"/>
    </style:style>
    <style:style style:name="T44" style:family="text">
      <style:text-properties fo:color="#005032" style:font-name="Monospace" fo:font-size="10pt" style:font-size-asian="10pt"/>
    </style:style>
    <style:style style:name="T45" style:family="text">
      <style:text-properties fo:color="#642880" style:font-name="Monospace" fo:font-size="10pt" fo:font-weight="bold" style:font-size-asian="10pt" style:font-weight-asian="bold"/>
    </style:style>
    <style:style style:name="T46" style:family="text">
      <style:text-properties style:font-name="Monospace" style:font-size-asian="10pt"/>
    </style:style>
    <style:style style:name="T47" style:family="text">
      <style:text-properties style:font-name="Monospace" fo:font-weight="bold" style:font-size-asian="10pt" style:font-weight-asian="bold"/>
    </style:style>
    <style:style style:name="T48" style:family="text">
      <style:text-properties style:font-name="Monospace" fo:font-size="10pt" fo:font-weight="bold" style:font-size-asian="10pt" style:font-weight-asian="bold"/>
    </style:style>
    <style:style style:name="T49" style:family="text">
      <style:text-properties style:font-name="Monospace" fo:font-size="10pt" style:font-size-asian="10pt"/>
    </style:style>
    <style:style style:name="T50" style:family="text">
      <style:text-properties officeooo:rsid="0019dbf1"/>
    </style:style>
    <style:style style:name="T51" style:family="text">
      <style:text-properties fo:color="#644632" style:font-name="Monospace" fo:font-size="10pt" fo:font-weight="bold" style:font-size-asian="10pt" style:font-weight-asian="bold"/>
    </style:style>
    <style:style style:name="T52" style:family="text">
      <style:text-properties fo:color="#0000c0" style:font-name="Monospace" fo:font-size="10pt" style:font-size-asian="10pt"/>
    </style:style>
    <style:style style:name="T53" style:family="text">
      <style:text-properties fo:color="#3f7f5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4"/>
        <text:p text:style-name="Standard"/>
        <text:p text:style-name="P22">НОВОСИБИРСКИЙ ГОСУДАРСТВЕННЫЙ ТЕХНИЧЕСКИЙ УНИВЕРСИТЕТ</text:p>
        <text:p text:style-name="Standard"/>
        <text:p text:style-name="Standard"/>
        <text:p text:style-name="Standard"/>
        <text:p text:style-name="P22">Кафедра ВТ</text:p>
        <text:p text:style-name="Standard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5">«Структуры и алгоритмы обработки данных»</text:p>
        <text:p text:style-name="Standard"/>
        <text:p text:style-name="P22">Пояснительная записка к контрольной работе</text:p>
        <text:p text:style-name="P23">«<text:span text:style-name="T10">Коллекция данных - дерево поиска</text:span>»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35">Выполнил:</text:p>
        <text:p text:style-name="P36">студент гр. ЗАП-933 Лутохин Г.Н. </text:p>
        <text:p text:style-name="P35">шифр 134464479</text:p>
        <text:p text:style-name="P35">вариант задания 1</text:p>
        <text:p text:style-name="Standard"/>
        <text:p text:style-name="Standard"/>
        <text:p text:style-name="Standard"/>
        <text:p text:style-name="Standard"/>
        <text:p text:style-name="P35">Дата сдачи:</text:p>
        <text:p text:style-name="P35">Отметка о зачете: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22">Новосибирск</text:p>
        <text:p text:style-name="P22">2014</text:p>
        <text:p text:style-name="Standard"/>
        <text:p text:style-name="P44">Цель работы</text:p>
        <text:p text:style-name="P33">Освоение технологии реализации ассоциативных нелинейных коллекций на примере АТД «Двоичное дерево поиска». Освоение методики программирования рекурсивных и итеративных алгоритмов для структуры данных. </text:p>
        <text:p text:style-name="Standard"/>
        <text:p text:style-name="P45">Вариант задания</text:p>
        <text:list xml:id="list876578299955038710" text:style-name="L1">
          <text:list-item>
            <text:p text:style-name="P47">Алгоритмы основных операций АТД <text:s/>(вставки, удаления и поиска) реализуются в рекурсивной форме.</text:p>
          </text:list-item>
          <text:list-item>
            <text:p text:style-name="P48">Схема операции обхода: <text:span text:style-name="T9">L</text:span><text:span text:style-name="T21">t</text:span><text:span text:style-name="T9"> → R</text:span><text:span text:style-name="T21">t </text:span><text:span text:style-name="T9">→ t</text:span>.</text:p>
          </text:list-item>
          <text:list-item>
            <text:p text:style-name="P48">Дополнительная операция: определение длины внутреннего пути дерева (длина внутреннего пути = сумма глубин внутренних узлов).</text:p>
          </text:list-item>
        </text:list>
        <text:p text:style-name="P37"/>
        <text:p text:style-name="P32">Задание</text:p>
        <text:list xml:id="list1558967961457163069" text:style-name="L2">
          <text:list-header>
            <text:p text:style-name="P68"><text:span text:style-name="T23">1.<text:tab/></text:span><text:span text:style-name="T25">Спроектировать</text:span><text:span text:style-name="T22">, реализовать и провести тестовые испытания АТД «</text:span><text:span text:style-name="T5">B</text:span><text:span text:style-name="T27">ST</text:span><text:span text:style-name="T26">-дерево» для коллекции, содержащей данные произвольного типа. Тип коллекции задаётся клиентской программой.</text:span></text:p>
            <text:p text:style-name="P69">Двоичное дерево поиска (Binary Search Tree – BST) представляет упорядоченное, иерархическое, ассоциативное множество элементов, между которыми существуют структурные отношения «предки – потомки».</text:p>
            <text:p text:style-name="P70"><text:span text:style-name="T26">Интерфейс АТД «</text:span><text:span text:style-name="T27">BST</text:span><text:span text:style-name="T26">-</text:span><text:span text:style-name="T22">дерево» включает <text:s/>следующие операции:</text:span></text:p>
          </text:list-header>
        </text:list>
        <text:list xml:id="list2950910937557952903" text:style-name="L3">
          <text:list-item>
            <text:p text:style-name="P49">опрос размера дерева, </text:p>
          </text:list-item>
          <text:list-item>
            <text:p text:style-name="P49">очистка дерева,</text:p>
          </text:list-item>
          <text:list-item>
            <text:p text:style-name="P49">проверка дерева на пустоту,</text:p>
          </text:list-item>
          <text:list-item>
            <text:p text:style-name="P49">доступ к данным с заданным ключом,</text:p>
          </text:list-item>
          <text:list-item>
            <text:p text:style-name="P49">включение данных с заданным ключом,</text:p>
          </text:list-item>
          <text:list-item>
            <text:p text:style-name="P49">удаление данных с заданным ключом,</text:p>
          </text:list-item>
          <text:list-item>
            <text:p text:style-name="P51">обход узлов дерева по схеме, заданной в варианте задания,</text:p>
          </text:list-item>
          <text:list-item>
            <text:p text:style-name="P51">дополнительная операция, заданная в варианте задания.</text:p>
          </text:list-item>
          <text:list-item>
            <text:p text:style-name="P49">итератор для доступа к данным в дереве с операциями:</text:p>
          </text:list-item>
        </text:list>
        <text:list xml:id="list881775449587438982" text:style-name="L4">
          <text:list-item>
            <text:p text:style-name="P54">установка на первый узел в дереве с минимальным ключом,</text:p>
          </text:list-item>
          <text:list-item>
            <text:p text:style-name="P54">установка на последний узел в дереве с максимальным ключом,</text:p>
          </text:list-item>
          <text:list-item>
            <text:p text:style-name="P54">проверка состояния итератора,</text:p>
          </text:list-item>
          <text:list-item>
            <text:p text:style-name="P54">доступ по чтению и записи к данным текущего узла в дереве,</text:p>
          </text:list-item>
          <text:list-item>
            <text:p text:style-name="P54">переход к следующему по значению ключа узлу в дереве,</text:p>
          </text:list-item>
          <text:list-item>
            <text:p text:style-name="P54">переход к предыдущему по значению ключа узлу в дереве,</text:p>
          </text:list-item>
        </text:list>
        <text:list xml:id="list11937198044364" text:continue-list="list1558967961457163069" text:style-name="L2">
          <text:list-item>
            <text:list>
              <text:list-item>
                <text:list>
                  <text:list-header>
                    <text:p text:style-name="P71">Для тестирования коллекции интерфейс АТД «BST – дерево» включает дополнительные операции:</text:p>
                  </text:list-header>
                </text:list>
              </text:list-item>
            </text:list>
          </text:list-item>
        </text:list>
        <text:list xml:id="list8594738093156755884" text:style-name="L5">
          <text:list-item>
            <text:p text:style-name="P55">вывод структуры дерева на экран,</text:p>
          </text:list-item>
          <text:list-item>
            <text:p text:style-name="P55">опрос числа просмотренных операцией узлов дерева.</text:p>
          </text:list-item>
        </text:list>
        <text:list xml:id="list8042819078798866487" text:style-name="L6">
          <text:list-header>
            <text:p text:style-name="P50"><text:span text:style-name="T28">2.<text:tab/></text:span><text:span text:style-name="T24">Выполнить отладку и тестирование всех операций АТД «</text:span><text:span text:style-name="T29">BST</text:span><text:span text:style-name="T24">-дерево» с помощью меню операций.</text:span></text:p>
            <text:p text:style-name="P52"><text:span text:style-name="T19">3.<text:tab/></text:span>Выполнить тестирование средней трудоёмкости операций поиска, вставки и удаления элементов для вырожденного и случайного <text:span text:style-name="T6">BST</text:span>-дерева. </text:p>
            <text:p text:style-name="P52"><text:span text:style-name="T31">4.<text:tab/></text:span><text:span text:style-name="T30">Провести сравнительный анализ экспериментальных показателей трудоёмкости операций.</text:span></text:p>
          </text:list-header>
        </text:list>
        <text:p text:style-name="P1"/>
        <text:p text:style-name="P1"/>
        <text:p text:style-name="P1"/>
        <text:p text:style-name="P1"/>
        <text:p text:style-name="P1"/>
        <text:p text:style-name="P1"/>
        <text:p text:style-name="P16"><text:soft-page-break/>Формат АТД</text:p>
        <text:p text:style-name="P41">Двоичное дерево поиска (BST) представляет собой упорядоченное, иерархическое, ассоциативное множество элементов, между которыми существуют структурные отношения «предки – потомки». Каждый элемент множества состоит из данных и уникального идентификатора (ключа). Положение элемента в дереве определяется ключевым значением при сопоставлении его с другими ключами, присутствующими в дереве.</text:p>
        <text:p text:style-name="P41"/>
        <text:p text:style-name="P41">Каждый элемент BST-дерева (узел) имеет двух потомков. Каждый узел удовлетворяет следующим условиям:</text:p>
        <text:p text:style-name="P43">-<text:tab/>ключ элемента больше всех ключей, содержащихся в его левом поддереве и меньше всех ключей, содержащихся в его правом поддереве.</text:p>
        <text:p text:style-name="P42">- <text:tab/>поддеревья узла так же являются BST-деревьями.</text:p>
        <text:p text:style-name="P42"/>
        <text:p text:style-name="P17">Параметры</text:p>
        <text:p text:style-name="P6"><text:tab/><text:span text:style-name="T4">size</text:span> – <text:span text:style-name="T11">текущий размер дерева</text:span></text:p>
        <text:p text:style-name="P8"><text:tab/><text:span text:style-name="T8">change_counter</text:span><text:span text:style-name="T11"> — количество операций изменения (вставке или удалению)</text:span></text:p>
        <text:p text:style-name="P8"><text:tab/><text:span text:style-name="T8">operation_counter</text:span><text:span text:style-name="T34"> — количество операций прсмотров узлов</text:span><text:line-break/></text:p>
        <text:p text:style-name="P3">Структура данных</text:p>
        <text:p text:style-name="P12"><text:tab/><text:span text:style-name="T8">MyBSTNode *head</text:span> — <text:span text:style-name="T34">указатель на голову дерева</text:span></text:p>
        <text:p text:style-name="P12"/>
        <text:p text:style-name="P2">Операции</text:p>
        <text:p text:style-name="P9">Конструктор</text:p>
        <text:p text:style-name="P5"><text:tab/>Вход: <text:span text:style-name="T35">нет</text:span></text:p>
        <text:p text:style-name="P5"><text:tab/>Процесс: <text:span text:style-name="T35">инициализация начальными значениями полей класса</text:span></text:p>
        <text:p text:style-name="P5"><text:tab/>Постусловия: <text:span text:style-name="T12">создан пустой</text:span> экземпляр <text:span text:style-name="T35">дерева</text:span></text:p>
        <text:p text:style-name="P63">Вставка элемента в дерево</text:p>
        <text:p text:style-name="P62"><text:tab/>Вход: ключ узла, данные узла</text:p>
        <text:p text:style-name="P62"><text:tab/>Процесс: поиск места вставки узла, создание узла</text:p>
        <text:p text:style-name="P62"><text:tab/>Выход: флаг создания узла в дереве</text:p>
        <text:p text:style-name="P62"><text:tab/>Постусловия: в случае успешного создания узла, размер дерева увеличивается <text:tab/>на единицу</text:p>
        <text:p text:style-name="P64">Удаление узла с заданным ключом</text:p>
        <text:p text:style-name="P65"><text:tab/>Вход: ключ узла</text:p>
        <text:p text:style-name="P65"><text:tab/>Процесс: поиск узла с заданным ключом, удаление узла, перенос левого и <text:tab/>правого поддеревьев удаленного узла</text:p>
        <text:p text:style-name="P65"><text:tab/>Выход: флаг удаления узла</text:p>
        <text:p text:style-name="P65"><text:tab/>Постусловие: счетчик узлов уменьшается на единицу, <text:s/>при удалении корня - <text:tab/>меняется ссылка на корень дерева</text:p>
        <text:p text:style-name="P62"><text:span text:style-name="T7">Удаление всех узлов в дереве</text:span></text:p>
        <text:p text:style-name="P62"><text:tab/>Вход: нет</text:p>
        <text:p text:style-name="P62"><text:tab/>Процесс: удаление всех узлов рекурсивным вызовом функции удаления</text:p>
        <text:p text:style-name="P62"><text:tab/>Постусловия: размер дерева равен нулю, ссылка на корень дерева не <text:tab/>определена</text:p>
        <text:p text:style-name="P62"><text:tab/>Выход: нет</text:p>
        <text:p text:style-name="P63">Получение данных узла с заданным ключом</text:p>
        <text:p text:style-name="P62"><text:tab/>Вход: значение ключа</text:p>
        <text:p text:style-name="P62"><text:tab/>Процесс: поиск узла с заданным ключом рекурсивным методом</text:p>
        <text:p text:style-name="P62"><text:tab/>Выход: ссылка на данные найденного узла</text:p>
        <text:p text:style-name="P62"><text:tab/><text:span text:style-name="T36">Постусловие: счетчик операций увеличивается на количество просмотренных <text:tab/>узлов</text:span></text:p>
        <text:p text:style-name="P64">Получение размера дерева</text:p>
        <text:p text:style-name="P65"><text:tab/>Вход: нет</text:p>
        <text:p text:style-name="P65"><text:tab/>Процесс: возвращение внутреннего счетчика узлов в дереве</text:p>
        <text:p text:style-name="P65"><text:tab/>Выход: размер дерева</text:p>
        <text:p text:style-name="P61"><text:span text:style-name="T1">Конец АТД</text:span></text:p>
        <text:p text:style-name="P5"/>
        <text:p text:style-name="P4"><text:soft-page-break/>Итератор АТД</text:p>
        <text:p text:style-name="P13">Итератор по элементам АТД. При создании итератора конструктору передается указатель на АТД «<text:span text:style-name="T37">Дерево поиска</text:span>». Итератор обеспечивает переход от текущего элемента к следующему, <text:span text:style-name="T37">от текущего к предыдущему,</text:span> сброс <text:span text:style-name="T37">к элементу с минимальным значением ключа</text:span>, <text:span text:style-name="T37">сброс к элементу с максимальным значением ключа.</text:span></text:p>
        <text:p text:style-name="P13"/>
        <text:p text:style-name="P4">Параметры:</text:p>
        <text:p text:style-name="P7"><text:span text:style-name="T18"><text:tab/>MyBST</text:span>&lt;<text:span text:style-name="T37">Type, Value</text:span>&gt; *<text:span text:style-name="T37">bst</text:span> — <text:span text:style-name="T18">указатель на АТД «Дерево поиска»</text:span></text:p>
        <text:p text:style-name="P13"/>
        <text:p text:style-name="P4">Операции:</text:p>
        <text:p text:style-name="P10">Установка итератора в <text:span text:style-name="T37">положение с минимальным значением ключа</text:span></text:p>
        <text:p text:style-name="P14"><text:tab/>Вход: нет</text:p>
        <text:p text:style-name="P14"><text:tab/>Предусловия: <text:span text:style-name="T37">элементы дерева не должны меняться с момента создания <text:tab/>итератора, если дерево менялось — выбросить исключение</text:span></text:p>
        <text:p text:style-name="P14"><text:tab/>Процесс: <text:span text:style-name="T37">поиск элемента с минимальным значением ключа</text:span></text:p>
        <text:p text:style-name="P10">Переход к следующему элементу</text:p>
        <text:p text:style-name="P14"><text:tab/>Вход: нет</text:p>
        <text:p text:style-name="P66"><text:tab/>Предусловия: <text:span text:style-name="T37">элементы дерева не должны меняться с момента создания <text:tab/>итератора, если дерево менялось — выбросить исключение</text:span></text:p>
        <text:p text:style-name="P14"><text:tab/>Процесс: перемещения указателя текущего элемента итератора на следующий элемент списка, инкрементирование счетчика индекса на единицу</text:p>
        <text:p text:style-name="P11">Доступ к <text:span text:style-name="T37">данным </text:span>текуще<text:span text:style-name="T37">го</text:span> элемент<text:span text:style-name="T37">а</text:span> для чтения и записи</text:p>
        <text:p text:style-name="P15"><text:tab/>Вход: нет</text:p>
        <text:p text:style-name="P15"><text:tab/>Предусловие: <text:span text:style-name="T37">дерево не пусто</text:span>, если список пуст — выбросить исключение, <text:tab/><text:span text:style-name="T37">если текущий элемент не установлен — выбросить исключение</text:span></text:p>
        <text:p text:style-name="P15"><text:tab/>Выход: ссылка на <text:span text:style-name="T37">данные текущего элемента</text:span></text:p>
        <text:p text:style-name="P11">Индикация «<text:span text:style-name="T37">непустоты» текущего элемента</text:span></text:p>
        <text:p text:style-name="P15"><text:tab/>Вход: нет</text:p>
        <text:p text:style-name="P15"><text:tab/>Процесс: <text:span text:style-name="T37">проверкатекущего элемента</text:span></text:p>
        <text:p text:style-name="P15"><text:tab/>Выход: истина в случае <text:span text:style-name="T37">если текущий элемент не NULL</text:span>, иначе - ложь</text:p>
        <text:p text:style-name="P4">Конец итератора</text:p>
        <text:p text:style-name="Heading_20_3">Определение шаблонного класса для клиентской программы</text:p>
        <text:p text:style-name="P27">template &lt;typename Key, typename Value&gt;</text:p>
        <text:p text:style-name="P27">class MyBST {</text:p>
        <text:p text:style-name="P27"/>
        <text:p text:style-name="P27"><text:tab/>class MyBSTNode {</text:p>
        <text:p text:style-name="P27"><text:tab/>public:</text:p>
        <text:p text:style-name="P27"><text:tab/><text:tab/>Value v;</text:p>
        <text:p text:style-name="P27"><text:tab/><text:tab/>Key k;</text:p>
        <text:p text:style-name="P27"><text:tab/><text:tab/>MyBSTNode *l, *r;</text:p>
        <text:p text:style-name="P27"/>
        <text:p text:style-name="P27"><text:tab/><text:tab/>MyBSTNode(Key &amp;k, Value &amp;v);</text:p>
        <text:p text:style-name="P27"><text:tab/>};</text:p>
        <text:p text:style-name="P27"/>
        <text:p text:style-name="P27"><text:tab/>MyBSTNode *head;</text:p>
        <text:p text:style-name="P27"><text:tab/>size_t size;</text:p>
        <text:p text:style-name="P27"><text:tab/>size_t change_counter;</text:p>
        <text:p text:style-name="P27"><text:tab/>size_t operation_counter;</text:p>
        <text:p text:style-name="P27"/>
        <text:p text:style-name="P27"><text:tab/>Value &amp;get_value(MyBSTNode *t, const Key &amp;k);</text:p>
        <text:p text:style-name="P27"><text:tab/>void get_inner_path_value(MyBSTNode *n, size_t level, size_t &amp;sum);</text:p>
        <text:p text:style-name="P27"><text:tab/>void clean(MyBSTNode *n);</text:p>
        <text:p text:style-name="P27"><text:tab/>void to_string_rambler(MyBSTNode *n, std::stringstream &amp;ss);</text:p>
        <text:p text:style-name="P27"><text:tab/>MyBSTNode *remove2(MyBSTNode *t, MyBSTNode *t0);</text:p>
        <text:p text:style-name="P27"><text:tab/>MyBSTNode *remove(MyBSTNode *t, Key k, bool &amp;deleted);</text:p>
        <text:p text:style-name="P27"><text:tab/>void print(MyBSTNode *n, size_t level);</text:p>
        <text:p text:style-name="P27"><text:tab/>MyBSTNode *insert(Key k, Value v, MyBST&lt;Key, Value&gt;::MyBSTNode *root, bool &amp;iflag);</text:p>
        <text:p text:style-name="P27"/>
        <text:p text:style-name="P27">public:</text:p>
        <text:p text:style-name="P27"><text:soft-page-break/><text:tab/>MyBST();</text:p>
        <text:p text:style-name="P27"><text:tab/>~MyBST();</text:p>
        <text:p text:style-name="P27"><text:tab/>//вставка узла в дерево</text:p>
        <text:p text:style-name="P27"><text:tab/>bool insert(Key k, Value v);</text:p>
        <text:p text:style-name="P27"><text:tab/>//очистка дерева</text:p>
        <text:p text:style-name="P27"><text:tab/>void clean();</text:p>
        <text:p text:style-name="P27"><text:tab/>//удаление узла с указанным значением ключа </text:p>
        <text:p text:style-name="P27"><text:tab/>bool remove(Key k);</text:p>
        <text:p text:style-name="P27"><text:tab/>//количество просмотренных узлов дерева для тестирования</text:p>
        <text:p text:style-name="P27"><text:tab/>size_t get_operation_counter() ;</text:p>
        <text:p text:style-name="P27"><text:tab/>//внутренний путь дерева, специальная операция</text:p>
        <text:p text:style-name="P27"><text:tab/>size_t get_inner_path_value();</text:p>
        <text:p text:style-name="P27"><text:tab/>//доступ к значению узла с заданным ключом по чтению и записи</text:p>
        <text:p text:style-name="P27"><text:tab/>Value &amp;get_value(const Key &amp;k);</text:p>
        <text:p text:style-name="P27"><text:tab/>//доступ к занчению узла корня дерева по чтению и записи</text:p>
        <text:p text:style-name="P27"><text:tab/>Value &amp;get_head_value();</text:p>
        <text:p text:style-name="P27"><text:tab/>//количество узлов в дереве</text:p>
        <text:p text:style-name="P27"><text:tab/>size_t get_size();</text:p>
        <text:p text:style-name="P27"><text:tab/>//проверка дерева на отсутствие узлов</text:p>
        <text:p text:style-name="P27"><text:tab/>bool is_empty();</text:p>
        <text:p text:style-name="P27"><text:tab/>//печать дерева на экран</text:p>
        <text:p text:style-name="P27"><text:tab/>void print();</text:p>
        <text:p text:style-name="P27"><text:tab/>// сериализация дерева в строку в порядке L-R-t</text:p>
        <text:p text:style-name="P27"><text:tab/>std::string to_string();</text:p>
        <text:p text:style-name="P27"/>
        <text:p text:style-name="P27"/>
        <text:p text:style-name="P27"><text:tab/>class Iterator {</text:p>
        <text:p text:style-name="P27"><text:tab/><text:tab/>MyBST&lt;Key, Value&gt; *bst;</text:p>
        <text:p text:style-name="P27"><text:tab/><text:tab/>MyBSTNode *current_node;</text:p>
        <text:p text:style-name="P27"><text:tab/><text:tab/>size_t bst_create_counter;</text:p>
        <text:p text:style-name="P27"/>
        <text:p text:style-name="P27"><text:tab/><text:tab/>void check_changes_in_bst();</text:p>
        <text:p text:style-name="P27"><text:tab/><text:tab/>void goto_min(MyBSTNode *n);</text:p>
        <text:p text:style-name="P27"><text:tab/><text:tab/>void goto_max(MyBSTNode *n);</text:p>
        <text:p text:style-name="P27"><text:tab/><text:tab/>MyBSTNode *max(MyBSTNode *t);</text:p>
        <text:p text:style-name="P27"><text:tab/><text:tab/>MyBSTNode *min(MyBSTNode *t);</text:p>
        <text:p text:style-name="P27"><text:tab/><text:tab/>MyBSTNode *r_parent(MyBSTNode *t, MyBSTNode *x);</text:p>
        <text:p text:style-name="P27"><text:tab/><text:tab/>MyBSTNode *predcessor(MyBSTNode *r, MyBSTNode *x);</text:p>
        <text:p text:style-name="P27"><text:tab/><text:tab/>MyBSTNode *l_parent(MyBSTNode *t, MyBSTNode *x);</text:p>
        <text:p text:style-name="P27"><text:tab/><text:tab/>MyBSTNode *successor(MyBSTNode *r, MyBSTNode *x);</text:p>
        <text:p text:style-name="P27"/>
        <text:p text:style-name="P27"><text:tab/>public:</text:p>
        <text:p text:style-name="P27"><text:tab/><text:tab/>Iterator(MyBST&lt;Key, Value&gt; *t);</text:p>
        <text:p text:style-name="P27"><text:tab/><text:tab/>//проверка текущего элемента</text:p>
        <text:p text:style-name="P27"><text:tab/><text:tab/>bool not_null();</text:p>
        <text:p text:style-name="P27"><text:tab/><text:tab/>//доступ по чтению и записи к данным текущего узла в дереве</text:p>
        <text:p text:style-name="P27"><text:tab/><text:tab/>Value&amp; current_value();</text:p>
        <text:p text:style-name="P27"><text:tab/><text:tab/>// установка на первый узел в дереве с минимальным ключом</text:p>
        <text:p text:style-name="P27"><text:tab/><text:tab/>void goto_min();</text:p>
        <text:p text:style-name="P27"><text:tab/><text:tab/>//установка на последний узел в дереве с максимальным ключом</text:p>
        <text:p text:style-name="P27"><text:tab/><text:tab/>void goto_max();</text:p>
        <text:p text:style-name="P27"><text:tab/><text:tab/>//переход к предыдущему по значению ключа узлу в дереве</text:p>
        <text:p text:style-name="P27"><text:tab/><text:tab/>void previous();</text:p>
        <text:p text:style-name="P27"><text:tab/><text:tab/>//переход к следующему по занчению ключа узлу в дереве</text:p>
        <text:p text:style-name="P27"><text:tab/><text:tab/>void next();</text:p>
        <text:p text:style-name="P27"><text:tab/>};</text:p>
        <text:p text:style-name="P27"><text:tab/>friend Iterator;</text:p>
        <text:p text:style-name="P27">};</text:p>
        <text:p text:style-name="P26"/>
        <text:p text:style-name="P26"/>
        <text:p text:style-name="P26"/>
        <text:p text:style-name="P26"/>
        <text:p text:style-name="P38"><text:soft-page-break/>Описание методики тестирования трудоемкости операций</text:p>
        <text:p text:style-name="P40"/>
        <text:p text:style-name="P40">Тестирование проводится на коллекции, объем которой изменяется от 1000 до 100000 с шагом 1000. Дерево заполняется как случайными (средний случай), так и упорядоченными (худший случай) значениями ключей.</text:p>
        <text:p text:style-name="P40"/>
        <text:p text:style-name="P40">В цикле поочередно тестируется удаление, добавление и поиск объектов, значения номера ключа <text:span text:style-name="T32">объекта </text:span>выбираются случайным образом. Количество повторений цикла <text:span text:style-name="T32">случайно в диапазоне от 100 до 200</text:span>. В цикле для каждой операции происходит подсчет просмотренных элементов, затем вычисляется среднее арифметическое числа просмотренных элементов для каждого объема коллекции. </text:p>
        <text:p text:style-name="P40"/>
        <text:p text:style-name="Heading_20_3">Тестирование трудоемкости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column table:style-name="Таблица1.B"/>
          <table:table-column table:style-name="Таблица1.G"/>
          <table:table-column table:style-name="Таблица1.H"/>
          <table:table-row table:style-name="Таблица1.1">
            <table:table-cell table:style-name="Таблица1.A1" office:value-type="string">
              <text:p text:style-name="P28">Количество <text:span text:style-name="T33">элементов, n</text:span></text:p>
            </table:table-cell>
            <table:table-cell table:style-name="Таблица1.A1" office:value-type="string">
              <text:p text:style-name="P28">Теория</text:p>
            </table:table-cell>
            <table:table-cell table:style-name="Таблица1.A1" office:value-type="string">
              <text:p text:style-name="P28">Поиск</text:p>
            </table:table-cell>
            <table:table-cell table:style-name="Таблица1.A1" office:value-type="string">
              <text:p text:style-name="P28">Вставка</text:p>
            </table:table-cell>
            <table:table-cell table:style-name="Таблица1.A1" office:value-type="string">
              <text:p text:style-name="P28">Удаление</text:p>
            </table:table-cell>
            <table:table-cell table:style-name="Таблица1.A1" office:value-type="string">
              <text:p text:style-name="P28">Поиск (худш.)</text:p>
            </table:table-cell>
            <table:table-cell table:style-name="Таблица1.A1" office:value-type="string">
              <text:p text:style-name="P28">Вставка (худш.)</text:p>
            </table:table-cell>
            <table:table-cell table:style-name="Таблица1.H1" office:value-type="string">
              <text:p text:style-name="P28">Удаление (худш.)</text:p>
            </table:table-cell>
          </table:table-row>
          <table:table-row table:style-name="Таблица1.1">
            <table:table-cell table:style-name="Таблица1.A2" office:value-type="string">
              <text:p text:style-name="P29">1000</text:p>
            </table:table-cell>
            <table:table-cell table:style-name="Таблица1.A2" office:value-type="string">
              <text:p text:style-name="P29">10,0</text:p>
            </table:table-cell>
            <table:table-cell table:style-name="Таблица1.A2" office:value-type="string">
              <text:p text:style-name="P29">13</text:p>
            </table:table-cell>
            <table:table-cell table:style-name="Таблица1.A2" office:value-type="string">
              <text:p text:style-name="P29">13</text:p>
            </table:table-cell>
            <table:table-cell table:style-name="Таблица1.A2" office:value-type="string">
              <text:p text:style-name="P29">13</text:p>
            </table:table-cell>
            <table:table-cell table:style-name="Таблица1.A2" office:value-type="string">
              <text:p text:style-name="P29">1009</text:p>
            </table:table-cell>
            <table:table-cell table:style-name="Таблица1.A2" office:value-type="string">
              <text:p text:style-name="P29">1009</text:p>
            </table:table-cell>
            <table:table-cell table:style-name="Таблица1.H2" office:value-type="string">
              <text:p text:style-name="P29">1009</text:p>
            </table:table-cell>
          </table:table-row>
          <table:table-row table:style-name="Таблица1.1">
            <table:table-cell table:style-name="Таблица1.A2" office:value-type="string">
              <text:p text:style-name="P29">2000</text:p>
            </table:table-cell>
            <table:table-cell table:style-name="Таблица1.A2" office:value-type="string">
              <text:p text:style-name="P29">11,0</text:p>
            </table:table-cell>
            <table:table-cell table:style-name="Таблица1.A2" office:value-type="string">
              <text:p text:style-name="P29">14</text:p>
            </table:table-cell>
            <table:table-cell table:style-name="Таблица1.A2" office:value-type="string">
              <text:p text:style-name="P29">14</text:p>
            </table:table-cell>
            <table:table-cell table:style-name="Таблица1.A2" office:value-type="string">
              <text:p text:style-name="P29">15</text:p>
            </table:table-cell>
            <table:table-cell table:style-name="Таблица1.A2" office:value-type="string">
              <text:p text:style-name="P29">2007</text:p>
            </table:table-cell>
            <table:table-cell table:style-name="Таблица1.A2" office:value-type="string">
              <text:p text:style-name="P29">2007</text:p>
            </table:table-cell>
            <table:table-cell table:style-name="Таблица1.H2" office:value-type="string">
              <text:p text:style-name="P29">2007</text:p>
            </table:table-cell>
          </table:table-row>
          <table:table-row table:style-name="Таблица1.1">
            <table:table-cell table:style-name="Таблица1.A2" office:value-type="string">
              <text:p text:style-name="P29">3000</text:p>
            </table:table-cell>
            <table:table-cell table:style-name="Таблица1.A2" office:value-type="string">
              <text:p text:style-name="P29">11,6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16</text:p>
            </table:table-cell>
            <table:table-cell table:style-name="Таблица1.A2" office:value-type="string">
              <text:p text:style-name="P29">3008</text:p>
            </table:table-cell>
            <table:table-cell table:style-name="Таблица1.A2" office:value-type="string">
              <text:p text:style-name="P29">3009</text:p>
            </table:table-cell>
            <table:table-cell table:style-name="Таблица1.H2" office:value-type="string">
              <text:p text:style-name="P29">3009</text:p>
            </table:table-cell>
          </table:table-row>
          <table:table-row table:style-name="Таблица1.1">
            <table:table-cell table:style-name="Таблица1.A2" office:value-type="string">
              <text:p text:style-name="P29">4000</text:p>
            </table:table-cell>
            <table:table-cell table:style-name="Таблица1.A2" office:value-type="string">
              <text:p text:style-name="P29">12,0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4007</text:p>
            </table:table-cell>
            <table:table-cell table:style-name="Таблица1.A2" office:value-type="string">
              <text:p text:style-name="P29">4007</text:p>
            </table:table-cell>
            <table:table-cell table:style-name="Таблица1.H2" office:value-type="string">
              <text:p text:style-name="P29">4007</text:p>
            </table:table-cell>
          </table:table-row>
          <table:table-row table:style-name="Таблица1.1">
            <table:table-cell table:style-name="Таблица1.A2" office:value-type="string">
              <text:p text:style-name="P29">5000</text:p>
            </table:table-cell>
            <table:table-cell table:style-name="Таблица1.A2" office:value-type="string">
              <text:p text:style-name="P29">12,3</text:p>
            </table:table-cell>
            <table:table-cell table:style-name="Таблица1.A2" office:value-type="string">
              <text:p text:style-name="P29">16</text:p>
            </table:table-cell>
            <table:table-cell table:style-name="Таблица1.A2" office:value-type="string">
              <text:p text:style-name="P29">16</text:p>
            </table:table-cell>
            <table:table-cell table:style-name="Таблица1.A2" office:value-type="string">
              <text:p text:style-name="P29">16</text:p>
            </table:table-cell>
            <table:table-cell table:style-name="Таблица1.A2" office:value-type="string">
              <text:p text:style-name="P29">5009</text:p>
            </table:table-cell>
            <table:table-cell table:style-name="Таблица1.A2" office:value-type="string">
              <text:p text:style-name="P29">5008</text:p>
            </table:table-cell>
            <table:table-cell table:style-name="Таблица1.H2" office:value-type="string">
              <text:p text:style-name="P29">5009</text:p>
            </table:table-cell>
          </table:table-row>
          <table:table-row table:style-name="Таблица1.1">
            <table:table-cell table:style-name="Таблица1.A2" office:value-type="string">
              <text:p text:style-name="P29">6000</text:p>
            </table:table-cell>
            <table:table-cell table:style-name="Таблица1.A2" office:value-type="string">
              <text:p text:style-name="P29">12,6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18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6008</text:p>
            </table:table-cell>
            <table:table-cell table:style-name="Таблица1.A2" office:value-type="string">
              <text:p text:style-name="P29">6008</text:p>
            </table:table-cell>
            <table:table-cell table:style-name="Таблица1.H2" office:value-type="string">
              <text:p text:style-name="P29">6008</text:p>
            </table:table-cell>
          </table:table-row>
          <table:table-row table:style-name="Таблица1.1">
            <table:table-cell table:style-name="Таблица1.A2" office:value-type="string">
              <text:p text:style-name="P29">7000</text:p>
            </table:table-cell>
            <table:table-cell table:style-name="Таблица1.A2" office:value-type="string">
              <text:p text:style-name="P29">12,8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7008</text:p>
            </table:table-cell>
            <table:table-cell table:style-name="Таблица1.A2" office:value-type="string">
              <text:p text:style-name="P29">7008</text:p>
            </table:table-cell>
            <table:table-cell table:style-name="Таблица1.H2" office:value-type="string">
              <text:p text:style-name="P29">7008</text:p>
            </table:table-cell>
          </table:table-row>
          <table:table-row table:style-name="Таблица1.1">
            <table:table-cell table:style-name="Таблица1.A2" office:value-type="string">
              <text:p text:style-name="P29">8000</text:p>
            </table:table-cell>
            <table:table-cell table:style-name="Таблица1.A2" office:value-type="string">
              <text:p text:style-name="P29">13,0</text:p>
            </table:table-cell>
            <table:table-cell table:style-name="Таблица1.A2" office:value-type="string">
              <text:p text:style-name="P29">18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17</text:p>
            </table:table-cell>
            <table:table-cell table:style-name="Таблица1.A2" office:value-type="string">
              <text:p text:style-name="P29">8008</text:p>
            </table:table-cell>
            <table:table-cell table:style-name="Таблица1.A2" office:value-type="string">
              <text:p text:style-name="P29">7991</text:p>
            </table:table-cell>
            <table:table-cell table:style-name="Таблица1.H2" office:value-type="string">
              <text:p text:style-name="P29">8008</text:p>
            </table:table-cell>
          </table:table-row>
          <table:table-row table:style-name="Таблица1.1">
            <table:table-cell table:style-name="Таблица1.A2" office:value-type="string">
              <text:p text:style-name="P29">9000</text:p>
            </table:table-cell>
            <table:table-cell table:style-name="Таблица1.A2" office:value-type="string">
              <text:p text:style-name="P29">13,1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8</text:p>
            </table:table-cell>
            <table:table-cell table:style-name="Таблица1.A2" office:value-type="string">
              <text:p text:style-name="P29">18</text:p>
            </table:table-cell>
            <table:table-cell table:style-name="Таблица1.A2" office:value-type="string">
              <text:p text:style-name="P29">9007</text:p>
            </table:table-cell>
            <table:table-cell table:style-name="Таблица1.A2" office:value-type="string">
              <text:p text:style-name="P29">9007</text:p>
            </table:table-cell>
            <table:table-cell table:style-name="Таблица1.H2" office:value-type="string">
              <text:p text:style-name="P29">9007</text:p>
            </table:table-cell>
          </table:table-row>
          <table:table-row table:style-name="Таблица1.1">
            <table:table-cell table:style-name="Таблица1.A2" office:value-type="string">
              <text:p text:style-name="P29">10000</text:p>
            </table:table-cell>
            <table:table-cell table:style-name="Таблица1.A2" office:value-type="string">
              <text:p text:style-name="P29">13,3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0007</text:p>
            </table:table-cell>
            <table:table-cell table:style-name="Таблица1.A2" office:value-type="string">
              <text:p text:style-name="P29">10007</text:p>
            </table:table-cell>
            <table:table-cell table:style-name="Таблица1.H2" office:value-type="string">
              <text:p text:style-name="P29">10007</text:p>
            </table:table-cell>
          </table:table-row>
          <table:table-row table:style-name="Таблица1.1">
            <table:table-cell table:style-name="Таблица1.A2" office:value-type="string">
              <text:p text:style-name="P29">11000</text:p>
            </table:table-cell>
            <table:table-cell table:style-name="Таблица1.A2" office:value-type="string">
              <text:p text:style-name="P29">13,4</text:p>
            </table:table-cell>
            <table:table-cell table:style-name="Таблица1.A2" office:value-type="string">
              <text:p text:style-name="P29">18</text:p>
            </table:table-cell>
            <table:table-cell table:style-name="Таблица1.A2" office:value-type="string">
              <text:p text:style-name="P29">18</text:p>
            </table:table-cell>
            <table:table-cell table:style-name="Таблица1.A2" office:value-type="string">
              <text:p text:style-name="P29">18</text:p>
            </table:table-cell>
            <table:table-cell table:style-name="Таблица1.A2" office:value-type="string">
              <text:p text:style-name="P29">11008</text:p>
            </table:table-cell>
            <table:table-cell table:style-name="Таблица1.A2" office:value-type="string">
              <text:p text:style-name="P29">11008</text:p>
            </table:table-cell>
            <table:table-cell table:style-name="Таблица1.H2" office:value-type="string">
              <text:p text:style-name="P29">11008</text:p>
            </table:table-cell>
          </table:table-row>
          <table:table-row table:style-name="Таблица1.1">
            <table:table-cell table:style-name="Таблица1.A2" office:value-type="string">
              <text:p text:style-name="P29">12000</text:p>
            </table:table-cell>
            <table:table-cell table:style-name="Таблица1.A2" office:value-type="string">
              <text:p text:style-name="P29">13,6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2008</text:p>
            </table:table-cell>
            <table:table-cell table:style-name="Таблица1.A2" office:value-type="string">
              <text:p text:style-name="P29">12008</text:p>
            </table:table-cell>
            <table:table-cell table:style-name="Таблица1.H2" office:value-type="string">
              <text:p text:style-name="P29">12008</text:p>
            </table:table-cell>
          </table:table-row>
          <table:table-row table:style-name="Таблица1.1">
            <table:table-cell table:style-name="Таблица1.A2" office:value-type="string">
              <text:p text:style-name="P29">13000</text:p>
            </table:table-cell>
            <table:table-cell table:style-name="Таблица1.A2" office:value-type="string">
              <text:p text:style-name="P29">13,7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8</text:p>
            </table:table-cell>
            <table:table-cell table:style-name="Таблица1.A2" office:value-type="string">
              <text:p text:style-name="P29">13008</text:p>
            </table:table-cell>
            <table:table-cell table:style-name="Таблица1.A2" office:value-type="string">
              <text:p text:style-name="P29">13008</text:p>
            </table:table-cell>
            <table:table-cell table:style-name="Таблица1.H2" office:value-type="string">
              <text:p text:style-name="P29">13008</text:p>
            </table:table-cell>
          </table:table-row>
          <table:table-row table:style-name="Таблица1.1">
            <table:table-cell table:style-name="Таблица1.A2" office:value-type="string">
              <text:p text:style-name="P29">14000</text:p>
            </table:table-cell>
            <table:table-cell table:style-name="Таблица1.A2" office:value-type="string">
              <text:p text:style-name="P29">13,8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4008</text:p>
            </table:table-cell>
            <table:table-cell table:style-name="Таблица1.A2" office:value-type="string">
              <text:p text:style-name="P29">14008</text:p>
            </table:table-cell>
            <table:table-cell table:style-name="Таблица1.H2" office:value-type="string">
              <text:p text:style-name="P29">14008</text:p>
            </table:table-cell>
          </table:table-row>
          <table:table-row table:style-name="Таблица1.1">
            <table:table-cell table:style-name="Таблица1.A2" office:value-type="string">
              <text:p text:style-name="P29">15000</text:p>
            </table:table-cell>
            <table:table-cell table:style-name="Таблица1.A2" office:value-type="string">
              <text:p text:style-name="P29">13,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5008</text:p>
            </table:table-cell>
            <table:table-cell table:style-name="Таблица1.A2" office:value-type="string">
              <text:p text:style-name="P29">15008</text:p>
            </table:table-cell>
            <table:table-cell table:style-name="Таблица1.H2" office:value-type="string">
              <text:p text:style-name="P29">15008</text:p>
            </table:table-cell>
          </table:table-row>
          <table:table-row table:style-name="Таблица1.1">
            <table:table-cell table:style-name="Таблица1.A2" office:value-type="string">
              <text:p text:style-name="P29">16000</text:p>
            </table:table-cell>
            <table:table-cell table:style-name="Таблица1.A2" office:value-type="string">
              <text:p text:style-name="P29">14,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6007</text:p>
            </table:table-cell>
            <table:table-cell table:style-name="Таблица1.A2" office:value-type="string">
              <text:p text:style-name="P29">16007</text:p>
            </table:table-cell>
            <table:table-cell table:style-name="Таблица1.H2" office:value-type="string">
              <text:p text:style-name="P29">16007</text:p>
            </table:table-cell>
          </table:table-row>
          <table:table-row table:style-name="Таблица1.1">
            <table:table-cell table:style-name="Таблица1.A2" office:value-type="string">
              <text:p text:style-name="P29">17000</text:p>
            </table:table-cell>
            <table:table-cell table:style-name="Таблица1.A2" office:value-type="string">
              <text:p text:style-name="P29">14,1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7009</text:p>
            </table:table-cell>
            <table:table-cell table:style-name="Таблица1.A2" office:value-type="string">
              <text:p text:style-name="P29">17009</text:p>
            </table:table-cell>
            <table:table-cell table:style-name="Таблица1.H2" office:value-type="string">
              <text:p text:style-name="P29">17008</text:p>
            </table:table-cell>
          </table:table-row>
          <table:table-row table:style-name="Таблица1.1">
            <table:table-cell table:style-name="Таблица1.A2" office:value-type="string">
              <text:p text:style-name="P29">18000</text:p>
            </table:table-cell>
            <table:table-cell table:style-name="Таблица1.A2" office:value-type="string">
              <text:p text:style-name="P29">14,1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8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8008</text:p>
            </table:table-cell>
            <table:table-cell table:style-name="Таблица1.A2" office:value-type="string">
              <text:p text:style-name="P29">18007</text:p>
            </table:table-cell>
            <table:table-cell table:style-name="Таблица1.H2" office:value-type="string">
              <text:p text:style-name="P29">18008</text:p>
            </table:table-cell>
          </table:table-row>
          <table:table-row table:style-name="Таблица1.1">
            <table:table-cell table:style-name="Таблица1.A2" office:value-type="string">
              <text:p text:style-name="P29">19000</text:p>
            </table:table-cell>
            <table:table-cell table:style-name="Таблица1.A2" office:value-type="string">
              <text:p text:style-name="P29">14,2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008</text:p>
            </table:table-cell>
            <table:table-cell table:style-name="Таблица1.A2" office:value-type="string">
              <text:p text:style-name="P29">19008</text:p>
            </table:table-cell>
            <table:table-cell table:style-name="Таблица1.H2" office:value-type="string">
              <text:p text:style-name="P29">19008</text:p>
            </table:table-cell>
          </table:table-row>
          <table:table-row table:style-name="Таблица1.1">
            <table:table-cell table:style-name="Таблица1.A2" office:value-type="string">
              <text:p text:style-name="P29">20000</text:p>
            </table:table-cell>
            <table:table-cell table:style-name="Таблица1.A2" office:value-type="string">
              <text:p text:style-name="P29">14,3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20007</text:p>
            </table:table-cell>
            <table:table-cell table:style-name="Таблица1.A2" office:value-type="string">
              <text:p text:style-name="P29">20007</text:p>
            </table:table-cell>
            <table:table-cell table:style-name="Таблица1.H2" office:value-type="string">
              <text:p text:style-name="P29">20007</text:p>
            </table:table-cell>
          </table:table-row>
          <table:table-row table:style-name="Таблица1.1">
            <table:table-cell table:style-name="Таблица1.A2" office:value-type="string">
              <text:p text:style-name="P29">21000</text:p>
            </table:table-cell>
            <table:table-cell table:style-name="Таблица1.A2" office:value-type="string">
              <text:p text:style-name="P29">14,4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1008</text:p>
            </table:table-cell>
            <table:table-cell table:style-name="Таблица1.A2" office:value-type="string">
              <text:p text:style-name="P29">21008</text:p>
            </table:table-cell>
            <table:table-cell table:style-name="Таблица1.H2" office:value-type="string">
              <text:p text:style-name="P29">21008</text:p>
            </table:table-cell>
          </table:table-row>
          <table:table-row table:style-name="Таблица1.1">
            <table:table-cell table:style-name="Таблица1.A2" office:value-type="string">
              <text:p text:style-name="P29">22000</text:p>
            </table:table-cell>
            <table:table-cell table:style-name="Таблица1.A2" office:value-type="string">
              <text:p text:style-name="P29">14,4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22008</text:p>
            </table:table-cell>
            <table:table-cell table:style-name="Таблица1.A2" office:value-type="string">
              <text:p text:style-name="P29">21871</text:p>
            </table:table-cell>
            <table:table-cell table:style-name="Таблица1.H2" office:value-type="string">
              <text:p text:style-name="P29">22008</text:p>
            </table:table-cell>
          </table:table-row>
          <table:table-row table:style-name="Таблица1.1">
            <table:table-cell table:style-name="Таблица1.A2" office:value-type="string">
              <text:p text:style-name="P29">23000</text:p>
            </table:table-cell>
            <table:table-cell table:style-name="Таблица1.A2" office:value-type="string">
              <text:p text:style-name="P29">14,5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3007</text:p>
            </table:table-cell>
            <table:table-cell table:style-name="Таблица1.A2" office:value-type="string">
              <text:p text:style-name="P29">23007</text:p>
            </table:table-cell>
            <table:table-cell table:style-name="Таблица1.H2" office:value-type="string">
              <text:p text:style-name="P29">23007</text:p>
            </table:table-cell>
          </table:table-row>
          <table:table-row table:style-name="Таблица1.1">
            <table:table-cell table:style-name="Таблица1.A2" office:value-type="string">
              <text:p text:style-name="P29">24000</text:p>
            </table:table-cell>
            <table:table-cell table:style-name="Таблица1.A2" office:value-type="string">
              <text:p text:style-name="P29">14,6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19</text:p>
            </table:table-cell>
            <table:table-cell table:style-name="Таблица1.A2" office:value-type="string">
              <text:p text:style-name="P29">24007</text:p>
            </table:table-cell>
            <table:table-cell table:style-name="Таблица1.A2" office:value-type="string">
              <text:p text:style-name="P29">24007</text:p>
            </table:table-cell>
            <table:table-cell table:style-name="Таблица1.H2" office:value-type="string">
              <text:p text:style-name="P29">24007</text:p>
            </table:table-cell>
          </table:table-row>
          <table:table-row table:style-name="Таблица1.1">
            <table:table-cell table:style-name="Таблица1.A2" office:value-type="string">
              <text:p text:style-name="P29">25000</text:p>
            </table:table-cell>
            <table:table-cell table:style-name="Таблица1.A2" office:value-type="string">
              <text:p text:style-name="P29">14,6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5007</text:p>
            </table:table-cell>
            <table:table-cell table:style-name="Таблица1.A2" office:value-type="string">
              <text:p text:style-name="P29">25007</text:p>
            </table:table-cell>
            <table:table-cell table:style-name="Таблица1.H2" office:value-type="string">
              <text:p text:style-name="P29">25007</text:p>
            </table:table-cell>
          </table:table-row>
          <text:soft-page-break/>
          <table:table-row table:style-name="Таблица1.1">
            <table:table-cell table:style-name="Таблица1.A2" office:value-type="string">
              <text:p text:style-name="P29">26000</text:p>
            </table:table-cell>
            <table:table-cell table:style-name="Таблица1.A2" office:value-type="string">
              <text:p text:style-name="P29">14,7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6007</text:p>
            </table:table-cell>
            <table:table-cell table:style-name="Таблица1.A2" office:value-type="string">
              <text:p text:style-name="P29">26007</text:p>
            </table:table-cell>
            <table:table-cell table:style-name="Таблица1.H2" office:value-type="string">
              <text:p text:style-name="P29">26007</text:p>
            </table:table-cell>
          </table:table-row>
          <table:table-row table:style-name="Таблица1.1">
            <table:table-cell table:style-name="Таблица1.A2" office:value-type="string">
              <text:p text:style-name="P29">27000</text:p>
            </table:table-cell>
            <table:table-cell table:style-name="Таблица1.A2" office:value-type="string">
              <text:p text:style-name="P29">14,7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7009</text:p>
            </table:table-cell>
            <table:table-cell table:style-name="Таблица1.A2" office:value-type="string">
              <text:p text:style-name="P29">27009</text:p>
            </table:table-cell>
            <table:table-cell table:style-name="Таблица1.H2" office:value-type="string">
              <text:p text:style-name="P29">27009</text:p>
            </table:table-cell>
          </table:table-row>
          <table:table-row table:style-name="Таблица1.1">
            <table:table-cell table:style-name="Таблица1.A2" office:value-type="string">
              <text:p text:style-name="P29">28000</text:p>
            </table:table-cell>
            <table:table-cell table:style-name="Таблица1.A2" office:value-type="string">
              <text:p text:style-name="P29">14,8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8008</text:p>
            </table:table-cell>
            <table:table-cell table:style-name="Таблица1.A2" office:value-type="string">
              <text:p text:style-name="P29">28009</text:p>
            </table:table-cell>
            <table:table-cell table:style-name="Таблица1.H2" office:value-type="string">
              <text:p text:style-name="P29">28008</text:p>
            </table:table-cell>
          </table:table-row>
          <table:table-row table:style-name="Таблица1.1">
            <table:table-cell table:style-name="Таблица1.A2" office:value-type="string">
              <text:p text:style-name="P29">29000</text:p>
            </table:table-cell>
            <table:table-cell table:style-name="Таблица1.A2" office:value-type="string">
              <text:p text:style-name="P29">14,8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9008</text:p>
            </table:table-cell>
            <table:table-cell table:style-name="Таблица1.A2" office:value-type="string">
              <text:p text:style-name="P29">29008</text:p>
            </table:table-cell>
            <table:table-cell table:style-name="Таблица1.H2" office:value-type="string">
              <text:p text:style-name="P29">29008</text:p>
            </table:table-cell>
          </table:table-row>
          <table:table-row table:style-name="Таблица1.1">
            <table:table-cell table:style-name="Таблица1.A2" office:value-type="string">
              <text:p text:style-name="P29">30000</text:p>
            </table:table-cell>
            <table:table-cell table:style-name="Таблица1.A2" office:value-type="string">
              <text:p text:style-name="P29">14,9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30008</text:p>
            </table:table-cell>
            <table:table-cell table:style-name="Таблица1.A2" office:value-type="string">
              <text:p text:style-name="P29">30008</text:p>
            </table:table-cell>
            <table:table-cell table:style-name="Таблица1.H2" office:value-type="string">
              <text:p text:style-name="P29">30008</text:p>
            </table:table-cell>
          </table:table-row>
          <table:table-row table:style-name="Таблица1.1">
            <table:table-cell table:style-name="Таблица1.A2" office:value-type="string">
              <text:p text:style-name="P29">31000</text:p>
            </table:table-cell>
            <table:table-cell table:style-name="Таблица1.A2" office:value-type="string">
              <text:p text:style-name="P29">14,9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31010</text:p>
            </table:table-cell>
            <table:table-cell table:style-name="Таблица1.A2" office:value-type="string">
              <text:p text:style-name="P29">31010</text:p>
            </table:table-cell>
            <table:table-cell table:style-name="Таблица1.H2" office:value-type="string">
              <text:p text:style-name="P29">30909</text:p>
            </table:table-cell>
          </table:table-row>
          <table:table-row table:style-name="Таблица1.1">
            <table:table-cell table:style-name="Таблица1.A2" office:value-type="string">
              <text:p text:style-name="P29">32000</text:p>
            </table:table-cell>
            <table:table-cell table:style-name="Таблица1.A2" office:value-type="string">
              <text:p text:style-name="P29">15,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32008</text:p>
            </table:table-cell>
            <table:table-cell table:style-name="Таблица1.A2" office:value-type="string">
              <text:p text:style-name="P29">32008</text:p>
            </table:table-cell>
            <table:table-cell table:style-name="Таблица1.H2" office:value-type="string">
              <text:p text:style-name="P29">32008</text:p>
            </table:table-cell>
          </table:table-row>
          <table:table-row table:style-name="Таблица1.1">
            <table:table-cell table:style-name="Таблица1.A2" office:value-type="string">
              <text:p text:style-name="P29">33000</text:p>
            </table:table-cell>
            <table:table-cell table:style-name="Таблица1.A2" office:value-type="string">
              <text:p text:style-name="P29">15,0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33008</text:p>
            </table:table-cell>
            <table:table-cell table:style-name="Таблица1.A2" office:value-type="string">
              <text:p text:style-name="P29">33008</text:p>
            </table:table-cell>
            <table:table-cell table:style-name="Таблица1.H2" office:value-type="string">
              <text:p text:style-name="P29">33008</text:p>
            </table:table-cell>
          </table:table-row>
          <table:table-row table:style-name="Таблица1.1">
            <table:table-cell table:style-name="Таблица1.A2" office:value-type="string">
              <text:p text:style-name="P29">34000</text:p>
            </table:table-cell>
            <table:table-cell table:style-name="Таблица1.A2" office:value-type="string">
              <text:p text:style-name="P29">15,1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34008</text:p>
            </table:table-cell>
            <table:table-cell table:style-name="Таблица1.A2" office:value-type="string">
              <text:p text:style-name="P29">34008</text:p>
            </table:table-cell>
            <table:table-cell table:style-name="Таблица1.H2" office:value-type="string">
              <text:p text:style-name="P29">34008</text:p>
            </table:table-cell>
          </table:table-row>
          <table:table-row table:style-name="Таблица1.1">
            <table:table-cell table:style-name="Таблица1.A2" office:value-type="string">
              <text:p text:style-name="P29">35000</text:p>
            </table:table-cell>
            <table:table-cell table:style-name="Таблица1.A2" office:value-type="string">
              <text:p text:style-name="P29">15,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35008</text:p>
            </table:table-cell>
            <table:table-cell table:style-name="Таблица1.A2" office:value-type="string">
              <text:p text:style-name="P29">35008</text:p>
            </table:table-cell>
            <table:table-cell table:style-name="Таблица1.H2" office:value-type="string">
              <text:p text:style-name="P29">35008</text:p>
            </table:table-cell>
          </table:table-row>
          <table:table-row table:style-name="Таблица1.1">
            <table:table-cell table:style-name="Таблица1.A2" office:value-type="string">
              <text:p text:style-name="P29">36000</text:p>
            </table:table-cell>
            <table:table-cell table:style-name="Таблица1.A2" office:value-type="string">
              <text:p text:style-name="P29">15,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36008</text:p>
            </table:table-cell>
            <table:table-cell table:style-name="Таблица1.A2" office:value-type="string">
              <text:p text:style-name="P29">36008</text:p>
            </table:table-cell>
            <table:table-cell table:style-name="Таблица1.H2" office:value-type="string">
              <text:p text:style-name="P29">36007</text:p>
            </table:table-cell>
          </table:table-row>
          <table:table-row table:style-name="Таблица1.1">
            <table:table-cell table:style-name="Таблица1.A2" office:value-type="string">
              <text:p text:style-name="P29">37000</text:p>
            </table:table-cell>
            <table:table-cell table:style-name="Таблица1.A2" office:value-type="string">
              <text:p text:style-name="P29">15,2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37008</text:p>
            </table:table-cell>
            <table:table-cell table:style-name="Таблица1.A2" office:value-type="string">
              <text:p text:style-name="P29">37007</text:p>
            </table:table-cell>
            <table:table-cell table:style-name="Таблица1.H2" office:value-type="string">
              <text:p text:style-name="P29">37008</text:p>
            </table:table-cell>
          </table:table-row>
          <table:table-row table:style-name="Таблица1.1">
            <table:table-cell table:style-name="Таблица1.A2" office:value-type="string">
              <text:p text:style-name="P29">38000</text:p>
            </table:table-cell>
            <table:table-cell table:style-name="Таблица1.A2" office:value-type="string">
              <text:p text:style-name="P29">15,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38008</text:p>
            </table:table-cell>
            <table:table-cell table:style-name="Таблица1.A2" office:value-type="string">
              <text:p text:style-name="P29">38008</text:p>
            </table:table-cell>
            <table:table-cell table:style-name="Таблица1.H2" office:value-type="string">
              <text:p text:style-name="P29">38008</text:p>
            </table:table-cell>
          </table:table-row>
          <table:table-row table:style-name="Таблица1.1">
            <table:table-cell table:style-name="Таблица1.A2" office:value-type="string">
              <text:p text:style-name="P29">39000</text:p>
            </table:table-cell>
            <table:table-cell table:style-name="Таблица1.A2" office:value-type="string">
              <text:p text:style-name="P29">15,3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39007</text:p>
            </table:table-cell>
            <table:table-cell table:style-name="Таблица1.A2" office:value-type="string">
              <text:p text:style-name="P29">39007</text:p>
            </table:table-cell>
            <table:table-cell table:style-name="Таблица1.H2" office:value-type="string">
              <text:p text:style-name="P29">38871</text:p>
            </table:table-cell>
          </table:table-row>
          <table:table-row table:style-name="Таблица1.1">
            <table:table-cell table:style-name="Таблица1.A2" office:value-type="string">
              <text:p text:style-name="P29">40000</text:p>
            </table:table-cell>
            <table:table-cell table:style-name="Таблица1.A2" office:value-type="string">
              <text:p text:style-name="P29">15,3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40008</text:p>
            </table:table-cell>
            <table:table-cell table:style-name="Таблица1.A2" office:value-type="string">
              <text:p text:style-name="P29">40008</text:p>
            </table:table-cell>
            <table:table-cell table:style-name="Таблица1.H2" office:value-type="string">
              <text:p text:style-name="P29">40008</text:p>
            </table:table-cell>
          </table:table-row>
          <table:table-row table:style-name="Таблица1.1">
            <table:table-cell table:style-name="Таблица1.A2" office:value-type="string">
              <text:p text:style-name="P29">41000</text:p>
            </table:table-cell>
            <table:table-cell table:style-name="Таблица1.A2" office:value-type="string">
              <text:p text:style-name="P29">15,3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41008</text:p>
            </table:table-cell>
            <table:table-cell table:style-name="Таблица1.A2" office:value-type="string">
              <text:p text:style-name="P29">41008</text:p>
            </table:table-cell>
            <table:table-cell table:style-name="Таблица1.H2" office:value-type="string">
              <text:p text:style-name="P29">41008</text:p>
            </table:table-cell>
          </table:table-row>
          <table:table-row table:style-name="Таблица1.1">
            <table:table-cell table:style-name="Таблица1.A2" office:value-type="string">
              <text:p text:style-name="P29">42000</text:p>
            </table:table-cell>
            <table:table-cell table:style-name="Таблица1.A2" office:value-type="string">
              <text:p text:style-name="P29">15,4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42007</text:p>
            </table:table-cell>
            <table:table-cell table:style-name="Таблица1.A2" office:value-type="string">
              <text:p text:style-name="P29">42007</text:p>
            </table:table-cell>
            <table:table-cell table:style-name="Таблица1.H2" office:value-type="string">
              <text:p text:style-name="P29">42007</text:p>
            </table:table-cell>
          </table:table-row>
          <table:table-row table:style-name="Таблица1.1">
            <table:table-cell table:style-name="Таблица1.A2" office:value-type="string">
              <text:p text:style-name="P29">43000</text:p>
            </table:table-cell>
            <table:table-cell table:style-name="Таблица1.A2" office:value-type="string">
              <text:p text:style-name="P29">15,4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43007</text:p>
            </table:table-cell>
            <table:table-cell table:style-name="Таблица1.A2" office:value-type="string">
              <text:p text:style-name="P29">43007</text:p>
            </table:table-cell>
            <table:table-cell table:style-name="Таблица1.H2" office:value-type="string">
              <text:p text:style-name="P29">43007</text:p>
            </table:table-cell>
          </table:table-row>
          <table:table-row table:style-name="Таблица1.1">
            <table:table-cell table:style-name="Таблица1.A2" office:value-type="string">
              <text:p text:style-name="P29">44000</text:p>
            </table:table-cell>
            <table:table-cell table:style-name="Таблица1.A2" office:value-type="string">
              <text:p text:style-name="P29">15,4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44008</text:p>
            </table:table-cell>
            <table:table-cell table:style-name="Таблица1.A2" office:value-type="string">
              <text:p text:style-name="P29">44008</text:p>
            </table:table-cell>
            <table:table-cell table:style-name="Таблица1.H2" office:value-type="string">
              <text:p text:style-name="P29">44008</text:p>
            </table:table-cell>
          </table:table-row>
          <table:table-row table:style-name="Таблица1.1">
            <table:table-cell table:style-name="Таблица1.A2" office:value-type="string">
              <text:p text:style-name="P29">45000</text:p>
            </table:table-cell>
            <table:table-cell table:style-name="Таблица1.A2" office:value-type="string">
              <text:p text:style-name="P29">15,5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45007</text:p>
            </table:table-cell>
            <table:table-cell table:style-name="Таблица1.A2" office:value-type="string">
              <text:p text:style-name="P29">45007</text:p>
            </table:table-cell>
            <table:table-cell table:style-name="Таблица1.H2" office:value-type="string">
              <text:p text:style-name="P29">45007</text:p>
            </table:table-cell>
          </table:table-row>
          <table:table-row table:style-name="Таблица1.1">
            <table:table-cell table:style-name="Таблица1.A2" office:value-type="string">
              <text:p text:style-name="P29">46000</text:p>
            </table:table-cell>
            <table:table-cell table:style-name="Таблица1.A2" office:value-type="string">
              <text:p text:style-name="P29">15,5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46007</text:p>
            </table:table-cell>
            <table:table-cell table:style-name="Таблица1.A2" office:value-type="string">
              <text:p text:style-name="P29">46007</text:p>
            </table:table-cell>
            <table:table-cell table:style-name="Таблица1.H2" office:value-type="string">
              <text:p text:style-name="P29">46007</text:p>
            </table:table-cell>
          </table:table-row>
          <table:table-row table:style-name="Таблица1.1">
            <table:table-cell table:style-name="Таблица1.A2" office:value-type="string">
              <text:p text:style-name="P29">47000</text:p>
            </table:table-cell>
            <table:table-cell table:style-name="Таблица1.A2" office:value-type="string">
              <text:p text:style-name="P29">15,5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47007</text:p>
            </table:table-cell>
            <table:table-cell table:style-name="Таблица1.A2" office:value-type="string">
              <text:p text:style-name="P29">47007</text:p>
            </table:table-cell>
            <table:table-cell table:style-name="Таблица1.H2" office:value-type="string">
              <text:p text:style-name="P29">47007</text:p>
            </table:table-cell>
          </table:table-row>
          <table:table-row table:style-name="Таблица1.1">
            <table:table-cell table:style-name="Таблица1.A2" office:value-type="string">
              <text:p text:style-name="P29">48000</text:p>
            </table:table-cell>
            <table:table-cell table:style-name="Таблица1.A2" office:value-type="string">
              <text:p text:style-name="P29">15,6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48009</text:p>
            </table:table-cell>
            <table:table-cell table:style-name="Таблица1.A2" office:value-type="string">
              <text:p text:style-name="P29">48009</text:p>
            </table:table-cell>
            <table:table-cell table:style-name="Таблица1.H2" office:value-type="string">
              <text:p text:style-name="P29">48009</text:p>
            </table:table-cell>
          </table:table-row>
          <table:table-row table:style-name="Таблица1.1">
            <table:table-cell table:style-name="Таблица1.A2" office:value-type="string">
              <text:p text:style-name="P29">49000</text:p>
            </table:table-cell>
            <table:table-cell table:style-name="Таблица1.A2" office:value-type="string">
              <text:p text:style-name="P29">15,6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49008</text:p>
            </table:table-cell>
            <table:table-cell table:style-name="Таблица1.A2" office:value-type="string">
              <text:p text:style-name="P29">49008</text:p>
            </table:table-cell>
            <table:table-cell table:style-name="Таблица1.H2" office:value-type="string">
              <text:p text:style-name="P29">49008</text:p>
            </table:table-cell>
          </table:table-row>
          <table:table-row table:style-name="Таблица1.1">
            <table:table-cell table:style-name="Таблица1.A2" office:value-type="string">
              <text:p text:style-name="P29">50000</text:p>
            </table:table-cell>
            <table:table-cell table:style-name="Таблица1.A2" office:value-type="string">
              <text:p text:style-name="P29">15,6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49813</text:p>
            </table:table-cell>
            <table:table-cell table:style-name="Таблица1.A2" office:value-type="string">
              <text:p text:style-name="P29">50009</text:p>
            </table:table-cell>
            <table:table-cell table:style-name="Таблица1.H2" office:value-type="string">
              <text:p text:style-name="P29">50009</text:p>
            </table:table-cell>
          </table:table-row>
          <table:table-row table:style-name="Таблица1.1">
            <table:table-cell table:style-name="Таблица1.A2" office:value-type="string">
              <text:p text:style-name="P29">51000</text:p>
            </table:table-cell>
            <table:table-cell table:style-name="Таблица1.A2" office:value-type="string">
              <text:p text:style-name="P29">15,6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51007</text:p>
            </table:table-cell>
            <table:table-cell table:style-name="Таблица1.A2" office:value-type="string">
              <text:p text:style-name="P29">51006</text:p>
            </table:table-cell>
            <table:table-cell table:style-name="Таблица1.H2" office:value-type="string">
              <text:p text:style-name="P29">51007</text:p>
            </table:table-cell>
          </table:table-row>
          <table:table-row table:style-name="Таблица1.1">
            <table:table-cell table:style-name="Таблица1.A2" office:value-type="string">
              <text:p text:style-name="P29">52000</text:p>
            </table:table-cell>
            <table:table-cell table:style-name="Таблица1.A2" office:value-type="string">
              <text:p text:style-name="P29">15,7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52008</text:p>
            </table:table-cell>
            <table:table-cell table:style-name="Таблица1.A2" office:value-type="string">
              <text:p text:style-name="P29">52008</text:p>
            </table:table-cell>
            <table:table-cell table:style-name="Таблица1.H2" office:value-type="string">
              <text:p text:style-name="P29">52008</text:p>
            </table:table-cell>
          </table:table-row>
          <table:table-row table:style-name="Таблица1.1">
            <table:table-cell table:style-name="Таблица1.A2" office:value-type="string">
              <text:p text:style-name="P29">53000</text:p>
            </table:table-cell>
            <table:table-cell table:style-name="Таблица1.A2" office:value-type="string">
              <text:p text:style-name="P29">15,7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52988</text:p>
            </table:table-cell>
            <table:table-cell table:style-name="Таблица1.A2" office:value-type="string">
              <text:p text:style-name="P29">53008</text:p>
            </table:table-cell>
            <table:table-cell table:style-name="Таблица1.H2" office:value-type="string">
              <text:p text:style-name="P29">53008</text:p>
            </table:table-cell>
          </table:table-row>
          <table:table-row table:style-name="Таблица1.1">
            <table:table-cell table:style-name="Таблица1.A2" office:value-type="string">
              <text:p text:style-name="P29">54000</text:p>
            </table:table-cell>
            <table:table-cell table:style-name="Таблица1.A2" office:value-type="string">
              <text:p text:style-name="P29">15,7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54008</text:p>
            </table:table-cell>
            <table:table-cell table:style-name="Таблица1.A2" office:value-type="string">
              <text:p text:style-name="P29">54008</text:p>
            </table:table-cell>
            <table:table-cell table:style-name="Таблица1.H2" office:value-type="string">
              <text:p text:style-name="P29">54008</text:p>
            </table:table-cell>
          </table:table-row>
          <table:table-row table:style-name="Таблица1.1">
            <table:table-cell table:style-name="Таблица1.A2" office:value-type="string">
              <text:p text:style-name="P29">55000</text:p>
            </table:table-cell>
            <table:table-cell table:style-name="Таблица1.A2" office:value-type="string">
              <text:p text:style-name="P29">15,7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55009</text:p>
            </table:table-cell>
            <table:table-cell table:style-name="Таблица1.A2" office:value-type="string">
              <text:p text:style-name="P29">55009</text:p>
            </table:table-cell>
            <table:table-cell table:style-name="Таблица1.H2" office:value-type="string">
              <text:p text:style-name="P29">55009</text:p>
            </table:table-cell>
          </table:table-row>
          <table:table-row table:style-name="Таблица1.1">
            <table:table-cell table:style-name="Таблица1.A2" office:value-type="string">
              <text:p text:style-name="P29">56000</text:p>
            </table:table-cell>
            <table:table-cell table:style-name="Таблица1.A2" office:value-type="string">
              <text:p text:style-name="P29">15,8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56007</text:p>
            </table:table-cell>
            <table:table-cell table:style-name="Таблица1.A2" office:value-type="string">
              <text:p text:style-name="P29">56007</text:p>
            </table:table-cell>
            <table:table-cell table:style-name="Таблица1.H2" office:value-type="string">
              <text:p text:style-name="P29">56007</text:p>
            </table:table-cell>
          </table:table-row>
          <table:table-row table:style-name="Таблица1.1">
            <table:table-cell table:style-name="Таблица1.A2" office:value-type="string">
              <text:p text:style-name="P29">57000</text:p>
            </table:table-cell>
            <table:table-cell table:style-name="Таблица1.A2" office:value-type="string">
              <text:p text:style-name="P29">15,8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57008</text:p>
            </table:table-cell>
            <table:table-cell table:style-name="Таблица1.A2" office:value-type="string">
              <text:p text:style-name="P29">57008</text:p>
            </table:table-cell>
            <table:table-cell table:style-name="Таблица1.H2" office:value-type="string">
              <text:p text:style-name="P29">57008</text:p>
            </table:table-cell>
          </table:table-row>
          <table:table-row table:style-name="Таблица1.1">
            <table:table-cell table:style-name="Таблица1.A2" office:value-type="string">
              <text:p text:style-name="P29">58000</text:p>
            </table:table-cell>
            <table:table-cell table:style-name="Таблица1.A2" office:value-type="string">
              <text:p text:style-name="P29">15,8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58007</text:p>
            </table:table-cell>
            <table:table-cell table:style-name="Таблица1.A2" office:value-type="string">
              <text:p text:style-name="P29">58007</text:p>
            </table:table-cell>
            <table:table-cell table:style-name="Таблица1.H2" office:value-type="string">
              <text:p text:style-name="P29">58007</text:p>
            </table:table-cell>
          </table:table-row>
          <table:table-row table:style-name="Таблица1.1">
            <table:table-cell table:style-name="Таблица1.A2" office:value-type="string">
              <text:p text:style-name="P29">59000</text:p>
            </table:table-cell>
            <table:table-cell table:style-name="Таблица1.A2" office:value-type="string">
              <text:p text:style-name="P29">15,8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0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59007</text:p>
            </table:table-cell>
            <table:table-cell table:style-name="Таблица1.A2" office:value-type="string">
              <text:p text:style-name="P29">59008</text:p>
            </table:table-cell>
            <table:table-cell table:style-name="Таблица1.H2" office:value-type="string">
              <text:p text:style-name="P29">59007</text:p>
            </table:table-cell>
          </table:table-row>
          <table:table-row table:style-name="Таблица1.1">
            <table:table-cell table:style-name="Таблица1.A2" office:value-type="string">
              <text:p text:style-name="P29">60000</text:p>
            </table:table-cell>
            <table:table-cell table:style-name="Таблица1.A2" office:value-type="string">
              <text:p text:style-name="P29">15,9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60010</text:p>
            </table:table-cell>
            <table:table-cell table:style-name="Таблица1.A2" office:value-type="string">
              <text:p text:style-name="P29">60009</text:p>
            </table:table-cell>
            <table:table-cell table:style-name="Таблица1.H2" office:value-type="string">
              <text:p text:style-name="P29">60009</text:p>
            </table:table-cell>
          </table:table-row>
          <table:table-row table:style-name="Таблица1.1">
            <table:table-cell table:style-name="Таблица1.A2" office:value-type="string">
              <text:p text:style-name="P29">61000</text:p>
            </table:table-cell>
            <table:table-cell table:style-name="Таблица1.A2" office:value-type="string">
              <text:p text:style-name="P29">15,9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61008</text:p>
            </table:table-cell>
            <table:table-cell table:style-name="Таблица1.A2" office:value-type="string">
              <text:p text:style-name="P29">61008</text:p>
            </table:table-cell>
            <table:table-cell table:style-name="Таблица1.H2" office:value-type="string">
              <text:p text:style-name="P29">61008</text:p>
            </table:table-cell>
          </table:table-row>
          <table:table-row table:style-name="Таблица1.1">
            <table:table-cell table:style-name="Таблица1.A2" office:value-type="string">
              <text:p text:style-name="P29">62000</text:p>
            </table:table-cell>
            <table:table-cell table:style-name="Таблица1.A2" office:value-type="string">
              <text:p text:style-name="P29">15,9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62009</text:p>
            </table:table-cell>
            <table:table-cell table:style-name="Таблица1.A2" office:value-type="string">
              <text:p text:style-name="P29">61645</text:p>
            </table:table-cell>
            <table:table-cell table:style-name="Таблица1.H2" office:value-type="string">
              <text:p text:style-name="P29">62009</text:p>
            </table:table-cell>
          </table:table-row>
          <text:soft-page-break/>
          <table:table-row table:style-name="Таблица1.1">
            <table:table-cell table:style-name="Таблица1.A2" office:value-type="string">
              <text:p text:style-name="P29">63000</text:p>
            </table:table-cell>
            <table:table-cell table:style-name="Таблица1.A2" office:value-type="string">
              <text:p text:style-name="P29">15,9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63008</text:p>
            </table:table-cell>
            <table:table-cell table:style-name="Таблица1.A2" office:value-type="string">
              <text:p text:style-name="P29">63008</text:p>
            </table:table-cell>
            <table:table-cell table:style-name="Таблица1.H2" office:value-type="string">
              <text:p text:style-name="P29">63008</text:p>
            </table:table-cell>
          </table:table-row>
          <table:table-row table:style-name="Таблица1.1">
            <table:table-cell table:style-name="Таблица1.A2" office:value-type="string">
              <text:p text:style-name="P29">64000</text:p>
            </table:table-cell>
            <table:table-cell table:style-name="Таблица1.A2" office:value-type="string">
              <text:p text:style-name="P29">16,0</text:p>
            </table:table-cell>
            <table:table-cell table:style-name="Таблица1.A2" office:value-type="string">
              <text:p text:style-name="P29">24</text:p>
            </table:table-cell>
            <table:table-cell table:style-name="Таблица1.A2" office:value-type="string">
              <text:p text:style-name="P29">24</text:p>
            </table:table-cell>
            <table:table-cell table:style-name="Таблица1.A2" office:value-type="string">
              <text:p text:style-name="P29">24</text:p>
            </table:table-cell>
            <table:table-cell table:style-name="Таблица1.A2" office:value-type="string">
              <text:p text:style-name="P29">64007</text:p>
            </table:table-cell>
            <table:table-cell table:style-name="Таблица1.A2" office:value-type="string">
              <text:p text:style-name="P29">64008</text:p>
            </table:table-cell>
            <table:table-cell table:style-name="Таблица1.H2" office:value-type="string">
              <text:p text:style-name="P29">64008</text:p>
            </table:table-cell>
          </table:table-row>
          <table:table-row table:style-name="Таблица1.1">
            <table:table-cell table:style-name="Таблица1.A2" office:value-type="string">
              <text:p text:style-name="P29">65000</text:p>
            </table:table-cell>
            <table:table-cell table:style-name="Таблица1.A2" office:value-type="string">
              <text:p text:style-name="P29">16,0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65008</text:p>
            </table:table-cell>
            <table:table-cell table:style-name="Таблица1.A2" office:value-type="string">
              <text:p text:style-name="P29">65008</text:p>
            </table:table-cell>
            <table:table-cell table:style-name="Таблица1.H2" office:value-type="string">
              <text:p text:style-name="P29">65008</text:p>
            </table:table-cell>
          </table:table-row>
          <table:table-row table:style-name="Таблица1.1">
            <table:table-cell table:style-name="Таблица1.A2" office:value-type="string">
              <text:p text:style-name="P29">66000</text:p>
            </table:table-cell>
            <table:table-cell table:style-name="Таблица1.A2" office:value-type="string">
              <text:p text:style-name="P29">16,0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66008</text:p>
            </table:table-cell>
            <table:table-cell table:style-name="Таблица1.A2" office:value-type="string">
              <text:p text:style-name="P29">65651</text:p>
            </table:table-cell>
            <table:table-cell table:style-name="Таблица1.H2" office:value-type="string">
              <text:p text:style-name="P29">66008</text:p>
            </table:table-cell>
          </table:table-row>
          <table:table-row table:style-name="Таблица1.1">
            <table:table-cell table:style-name="Таблица1.A2" office:value-type="string">
              <text:p text:style-name="P29">67000</text:p>
            </table:table-cell>
            <table:table-cell table:style-name="Таблица1.A2" office:value-type="string">
              <text:p text:style-name="P29">16,0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67008</text:p>
            </table:table-cell>
            <table:table-cell table:style-name="Таблица1.A2" office:value-type="string">
              <text:p text:style-name="P29">67008</text:p>
            </table:table-cell>
            <table:table-cell table:style-name="Таблица1.H2" office:value-type="string">
              <text:p text:style-name="P29">67008</text:p>
            </table:table-cell>
          </table:table-row>
          <table:table-row table:style-name="Таблица1.1">
            <table:table-cell table:style-name="Таблица1.A2" office:value-type="string">
              <text:p text:style-name="P29">68000</text:p>
            </table:table-cell>
            <table:table-cell table:style-name="Таблица1.A2" office:value-type="string">
              <text:p text:style-name="P29">16,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68007</text:p>
            </table:table-cell>
            <table:table-cell table:style-name="Таблица1.A2" office:value-type="string">
              <text:p text:style-name="P29">68007</text:p>
            </table:table-cell>
            <table:table-cell table:style-name="Таблица1.H2" office:value-type="string">
              <text:p text:style-name="P29">68007</text:p>
            </table:table-cell>
          </table:table-row>
          <table:table-row table:style-name="Таблица1.1">
            <table:table-cell table:style-name="Таблица1.A2" office:value-type="string">
              <text:p text:style-name="P29">69000</text:p>
            </table:table-cell>
            <table:table-cell table:style-name="Таблица1.A2" office:value-type="string">
              <text:p text:style-name="P29">16,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69008</text:p>
            </table:table-cell>
            <table:table-cell table:style-name="Таблица1.A2" office:value-type="string">
              <text:p text:style-name="P29">69008</text:p>
            </table:table-cell>
            <table:table-cell table:style-name="Таблица1.H2" office:value-type="string">
              <text:p text:style-name="P29">69008</text:p>
            </table:table-cell>
          </table:table-row>
          <table:table-row table:style-name="Таблица1.1">
            <table:table-cell table:style-name="Таблица1.A2" office:value-type="string">
              <text:p text:style-name="P29">70000</text:p>
            </table:table-cell>
            <table:table-cell table:style-name="Таблица1.A2" office:value-type="string">
              <text:p text:style-name="P29">16,1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70008</text:p>
            </table:table-cell>
            <table:table-cell table:style-name="Таблица1.A2" office:value-type="string">
              <text:p text:style-name="P29">70008</text:p>
            </table:table-cell>
            <table:table-cell table:style-name="Таблица1.H2" office:value-type="string">
              <text:p text:style-name="P29">69797</text:p>
            </table:table-cell>
          </table:table-row>
          <table:table-row table:style-name="Таблица1.1">
            <table:table-cell table:style-name="Таблица1.A2" office:value-type="string">
              <text:p text:style-name="P29">71000</text:p>
            </table:table-cell>
            <table:table-cell table:style-name="Таблица1.A2" office:value-type="string">
              <text:p text:style-name="P29">16,1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71008</text:p>
            </table:table-cell>
            <table:table-cell table:style-name="Таблица1.A2" office:value-type="string">
              <text:p text:style-name="P29">71008</text:p>
            </table:table-cell>
            <table:table-cell table:style-name="Таблица1.H2" office:value-type="string">
              <text:p text:style-name="P29">71008</text:p>
            </table:table-cell>
          </table:table-row>
          <table:table-row table:style-name="Таблица1.1">
            <table:table-cell table:style-name="Таблица1.A2" office:value-type="string">
              <text:p text:style-name="P29">72000</text:p>
            </table:table-cell>
            <table:table-cell table:style-name="Таблица1.A2" office:value-type="string">
              <text:p text:style-name="P29">16,1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71853</text:p>
            </table:table-cell>
            <table:table-cell table:style-name="Таблица1.A2" office:value-type="string">
              <text:p text:style-name="P29">72007</text:p>
            </table:table-cell>
            <table:table-cell table:style-name="Таблица1.H2" office:value-type="string">
              <text:p text:style-name="P29">72008</text:p>
            </table:table-cell>
          </table:table-row>
          <table:table-row table:style-name="Таблица1.1">
            <table:table-cell table:style-name="Таблица1.A2" office:value-type="string">
              <text:p text:style-name="P29">73000</text:p>
            </table:table-cell>
            <table:table-cell table:style-name="Таблица1.A2" office:value-type="string">
              <text:p text:style-name="P29">16,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73007</text:p>
            </table:table-cell>
            <table:table-cell table:style-name="Таблица1.A2" office:value-type="string">
              <text:p text:style-name="P29">73008</text:p>
            </table:table-cell>
            <table:table-cell table:style-name="Таблица1.H2" office:value-type="string">
              <text:p text:style-name="P29">73008</text:p>
            </table:table-cell>
          </table:table-row>
          <table:table-row table:style-name="Таблица1.1">
            <table:table-cell table:style-name="Таблица1.A2" office:value-type="string">
              <text:p text:style-name="P29">74000</text:p>
            </table:table-cell>
            <table:table-cell table:style-name="Таблица1.A2" office:value-type="string">
              <text:p text:style-name="P29">16,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74007</text:p>
            </table:table-cell>
            <table:table-cell table:style-name="Таблица1.A2" office:value-type="string">
              <text:p text:style-name="P29">74007</text:p>
            </table:table-cell>
            <table:table-cell table:style-name="Таблица1.H2" office:value-type="string">
              <text:p text:style-name="P29">74007</text:p>
            </table:table-cell>
          </table:table-row>
          <table:table-row table:style-name="Таблица1.1">
            <table:table-cell table:style-name="Таблица1.A2" office:value-type="string">
              <text:p text:style-name="P29">75000</text:p>
            </table:table-cell>
            <table:table-cell table:style-name="Таблица1.A2" office:value-type="string">
              <text:p text:style-name="P29">16,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75007</text:p>
            </table:table-cell>
            <table:table-cell table:style-name="Таблица1.A2" office:value-type="string">
              <text:p text:style-name="P29">75007</text:p>
            </table:table-cell>
            <table:table-cell table:style-name="Таблица1.H2" office:value-type="string">
              <text:p text:style-name="P29">75007</text:p>
            </table:table-cell>
          </table:table-row>
          <table:table-row table:style-name="Таблица1.1">
            <table:table-cell table:style-name="Таблица1.A2" office:value-type="string">
              <text:p text:style-name="P29">76000</text:p>
            </table:table-cell>
            <table:table-cell table:style-name="Таблица1.A2" office:value-type="string">
              <text:p text:style-name="P29">16,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76008</text:p>
            </table:table-cell>
            <table:table-cell table:style-name="Таблица1.A2" office:value-type="string">
              <text:p text:style-name="P29">76008</text:p>
            </table:table-cell>
            <table:table-cell table:style-name="Таблица1.H2" office:value-type="string">
              <text:p text:style-name="P29">76008</text:p>
            </table:table-cell>
          </table:table-row>
          <table:table-row table:style-name="Таблица1.1">
            <table:table-cell table:style-name="Таблица1.A2" office:value-type="string">
              <text:p text:style-name="P29">77000</text:p>
            </table:table-cell>
            <table:table-cell table:style-name="Таблица1.A2" office:value-type="string">
              <text:p text:style-name="P29">16,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77008</text:p>
            </table:table-cell>
            <table:table-cell table:style-name="Таблица1.A2" office:value-type="string">
              <text:p text:style-name="P29">77008</text:p>
            </table:table-cell>
            <table:table-cell table:style-name="Таблица1.H2" office:value-type="string">
              <text:p text:style-name="P29">77008</text:p>
            </table:table-cell>
          </table:table-row>
          <table:table-row table:style-name="Таблица1.1">
            <table:table-cell table:style-name="Таблица1.A2" office:value-type="string">
              <text:p text:style-name="P29">78000</text:p>
            </table:table-cell>
            <table:table-cell table:style-name="Таблица1.A2" office:value-type="string">
              <text:p text:style-name="P29">16,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78008</text:p>
            </table:table-cell>
            <table:table-cell table:style-name="Таблица1.A2" office:value-type="string">
              <text:p text:style-name="P29">78008</text:p>
            </table:table-cell>
            <table:table-cell table:style-name="Таблица1.H2" office:value-type="string">
              <text:p text:style-name="P29">78008</text:p>
            </table:table-cell>
          </table:table-row>
          <table:table-row table:style-name="Таблица1.1">
            <table:table-cell table:style-name="Таблица1.A2" office:value-type="string">
              <text:p text:style-name="P29">79000</text:p>
            </table:table-cell>
            <table:table-cell table:style-name="Таблица1.A2" office:value-type="string">
              <text:p text:style-name="P29">16,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79007</text:p>
            </table:table-cell>
            <table:table-cell table:style-name="Таблица1.A2" office:value-type="string">
              <text:p text:style-name="P29">79007</text:p>
            </table:table-cell>
            <table:table-cell table:style-name="Таблица1.H2" office:value-type="string">
              <text:p text:style-name="P29">79007</text:p>
            </table:table-cell>
          </table:table-row>
          <table:table-row table:style-name="Таблица1.1">
            <table:table-cell table:style-name="Таблица1.A2" office:value-type="string">
              <text:p text:style-name="P29">80000</text:p>
            </table:table-cell>
            <table:table-cell table:style-name="Таблица1.A2" office:value-type="string">
              <text:p text:style-name="P29">16,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80009</text:p>
            </table:table-cell>
            <table:table-cell table:style-name="Таблица1.A2" office:value-type="string">
              <text:p text:style-name="P29">80009</text:p>
            </table:table-cell>
            <table:table-cell table:style-name="Таблица1.H2" office:value-type="string">
              <text:p text:style-name="P29">80009</text:p>
            </table:table-cell>
          </table:table-row>
          <table:table-row table:style-name="Таблица1.1">
            <table:table-cell table:style-name="Таблица1.A2" office:value-type="string">
              <text:p text:style-name="P29">81000</text:p>
            </table:table-cell>
            <table:table-cell table:style-name="Таблица1.A2" office:value-type="string">
              <text:p text:style-name="P29">16,3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81009</text:p>
            </table:table-cell>
            <table:table-cell table:style-name="Таблица1.A2" office:value-type="string">
              <text:p text:style-name="P29">81008</text:p>
            </table:table-cell>
            <table:table-cell table:style-name="Таблица1.H2" office:value-type="string">
              <text:p text:style-name="P29">81009</text:p>
            </table:table-cell>
          </table:table-row>
          <table:table-row table:style-name="Таблица1.1">
            <table:table-cell table:style-name="Таблица1.A2" office:value-type="string">
              <text:p text:style-name="P29">82000</text:p>
            </table:table-cell>
            <table:table-cell table:style-name="Таблица1.A2" office:value-type="string">
              <text:p text:style-name="P29">16,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82009</text:p>
            </table:table-cell>
            <table:table-cell table:style-name="Таблица1.A2" office:value-type="string">
              <text:p text:style-name="P29">82009</text:p>
            </table:table-cell>
            <table:table-cell table:style-name="Таблица1.H2" office:value-type="string">
              <text:p text:style-name="P29">82009</text:p>
            </table:table-cell>
          </table:table-row>
          <table:table-row table:style-name="Таблица1.1">
            <table:table-cell table:style-name="Таблица1.A2" office:value-type="string">
              <text:p text:style-name="P29">83000</text:p>
            </table:table-cell>
            <table:table-cell table:style-name="Таблица1.A2" office:value-type="string">
              <text:p text:style-name="P29">16,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83010</text:p>
            </table:table-cell>
            <table:table-cell table:style-name="Таблица1.A2" office:value-type="string">
              <text:p text:style-name="P29">83009</text:p>
            </table:table-cell>
            <table:table-cell table:style-name="Таблица1.H2" office:value-type="string">
              <text:p text:style-name="P29">83010</text:p>
            </table:table-cell>
          </table:table-row>
          <table:table-row table:style-name="Таблица1.1">
            <table:table-cell table:style-name="Таблица1.A2" office:value-type="string">
              <text:p text:style-name="P29">84000</text:p>
            </table:table-cell>
            <table:table-cell table:style-name="Таблица1.A2" office:value-type="string">
              <text:p text:style-name="P29">16,4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84007</text:p>
            </table:table-cell>
            <table:table-cell table:style-name="Таблица1.A2" office:value-type="string">
              <text:p text:style-name="P29">84007</text:p>
            </table:table-cell>
            <table:table-cell table:style-name="Таблица1.H2" office:value-type="string">
              <text:p text:style-name="P29">84007</text:p>
            </table:table-cell>
          </table:table-row>
          <table:table-row table:style-name="Таблица1.1">
            <table:table-cell table:style-name="Таблица1.A2" office:value-type="string">
              <text:p text:style-name="P29">85000</text:p>
            </table:table-cell>
            <table:table-cell table:style-name="Таблица1.A2" office:value-type="string">
              <text:p text:style-name="P29">16,4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85008</text:p>
            </table:table-cell>
            <table:table-cell table:style-name="Таблица1.A2" office:value-type="string">
              <text:p text:style-name="P29">85008</text:p>
            </table:table-cell>
            <table:table-cell table:style-name="Таблица1.H2" office:value-type="string">
              <text:p text:style-name="P29">85008</text:p>
            </table:table-cell>
          </table:table-row>
          <table:table-row table:style-name="Таблица1.1">
            <table:table-cell table:style-name="Таблица1.A2" office:value-type="string">
              <text:p text:style-name="P29">86000</text:p>
            </table:table-cell>
            <table:table-cell table:style-name="Таблица1.A2" office:value-type="string">
              <text:p text:style-name="P29">16,4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86007</text:p>
            </table:table-cell>
            <table:table-cell table:style-name="Таблица1.A2" office:value-type="string">
              <text:p text:style-name="P29">86007</text:p>
            </table:table-cell>
            <table:table-cell table:style-name="Таблица1.H2" office:value-type="string">
              <text:p text:style-name="P29">86007</text:p>
            </table:table-cell>
          </table:table-row>
          <table:table-row table:style-name="Таблица1.1">
            <table:table-cell table:style-name="Таблица1.A2" office:value-type="string">
              <text:p text:style-name="P29">87000</text:p>
            </table:table-cell>
            <table:table-cell table:style-name="Таблица1.A2" office:value-type="string">
              <text:p text:style-name="P29">16,4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87007</text:p>
            </table:table-cell>
            <table:table-cell table:style-name="Таблица1.A2" office:value-type="string">
              <text:p text:style-name="P29">86751</text:p>
            </table:table-cell>
            <table:table-cell table:style-name="Таблица1.H2" office:value-type="string">
              <text:p text:style-name="P29">87007</text:p>
            </table:table-cell>
          </table:table-row>
          <table:table-row table:style-name="Таблица1.1">
            <table:table-cell table:style-name="Таблица1.A2" office:value-type="string">
              <text:p text:style-name="P29">88000</text:p>
            </table:table-cell>
            <table:table-cell table:style-name="Таблица1.A2" office:value-type="string">
              <text:p text:style-name="P29">16,4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88007</text:p>
            </table:table-cell>
            <table:table-cell table:style-name="Таблица1.A2" office:value-type="string">
              <text:p text:style-name="P29">87575</text:p>
            </table:table-cell>
            <table:table-cell table:style-name="Таблица1.H2" office:value-type="string">
              <text:p text:style-name="P29">88007</text:p>
            </table:table-cell>
          </table:table-row>
          <table:table-row table:style-name="Таблица1.1">
            <table:table-cell table:style-name="Таблица1.A2" office:value-type="string">
              <text:p text:style-name="P29">89000</text:p>
            </table:table-cell>
            <table:table-cell table:style-name="Таблица1.A2" office:value-type="string">
              <text:p text:style-name="P29">16,4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88835</text:p>
            </table:table-cell>
            <table:table-cell table:style-name="Таблица1.A2" office:value-type="string">
              <text:p text:style-name="P29">89007</text:p>
            </table:table-cell>
            <table:table-cell table:style-name="Таблица1.H2" office:value-type="string">
              <text:p text:style-name="P29">89007</text:p>
            </table:table-cell>
          </table:table-row>
          <table:table-row table:style-name="Таблица1.1">
            <table:table-cell table:style-name="Таблица1.A2" office:value-type="string">
              <text:p text:style-name="P29">90000</text:p>
            </table:table-cell>
            <table:table-cell table:style-name="Таблица1.A2" office:value-type="string">
              <text:p text:style-name="P29">16,5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90009</text:p>
            </table:table-cell>
            <table:table-cell table:style-name="Таблица1.A2" office:value-type="string">
              <text:p text:style-name="P29">89785</text:p>
            </table:table-cell>
            <table:table-cell table:style-name="Таблица1.H2" office:value-type="string">
              <text:p text:style-name="P29">90009</text:p>
            </table:table-cell>
          </table:table-row>
          <table:table-row table:style-name="Таблица1.1">
            <table:table-cell table:style-name="Таблица1.A2" office:value-type="string">
              <text:p text:style-name="P29">91000</text:p>
            </table:table-cell>
            <table:table-cell table:style-name="Таблица1.A2" office:value-type="string">
              <text:p text:style-name="P29">16,5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91008</text:p>
            </table:table-cell>
            <table:table-cell table:style-name="Таблица1.A2" office:value-type="string">
              <text:p text:style-name="P29">91008</text:p>
            </table:table-cell>
            <table:table-cell table:style-name="Таблица1.H2" office:value-type="string">
              <text:p text:style-name="P29">91008</text:p>
            </table:table-cell>
          </table:table-row>
          <table:table-row table:style-name="Таблица1.1">
            <table:table-cell table:style-name="Таблица1.A2" office:value-type="string">
              <text:p text:style-name="P29">92000</text:p>
            </table:table-cell>
            <table:table-cell table:style-name="Таблица1.A2" office:value-type="string">
              <text:p text:style-name="P29">16,5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92009</text:p>
            </table:table-cell>
            <table:table-cell table:style-name="Таблица1.A2" office:value-type="string">
              <text:p text:style-name="P29">92009</text:p>
            </table:table-cell>
            <table:table-cell table:style-name="Таблица1.H2" office:value-type="string">
              <text:p text:style-name="P29">92009</text:p>
            </table:table-cell>
          </table:table-row>
          <table:table-row table:style-name="Таблица1.1">
            <table:table-cell table:style-name="Таблица1.A2" office:value-type="string">
              <text:p text:style-name="P29">93000</text:p>
            </table:table-cell>
            <table:table-cell table:style-name="Таблица1.A2" office:value-type="string">
              <text:p text:style-name="P29">16,5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93007</text:p>
            </table:table-cell>
            <table:table-cell table:style-name="Таблица1.A2" office:value-type="string">
              <text:p text:style-name="P29">93007</text:p>
            </table:table-cell>
            <table:table-cell table:style-name="Таблица1.H2" office:value-type="string">
              <text:p text:style-name="P29">93008</text:p>
            </table:table-cell>
          </table:table-row>
          <table:table-row table:style-name="Таблица1.1">
            <table:table-cell table:style-name="Таблица1.A2" office:value-type="string">
              <text:p text:style-name="P29">94000</text:p>
            </table:table-cell>
            <table:table-cell table:style-name="Таблица1.A2" office:value-type="string">
              <text:p text:style-name="P29">16,5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94007</text:p>
            </table:table-cell>
            <table:table-cell table:style-name="Таблица1.A2" office:value-type="string">
              <text:p text:style-name="P29">94008</text:p>
            </table:table-cell>
            <table:table-cell table:style-name="Таблица1.H2" office:value-type="string">
              <text:p text:style-name="P29">93735</text:p>
            </table:table-cell>
          </table:table-row>
          <table:table-row table:style-name="Таблица1.1">
            <table:table-cell table:style-name="Таблица1.A2" office:value-type="string">
              <text:p text:style-name="P29">95000</text:p>
            </table:table-cell>
            <table:table-cell table:style-name="Таблица1.A2" office:value-type="string">
              <text:p text:style-name="P29">16,5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21</text:p>
            </table:table-cell>
            <table:table-cell table:style-name="Таблица1.A2" office:value-type="string">
              <text:p text:style-name="P29">95007</text:p>
            </table:table-cell>
            <table:table-cell table:style-name="Таблица1.A2" office:value-type="string">
              <text:p text:style-name="P29">95007</text:p>
            </table:table-cell>
            <table:table-cell table:style-name="Таблица1.H2" office:value-type="string">
              <text:p text:style-name="P29">94450</text:p>
            </table:table-cell>
          </table:table-row>
          <table:table-row table:style-name="Таблица1.1">
            <table:table-cell table:style-name="Таблица1.A2" office:value-type="string">
              <text:p text:style-name="P29">96000</text:p>
            </table:table-cell>
            <table:table-cell table:style-name="Таблица1.A2" office:value-type="string">
              <text:p text:style-name="P29">16,6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96009</text:p>
            </table:table-cell>
            <table:table-cell table:style-name="Таблица1.A2" office:value-type="string">
              <text:p text:style-name="P29">96008</text:p>
            </table:table-cell>
            <table:table-cell table:style-name="Таблица1.H2" office:value-type="string">
              <text:p text:style-name="P29">96008</text:p>
            </table:table-cell>
          </table:table-row>
          <table:table-row table:style-name="Таблица1.1">
            <table:table-cell table:style-name="Таблица1.A2" office:value-type="string">
              <text:p text:style-name="P29">97000</text:p>
            </table:table-cell>
            <table:table-cell table:style-name="Таблица1.A2" office:value-type="string">
              <text:p text:style-name="P29">16,6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97008</text:p>
            </table:table-cell>
            <table:table-cell table:style-name="Таблица1.A2" office:value-type="string">
              <text:p text:style-name="P29">97007</text:p>
            </table:table-cell>
            <table:table-cell table:style-name="Таблица1.H2" office:value-type="string">
              <text:p text:style-name="P29">97007</text:p>
            </table:table-cell>
          </table:table-row>
          <table:table-row table:style-name="Таблица1.1">
            <table:table-cell table:style-name="Таблица1.A2" office:value-type="string">
              <text:p text:style-name="P29">98000</text:p>
            </table:table-cell>
            <table:table-cell table:style-name="Таблица1.A2" office:value-type="string">
              <text:p text:style-name="P29">16,6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22</text:p>
            </table:table-cell>
            <table:table-cell table:style-name="Таблица1.A2" office:value-type="string">
              <text:p text:style-name="P29">98008</text:p>
            </table:table-cell>
            <table:table-cell table:style-name="Таблица1.A2" office:value-type="string">
              <text:p text:style-name="P29">98008</text:p>
            </table:table-cell>
            <table:table-cell table:style-name="Таблица1.H2" office:value-type="string">
              <text:p text:style-name="P29">98008</text:p>
            </table:table-cell>
          </table:table-row>
          <table:table-row table:style-name="Таблица1.1">
            <table:table-cell table:style-name="Таблица1.A2" office:value-type="string">
              <text:p text:style-name="P29">99000</text:p>
            </table:table-cell>
            <table:table-cell table:style-name="Таблица1.A2" office:value-type="string">
              <text:p text:style-name="P29">16,6</text:p>
            </table:table-cell>
            <table:table-cell table:style-name="Таблица1.A2" office:value-type="string">
              <text:p text:style-name="P29">24</text:p>
            </table:table-cell>
            <table:table-cell table:style-name="Таблица1.A2" office:value-type="string">
              <text:p text:style-name="P29">25</text:p>
            </table:table-cell>
            <table:table-cell table:style-name="Таблица1.A2" office:value-type="string">
              <text:p text:style-name="P29">23</text:p>
            </table:table-cell>
            <table:table-cell table:style-name="Таблица1.A2" office:value-type="string">
              <text:p text:style-name="P29">99008</text:p>
            </table:table-cell>
            <table:table-cell table:style-name="Таблица1.A2" office:value-type="string">
              <text:p text:style-name="P29">99008</text:p>
            </table:table-cell>
            <table:table-cell table:style-name="Таблица1.H2" office:value-type="string">
              <text:p text:style-name="P29">99008</text:p>
            </table:table-cell>
          </table:table-row>
        </table:table>
        <text:p text:style-name="P30"><text:soft-page-break/></text:p>
        <text:p text:style-name="P22"><draw:frame draw:style-name="fr1" draw:name="Изображение2" text:anchor-type="paragraph" svg:width="16cm" svg:height="8.999cm" draw:z-index="1"><draw:image xlink:href="Pictures/2000020100003E8000002328F6F9542F.svm" xlink:type="simple" xlink:show="embed" xlink:actuate="onLoad"/></draw:frame>Рис. 1. <text:span text:style-name="T33">Теоретическая трудоемкость и трудоемкость операций поиска, вставки и удаления для среднего случая</text:span></text:p>
        <text:p text:style-name="P21"/>
        <text:p text:style-name="P31"><draw:frame draw:style-name="fr1" draw:name="Изображение1" text:anchor-type="paragraph" svg:width="16cm" svg:height="8.999cm" draw:z-index="0"><draw:image xlink:href="Pictures/2000028A00003E80000023284E529D34.svm" xlink:type="simple" xlink:show="embed" xlink:actuate="onLoad"/></draw:frame>Рис. 2. Трудоемкости: теоретическая; поиск, вставка, удаление для среднего случая; поиск, вставка, удаление для худшего случая</text:p>
        <text:p text:style-name="Standard"/>
        <text:p text:style-name="P56">Сравнительный анализ теоретических и экспериментальных оценок эффективности алгоритмов АТД</text:p>
        <text:p text:style-name="P39">Согласно теоретическим сведениям, трудоемкость операций поиска, вставки и удаления объектов для двоичного дерева поиска в среднем случае равна <text:span text:style-name="T3">O</text:span>(<text:span text:style-name="T3">log</text:span><text:span text:style-name="T20">2</text:span><text:span text:style-name="T3">n</text:span>), где <text:span text:style-name="T3">n</text:span> – размер дерева. Из представленного графика видно, что трудоемкости операций, полученные экспериментальным путем, соответствуют теоретической. При последовательном заполнении дерева элементами с возрастающими ключами, структура вырождается в линейный список правых сыновей, имеющий теоретическую трудоемкость <text:span text:style-name="T3">O</text:span>(<text:span text:style-name="T3">n</text:span>). </text:p>
        <text:p text:style-name="P46"><text:soft-page-break/>Вывод</text:p>
        <text:p text:style-name="P57">АТД на базе двоичного дерева поиска является эффективным алгоритмом для операций удаления, вставки и поиска элементов. Трудоемкость операций зависит от величины, равной отношению размера дерева к диапазону возможных значений ключей (разброса верных значений), при уменьшении которой трудоемкость увеличивается. Данная коллекция склонна к вырождению в список и, в этом случае, трудоемкость операций резко возрастает.</text:p>
        <text:p text:style-name="Standard"/>
        <text:p text:style-name="P67">Листинг тестирования</text:p>
        <text:p text:style-name="P53"><text:span text:style-name="T47">#include</text:span><text:span text:style-name="T46"> &lt;iostream&gt;</text:span></text:p>
        <text:p text:style-name="P58"><text:span text:style-name="T48">#include</text:span><text:span text:style-name="T49"> &lt;cstdlib&gt;</text:span></text:p>
        <text:p text:style-name="P58"><text:span text:style-name="T48">#include</text:span><text:span text:style-name="T49"> &lt;cmath&gt;</text:span></text:p>
        <text:p text:style-name="P58"><text:span text:style-name="T48">#include</text:span><text:span text:style-name="T49"> "mybst.h"</text:span></text:p>
        <text:p text:style-name="P58"><text:span text:style-name="T48">using</text:span><text:span text:style-name="T49"> </text:span><text:span text:style-name="T48">namespace</text:span><text:span text:style-name="T49"> std;</text:span></text:p>
        <text:p text:style-name="P59"/>
        <text:p text:style-name="P58"><text:span text:style-name="T48">#define</text:span><text:span text:style-name="T49"> TAB "\t"</text:span></text:p>
        <text:p text:style-name="P59"/>
        <text:p text:style-name="P58"><text:span text:style-name="T49">MyBST&lt;</text:span><text:span text:style-name="T48">int</text:span><text:span text:style-name="T49">,</text:span><text:span text:style-name="T48">int</text:span><text:span text:style-name="T49">&gt; *</text:span><text:span text:style-name="T48">make_random_bst</text:span><text:span text:style-name="T49">(</text:span><text:span text:style-name="T48">const</text:span><text:span text:style-name="T49"> size_t s) {</text:span></text:p>
        <text:p text:style-name="P58"><text:span text:style-name="T49"><text:tab/>MyBST&lt;</text:span><text:span text:style-name="T48">int</text:span><text:span text:style-name="T49">,</text:span><text:span text:style-name="T48">int</text:span><text:span text:style-name="T49">&gt; *bst = </text:span><text:span text:style-name="T48">new</text:span><text:span text:style-name="T49"> MyBST&lt;</text:span><text:span text:style-name="T48">int</text:span><text:span text:style-name="T49">,</text:span><text:span text:style-name="T48">int</text:span><text:span text:style-name="T49">&gt;();</text:span></text:p>
        <text:p text:style-name="P59"/>
        <text:p text:style-name="P58"><text:span text:style-name="T49"><text:tab/></text:span><text:span text:style-name="T48">for</text:span><text:span text:style-name="T49">(size_t i = 0; i &lt; s; i++) {</text:span></text:p>
        <text:p text:style-name="P58"><text:span text:style-name="T49"><text:tab/><text:tab/>bst-&gt;insert(</text:span><text:span text:style-name="T48">rand</text:span><text:span text:style-name="T49">(), 0)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return</text:span><text:span text:style-name="T49"> bst;</text:span></text:p>
        <text:p text:style-name="P58"><text:span text:style-name="T49">}</text:span></text:p>
        <text:p text:style-name="P59"/>
        <text:p text:style-name="P58"><text:span text:style-name="T49">MyBST&lt;</text:span><text:span text:style-name="T48">int</text:span><text:span text:style-name="T49">,</text:span><text:span text:style-name="T48">int</text:span><text:span text:style-name="T49">&gt; *</text:span><text:span text:style-name="T48">make_worst_bst</text:span><text:span text:style-name="T49">(</text:span><text:span text:style-name="T48">const</text:span><text:span text:style-name="T49"> size_t s) {</text:span></text:p>
        <text:p text:style-name="P58"><text:span text:style-name="T49"><text:tab/>MyBST&lt;</text:span><text:span text:style-name="T48">int</text:span><text:span text:style-name="T49">, </text:span><text:span text:style-name="T48">int</text:span><text:span text:style-name="T49">&gt; *bst = </text:span><text:span text:style-name="T48">new</text:span><text:span text:style-name="T49"> MyBST&lt;</text:span><text:span text:style-name="T48">int</text:span><text:span text:style-name="T49">,</text:span><text:span text:style-name="T48">int</text:span><text:span text:style-name="T49">&gt;();</text:span></text:p>
        <text:p text:style-name="P59"/>
        <text:p text:style-name="P58"><text:span text:style-name="T49"><text:tab/></text:span><text:span text:style-name="T48">for</text:span><text:span text:style-name="T49">(size_t i = 0; i &lt; s; i++) {</text:span></text:p>
        <text:p text:style-name="P58"><text:span text:style-name="T49"><text:tab/><text:tab/>bst-&gt;insert(i * 10, 0)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return</text:span><text:span text:style-name="T49"> bst;</text:span></text:p>
        <text:p text:style-name="P58"><text:span text:style-name="T49">}</text:span></text:p>
        <text:p text:style-name="P59"/>
        <text:p text:style-name="P58"><text:span text:style-name="T48">int</text:span><text:span text:style-name="T49"> </text:span><text:span text:style-name="T48">main</text:span><text:span text:style-name="T49">(</text:span><text:span text:style-name="T48">int</text:span><text:span text:style-name="T49"> argc, </text:span><text:span text:style-name="T48">char</text:span><text:span text:style-name="T49"> **argv){</text:span></text:p>
        <text:p text:style-name="P59"/>
        <text:p text:style-name="P58"><text:span text:style-name="T49"><text:tab/>MyBST&lt;</text:span><text:span text:style-name="T48">int</text:span><text:span text:style-name="T49">,</text:span><text:span text:style-name="T48">int</text:span><text:span text:style-name="T49">&gt; *random_bst, *worst_bst;</text:span></text:p>
        <text:p text:style-name="P58"><text:span text:style-name="T49"><text:tab/></text:span><text:span text:style-name="T48">float</text:span><text:span text:style-name="T49"> random_num_search, random_num_insert, random_num_delete;</text:span></text:p>
        <text:p text:style-name="P58"><text:span text:style-name="T49"><text:tab/></text:span><text:span text:style-name="T48">float</text:span><text:span text:style-name="T49"> worst_num_search, worst_num_insert, worst_num_delete;</text:span></text:p>
        <text:p text:style-name="P58"><text:span text:style-name="T49"><text:tab/></text:span><text:span text:style-name="T48">int</text:span><text:span text:style-name="T49"> repeats;</text:span></text:p>
        <text:p text:style-name="P59"/>
        <text:p text:style-name="P59"/>
        <text:p text:style-name="P58"><text:span text:style-name="T49"><text:tab/>cout &lt;&lt; "Количество" &lt;&lt; TAB &lt;&lt;</text:span></text:p>
        <text:p text:style-name="P58"><text:span text:style-name="T49"><text:tab/><text:tab/><text:tab/>"Теория" &lt;&lt; TAB &lt;&lt;</text:span></text:p>
        <text:p text:style-name="P58"><text:span text:style-name="T49"><text:tab/><text:tab/><text:tab/>"Поиск" &lt;&lt; TAB &lt;&lt;</text:span></text:p>
        <text:p text:style-name="P58"><text:span text:style-name="T49"><text:tab/><text:tab/><text:tab/>"Вставка" &lt;&lt; TAB &lt;&lt;</text:span></text:p>
        <text:p text:style-name="P58"><text:span text:style-name="T49"><text:tab/><text:tab/><text:tab/>"Удаление" &lt;&lt; TAB &lt;&lt;</text:span></text:p>
        <text:p text:style-name="P58"><text:span text:style-name="T49"><text:tab/><text:tab/><text:tab/>"Поиск (худш.)" &lt;&lt; TAB &lt;&lt;</text:span></text:p>
        <text:p text:style-name="P58"><text:span text:style-name="T49"><text:tab/><text:tab/><text:tab/>"Вставка (худш.)" &lt;&lt; TAB &lt;&lt;</text:span></text:p>
        <text:p text:style-name="P58"><text:span text:style-name="T49"><text:tab/><text:tab/><text:tab/>"Удаление (худш.)" &lt;&lt; </text:span><text:span text:style-name="T48">endl</text:span><text:span text:style-name="T49">;</text:span></text:p>
        <text:p text:style-name="P59"/>
        <text:p text:style-name="P58"><text:span text:style-name="T49"><text:tab/></text:span><text:span text:style-name="T48">for</text:span><text:span text:style-name="T49">(</text:span><text:span text:style-name="T48">int</text:span><text:span text:style-name="T49"> amount = 1000; amount &lt;= 100000; amount+=1000) {</text:span></text:p>
        <text:p text:style-name="P58"><text:span text:style-name="T49"><text:tab/><text:tab/>random_bst = make_random_bst(amount);</text:span></text:p>
        <text:p text:style-name="P58"><text:span text:style-name="T49"><text:tab/><text:tab/>worst_bst = make_worst_bst(amount);</text:span></text:p>
        <text:p text:style-name="P58"><text:span text:style-name="T49"><text:tab/><text:tab/>repeats = 100 + </text:span><text:span text:style-name="T48">rand</text:span><text:span text:style-name="T49">() % 100;</text:span></text:p>
        <text:p text:style-name="P59"/>
        <text:p text:style-name="P58"><text:span text:style-name="T49"><text:tab/><text:tab/>random_num_search = random_num_insert = random_num_delete = 0;</text:span></text:p>
        <text:p text:style-name="P58"><text:span text:style-name="T49"><text:tab/><text:tab/>worst_num_search = worst_num_insert = worst_num_delete = 0;</text:span></text:p>
        <text:p text:style-name="P58"><text:span text:style-name="T49"><text:tab/><text:tab/></text:span><text:span text:style-name="T48">for</text:span><text:span text:style-name="T49">(</text:span><text:span text:style-name="T48">int</text:span><text:span text:style-name="T49"> j = 0; j &lt; repeats; j++) {</text:span></text:p>
        <text:p text:style-name="P59"/>
        <text:p text:style-name="P58"><text:span text:style-name="T49"><text:tab/><text:tab/><text:tab/></text:span><text:span text:style-name="T48">try</text:span><text:span text:style-name="T49"> {</text:span></text:p>
        <text:p text:style-name="P58"><text:span text:style-name="T49"><text:tab/><text:tab/><text:tab/><text:tab/>random_bst-&gt;get_value(</text:span><text:span text:style-name="T48">rand</text:span><text:span text:style-name="T49">());</text:span></text:p>
        <text:p text:style-name="P58"><text:span text:style-name="T49"><text:tab/><text:tab/><text:tab/>} </text:span><text:span text:style-name="T48">catch</text:span><text:span text:style-name="T49">(...) {}</text:span></text:p>
        <text:p text:style-name="P58"><text:span text:style-name="T49"><text:tab/><text:tab/><text:tab/>random_num_search+= random_bst-&gt;get_operation_counter();</text:span></text:p>
        <text:p text:style-name="P59"/>
        <text:p text:style-name="P58"><text:soft-page-break/><text:span text:style-name="T49"><text:tab/><text:tab/><text:tab/>random_bst-&gt;insert(</text:span><text:span text:style-name="T48">rand</text:span><text:span text:style-name="T49">(), 0);</text:span></text:p>
        <text:p text:style-name="P58"><text:span text:style-name="T49"><text:tab/><text:tab/><text:tab/>random_num_insert+= random_bst-&gt;get_operation_counter();</text:span></text:p>
        <text:p text:style-name="P59"/>
        <text:p text:style-name="P58"><text:span text:style-name="T49"><text:tab/><text:tab/><text:tab/>random_bst-&gt;remove(</text:span><text:span text:style-name="T48">rand</text:span><text:span text:style-name="T49">());</text:span></text:p>
        <text:p text:style-name="P58"><text:span text:style-name="T49"><text:tab/><text:tab/><text:tab/>random_num_delete+= random_bst-&gt;get_operation_counter();</text:span></text:p>
        <text:p text:style-name="P59"/>
        <text:p text:style-name="P58"><text:span text:style-name="T49"><text:tab/><text:tab/><text:tab/></text:span><text:span text:style-name="T48">try</text:span><text:span text:style-name="T49"> {</text:span></text:p>
        <text:p text:style-name="P58"><text:span text:style-name="T49"><text:tab/><text:tab/><text:tab/><text:tab/>worst_bst-&gt;get_value(</text:span><text:span text:style-name="T48">rand</text:span><text:span text:style-name="T49">());</text:span></text:p>
        <text:p text:style-name="P58"><text:span text:style-name="T49"><text:tab/><text:tab/><text:tab/>} </text:span><text:span text:style-name="T48">catch</text:span><text:span text:style-name="T49">(...) {}</text:span></text:p>
        <text:p text:style-name="P58"><text:span text:style-name="T49"><text:tab/><text:tab/><text:tab/>worst_num_search+= worst_bst-&gt;get_operation_counter();</text:span></text:p>
        <text:p text:style-name="P59"/>
        <text:p text:style-name="P58"><text:span text:style-name="T49"><text:tab/><text:tab/><text:tab/>worst_bst-&gt;insert(</text:span><text:span text:style-name="T48">rand</text:span><text:span text:style-name="T49">(), 0);</text:span></text:p>
        <text:p text:style-name="P58"><text:span text:style-name="T49"><text:tab/><text:tab/><text:tab/>worst_num_insert+= worst_bst-&gt;get_operation_counter();</text:span></text:p>
        <text:p text:style-name="P59"/>
        <text:p text:style-name="P58"><text:span text:style-name="T49"><text:tab/><text:tab/><text:tab/>worst_bst-&gt;remove(</text:span><text:span text:style-name="T48">rand</text:span><text:span text:style-name="T49">());</text:span></text:p>
        <text:p text:style-name="P58"><text:span text:style-name="T49"><text:tab/><text:tab/><text:tab/>worst_num_delete+= worst_bst-&gt;get_operation_counter();</text:span></text:p>
        <text:p text:style-name="P59"/>
        <text:p text:style-name="P58"><text:span text:style-name="T49"><text:tab/><text:tab/>}</text:span></text:p>
        <text:p text:style-name="P59"/>
        <text:p text:style-name="P58"><text:span text:style-name="T49"><text:tab/><text:tab/>random_num_search = random_num_search / repeats;</text:span></text:p>
        <text:p text:style-name="P58"><text:span text:style-name="T49"><text:tab/><text:tab/>random_num_insert = random_num_insert / repeats;</text:span></text:p>
        <text:p text:style-name="P58"><text:span text:style-name="T49"><text:tab/><text:tab/>random_num_delete = random_num_delete / repeats;</text:span></text:p>
        <text:p text:style-name="P59"/>
        <text:p text:style-name="P58"><text:span text:style-name="T49"><text:tab/><text:tab/>worst_num_search = worst_num_search / repeats;</text:span></text:p>
        <text:p text:style-name="P58"><text:span text:style-name="T49"><text:tab/><text:tab/>worst_num_insert = worst_num_insert / repeats;</text:span></text:p>
        <text:p text:style-name="P58"><text:span text:style-name="T49"><text:tab/><text:tab/>worst_num_delete = worst_num_delete / repeats;</text:span></text:p>
        <text:p text:style-name="P59"/>
        <text:p text:style-name="P59"/>
        <text:p text:style-name="P58"><text:span text:style-name="T49"><text:tab/><text:tab/>cout &lt;&lt; setprecision(1) &lt;&lt; std::fixed</text:span></text:p>
        <text:p text:style-name="P58"><text:span text:style-name="T49"><text:tab/><text:tab/><text:tab/> &lt;&lt; amount &lt;&lt; TAB</text:span></text:p>
        <text:p text:style-name="P58"><text:span text:style-name="T49"><text:tab/><text:tab/><text:tab/> &lt;&lt; </text:span><text:span text:style-name="T48">log2</text:span><text:span text:style-name="T49">(amount) &lt;&lt; TAB</text:span></text:p>
        <text:p text:style-name="P58"><text:span text:style-name="T49"><text:tab/><text:tab/><text:tab/> &lt;&lt; random_num_search &lt;&lt; TAB</text:span></text:p>
        <text:p text:style-name="P58"><text:span text:style-name="T49"><text:tab/><text:tab/><text:tab/> &lt;&lt; random_num_insert &lt;&lt; TAB</text:span></text:p>
        <text:p text:style-name="P58"><text:span text:style-name="T49"><text:tab/><text:tab/><text:tab/> &lt;&lt; random_num_delete &lt;&lt; TAB</text:span></text:p>
        <text:p text:style-name="P58"><text:span text:style-name="T49"><text:tab/><text:tab/><text:tab/> &lt;&lt; worst_num_search &lt;&lt; TAB</text:span></text:p>
        <text:p text:style-name="P58"><text:span text:style-name="T49"><text:tab/><text:tab/><text:tab/> &lt;&lt; worst_num_insert &lt;&lt; TAB</text:span></text:p>
        <text:p text:style-name="P58"><text:span text:style-name="T49"><text:tab/><text:tab/><text:tab/> &lt;&lt; worst_num_delete &lt;&lt; </text:span><text:span text:style-name="T48">endl</text:span><text:span text:style-name="T49">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return</text:span><text:span text:style-name="T49"> 0;</text:span></text:p>
        <text:p text:style-name="P58"><text:span text:style-name="T49">}</text:span></text:p>
        <text:p text:style-name="P53"><text:span text:style-name="T13"/></text:p>
        <text:p text:style-name="Heading_20_3">Листинг класса АТД «<text:span text:style-name="T50">Дерево поиска</text:span>»</text:p>
        <text:p text:style-name="P53"><text:span text:style-name="T47">#ifndef</text:span><text:span text:style-name="T46"> mybsth</text:span></text:p>
        <text:p text:style-name="P58"><text:span text:style-name="T48">#define</text:span><text:span text:style-name="T49"> mybsth</text:span></text:p>
        <text:p text:style-name="P59"/>
        <text:p text:style-name="P58"><text:span text:style-name="T48">#include</text:span><text:span text:style-name="T49"> &lt;iostream&gt;</text:span></text:p>
        <text:p text:style-name="P58"><text:span text:style-name="T48">#include</text:span><text:span text:style-name="T49"> &lt;string&gt;</text:span></text:p>
        <text:p text:style-name="P59"/>
        <text:p text:style-name="P58"><text:span text:style-name="T48">template</text:span><text:span text:style-name="T49"> &lt;</text:span><text:span text:style-name="T48">typename</text:span><text:span text:style-name="T49"> </text:span><text:span text:style-name="T48">Key</text:span><text:span text:style-name="T49">, </text:span><text:span text:style-name="T48">typename</text:span><text:span text:style-name="T49"> </text:span><text:span text:style-name="T48">Value</text:span><text:span text:style-name="T49">&gt;</text:span></text:p>
        <text:p text:style-name="P58"><text:span text:style-name="T48">class</text:span><text:span text:style-name="T49"> MyBST {</text:span></text:p>
        <text:p text:style-name="P59"/>
        <text:p text:style-name="P58"><text:span text:style-name="T49"><text:tab/></text:span><text:span text:style-name="T48">class</text:span><text:span text:style-name="T49"> MyBSTNode {</text:span></text:p>
        <text:p text:style-name="P58"><text:span text:style-name="T49"><text:tab/></text:span><text:span text:style-name="T48">public</text:span><text:span text:style-name="T49">:</text:span></text:p>
        <text:p text:style-name="P58"><text:span text:style-name="T49"><text:tab/><text:tab/></text:span><text:span text:style-name="T48">Value</text:span><text:span text:style-name="T49"> v;</text:span></text:p>
        <text:p text:style-name="P58"><text:span text:style-name="T49"><text:tab/><text:tab/></text:span><text:span text:style-name="T48">Key</text:span><text:span text:style-name="T49"> k;</text:span></text:p>
        <text:p text:style-name="P58"><text:span text:style-name="T49"><text:tab/><text:tab/>MyBSTNode *l, *r;</text:span></text:p>
        <text:p text:style-name="P59"/>
        <text:p text:style-name="P58"><text:span text:style-name="T49"><text:tab/><text:tab/></text:span><text:span text:style-name="T48">MyBSTNode</text:span><text:span text:style-name="T49">(</text:span><text:span text:style-name="T48">Key</text:span><text:span text:style-name="T49"> &amp;k, </text:span><text:span text:style-name="T48">Value</text:span><text:span text:style-name="T49"> &amp;v){</text:span></text:p>
        <text:p text:style-name="P58"><text:span text:style-name="T49"><text:tab/><text:tab/><text:tab/></text:span><text:span text:style-name="T48">this</text:span><text:span text:style-name="T49">-&gt;k = k;</text:span></text:p>
        <text:p text:style-name="P58"><text:soft-page-break/><text:span text:style-name="T49"><text:tab/><text:tab/><text:tab/></text:span><text:span text:style-name="T48">this</text:span><text:span text:style-name="T49">-&gt;v = v;</text:span></text:p>
        <text:p text:style-name="P58"><text:span text:style-name="T49"><text:tab/><text:tab/><text:tab/></text:span><text:span text:style-name="T48">this</text:span><text:span text:style-name="T49">-&gt;l = NULL;</text:span></text:p>
        <text:p text:style-name="P58"><text:span text:style-name="T49"><text:tab/><text:tab/><text:tab/></text:span><text:span text:style-name="T48">this</text:span><text:span text:style-name="T49">-&gt;r = NULL;</text:span></text:p>
        <text:p text:style-name="P58"><text:span text:style-name="T49"><text:tab/><text:tab/>}</text:span></text:p>
        <text:p text:style-name="P58"><text:span text:style-name="T49"><text:tab/>};</text:span></text:p>
        <text:p text:style-name="P59"/>
        <text:p text:style-name="P58"><text:span text:style-name="T49"><text:tab/>MyBSTNode *head;</text:span></text:p>
        <text:p text:style-name="P58"><text:span text:style-name="T49"><text:tab/>size_t size;</text:span></text:p>
        <text:p text:style-name="P58"><text:span text:style-name="T49"><text:tab/>size_t change_counter;</text:span></text:p>
        <text:p text:style-name="P58"><text:span text:style-name="T49"><text:tab/>size_t operation_counter;</text:span></text:p>
        <text:p text:style-name="P59"/>
        <text:p text:style-name="P58"><text:span text:style-name="T49"><text:tab/></text:span><text:span text:style-name="T48">Value</text:span><text:span text:style-name="T49"> &amp;</text:span><text:span text:style-name="T48">get_value</text:span><text:span text:style-name="T49">(MyBSTNode *t, </text:span><text:span text:style-name="T48">const</text:span><text:span text:style-name="T49"> </text:span><text:span text:style-name="T48">Key</text:span><text:span text:style-name="T49"> &amp;k) {</text:span></text:p>
        <text:p text:style-name="P58"><text:span text:style-name="T49"><text:tab/><text:tab/></text:span><text:span text:style-name="T48">this</text:span><text:span text:style-name="T49">-&gt;operation_counter++;</text:span></text:p>
        <text:p text:style-name="P58"><text:span text:style-name="T49"><text:tab/><text:tab/></text:span><text:span text:style-name="T48">if</text:span><text:span text:style-name="T49"> (t == NULL) {</text:span></text:p>
        <text:p text:style-name="P58"><text:span text:style-name="T49"><text:tab/><text:tab/><text:tab/></text:span><text:span text:style-name="T48">throw</text:span><text:span text:style-name="T49"> "Нет элемента с таким ключом в дереве"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if</text:span><text:span text:style-name="T49"> (k == t-&gt;k) {</text:span></text:p>
        <text:p text:style-name="P58"><text:span text:style-name="T49"><text:tab/><text:tab/><text:tab/></text:span><text:span text:style-name="T48">return</text:span><text:span text:style-name="T49"> t-&gt;v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if</text:span><text:span text:style-name="T49"> (k &lt; t-&gt;k) {</text:span></text:p>
        <text:p text:style-name="P58"><text:span text:style-name="T49"><text:tab/><text:tab/><text:tab/></text:span><text:span text:style-name="T48">return</text:span><text:span text:style-name="T49"> get_value(t-&gt;l, k);</text:span></text:p>
        <text:p text:style-name="P58"><text:span text:style-name="T49"><text:tab/><text:tab/>} </text:span><text:span text:style-name="T48">else</text:span><text:span text:style-name="T49"> {</text:span></text:p>
        <text:p text:style-name="P58"><text:span text:style-name="T49"><text:tab/><text:tab/><text:tab/></text:span><text:span text:style-name="T48">return</text:span><text:span text:style-name="T49"> get_value(t-&gt;r, k);</text:span></text:p>
        <text:p text:style-name="P58"><text:span text:style-name="T49"><text:tab/><text:tab/>}</text:span></text:p>
        <text:p text:style-name="P59"/>
        <text:p text:style-name="P58"><text:span text:style-name="T49"><text:tab/>}</text:span></text:p>
        <text:p text:style-name="P59"/>
        <text:p text:style-name="P58"><text:span text:style-name="T49"><text:tab/></text:span><text:span text:style-name="T48">void</text:span><text:span text:style-name="T49"> </text:span><text:span text:style-name="T48">get_inner_path_value</text:span><text:span text:style-name="T49">(MyBSTNode *n, size_t level, size_t &amp;sum) {</text:span></text:p>
        <text:p text:style-name="P58"><text:span text:style-name="T49"><text:tab/><text:tab/></text:span><text:span text:style-name="T48">if</text:span><text:span text:style-name="T49">(n == NULL) {</text:span></text:p>
        <text:p text:style-name="P58"><text:span text:style-name="T49"><text:tab/><text:tab/><text:tab/></text:span><text:span text:style-name="T48">return</text:span><text:span text:style-name="T49">;</text:span></text:p>
        <text:p text:style-name="P58"><text:span text:style-name="T49"><text:tab/><text:tab/>}</text:span></text:p>
        <text:p text:style-name="P59"/>
        <text:p text:style-name="P58"><text:span text:style-name="T49"><text:tab/><text:tab/>get_inner_path_value(n-&gt;l, level + 1, sum);</text:span></text:p>
        <text:p text:style-name="P58"><text:span text:style-name="T49"><text:tab/><text:tab/>get_inner_path_value(n-&gt;r, level + 1, sum);</text:span></text:p>
        <text:p text:style-name="P59"/>
        <text:p text:style-name="P58"><text:span text:style-name="T49"><text:tab/><text:tab/></text:span><text:span text:style-name="T48">if</text:span><text:span text:style-name="T49"> ((n-&gt;l != NULL) &amp;&amp; (n-&gt;r != NULL)) {</text:span></text:p>
        <text:p text:style-name="P58"><text:span text:style-name="T49"><text:tab/><text:tab/><text:tab/>sum+= level;</text:span></text:p>
        <text:p text:style-name="P58"><text:span text:style-name="T49"><text:tab/><text:tab/>}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void</text:span><text:span text:style-name="T49"> </text:span><text:span text:style-name="T48">clean</text:span><text:span text:style-name="T49">(MyBSTNode *n) {</text:span></text:p>
        <text:p text:style-name="P58"><text:span text:style-name="T49"><text:tab/><text:tab/></text:span><text:span text:style-name="T48">if</text:span><text:span text:style-name="T49"> (n == NULL) {</text:span></text:p>
        <text:p text:style-name="P58"><text:span text:style-name="T49"><text:tab/><text:tab/><text:tab/></text:span><text:span text:style-name="T48">return</text:span><text:span text:style-name="T49">;</text:span></text:p>
        <text:p text:style-name="P58"><text:span text:style-name="T49"><text:tab/><text:tab/>}</text:span></text:p>
        <text:p text:style-name="P59"/>
        <text:p text:style-name="P58"><text:span text:style-name="T49"><text:tab/><text:tab/>clean(n-&gt;l);</text:span></text:p>
        <text:p text:style-name="P58"><text:span text:style-name="T49"><text:tab/><text:tab/>clean(n-&gt;r);</text:span></text:p>
        <text:p text:style-name="P59"/>
        <text:p text:style-name="P58"><text:span text:style-name="T49"><text:tab/><text:tab/></text:span><text:span text:style-name="T48">this</text:span><text:span text:style-name="T49">-&gt;change_counter++;</text:span></text:p>
        <text:p text:style-name="P58"><text:span text:style-name="T49"><text:tab/><text:tab/></text:span><text:span text:style-name="T48">delete</text:span><text:span text:style-name="T49"> n;</text:span></text:p>
        <text:p text:style-name="P58"><text:span text:style-name="T49"><text:tab/><text:tab/></text:span><text:span text:style-name="T48">this</text:span><text:span text:style-name="T49">-&gt;size--;</text:span></text:p>
        <text:p text:style-name="P58"><text:span text:style-name="T49"><text:tab/>}</text:span></text:p>
        <text:p text:style-name="P58"><text:span text:style-name="T49"><text:tab/></text:span><text:span text:style-name="T48">void</text:span><text:span text:style-name="T49"> </text:span><text:span text:style-name="T48">to_string_rambler</text:span><text:span text:style-name="T49">(MyBSTNode *n, std::stringstream &amp;ss) {</text:span></text:p>
        <text:p text:style-name="P59"/>
        <text:p text:style-name="P58"><text:span text:style-name="T49"><text:tab/><text:tab/></text:span><text:span text:style-name="T48">if</text:span><text:span text:style-name="T49"> (n == NULL) {</text:span></text:p>
        <text:p text:style-name="P58"><text:span text:style-name="T49"><text:tab/><text:tab/><text:tab/></text:span><text:span text:style-name="T48">return</text:span><text:span text:style-name="T49">;</text:span></text:p>
        <text:p text:style-name="P58"><text:span text:style-name="T49"><text:tab/><text:tab/>}</text:span></text:p>
        <text:p text:style-name="P59"/>
        <text:p text:style-name="P58"><text:span text:style-name="T49"><text:tab/><text:tab/>to_string_rambler(n-&gt;l, ss);</text:span></text:p>
        <text:p text:style-name="P58"><text:span text:style-name="T49"><text:tab/><text:tab/>to_string_rambler(n-&gt;r, ss);</text:span></text:p>
        <text:p text:style-name="P59"><text:soft-page-break/></text:p>
        <text:p text:style-name="P58"><text:span text:style-name="T49"><text:tab/><text:tab/></text:span><text:span text:style-name="T48">if</text:span><text:span text:style-name="T49"> (!ss.str().empty()) { // dirty hack</text:span></text:p>
        <text:p text:style-name="P58"><text:span text:style-name="T49"><text:tab/><text:tab/><text:tab/>ss &lt;&lt; " ";</text:span></text:p>
        <text:p text:style-name="P58"><text:span text:style-name="T49"><text:tab/><text:tab/>}</text:span></text:p>
        <text:p text:style-name="P58"><text:span text:style-name="T49"><text:tab/><text:tab/>ss &lt;&lt; n-&gt;v;</text:span></text:p>
        <text:p text:style-name="P58"><text:span text:style-name="T49"><text:tab/>}</text:span></text:p>
        <text:p text:style-name="P59"/>
        <text:p text:style-name="P58"><text:span text:style-name="T49"><text:tab/>MyBSTNode *</text:span><text:span text:style-name="T48">remove2</text:span><text:span text:style-name="T49">(MyBSTNode *t, MyBSTNode *t0) {</text:span></text:p>
        <text:p text:style-name="P58"><text:span text:style-name="T49"><text:tab/><text:tab/></text:span><text:span text:style-name="T48">this</text:span><text:span text:style-name="T49">-&gt;operation_counter++;</text:span></text:p>
        <text:p text:style-name="P58"><text:span text:style-name="T49"><text:tab/><text:tab/></text:span><text:span text:style-name="T48">if</text:span><text:span text:style-name="T49">(t-&gt;l != NULL) {</text:span></text:p>
        <text:p text:style-name="P58"><text:span text:style-name="T49"><text:tab/><text:tab/><text:tab/>t-&gt;l = </text:span><text:span text:style-name="T48">this</text:span><text:span text:style-name="T49">-&gt;remove2(t-&gt;l, t0);</text:span></text:p>
        <text:p text:style-name="P58"><text:span text:style-name="T49"><text:tab/><text:tab/><text:tab/></text:span><text:span text:style-name="T48">return</text:span><text:span text:style-name="T49"> t;</text:span></text:p>
        <text:p text:style-name="P58"><text:span text:style-name="T49"><text:tab/><text:tab/>}</text:span></text:p>
        <text:p text:style-name="P59"/>
        <text:p text:style-name="P58"><text:span text:style-name="T49"><text:tab/><text:tab/>t0-&gt;k = t-&gt;k;</text:span></text:p>
        <text:p text:style-name="P58"><text:span text:style-name="T49"><text:tab/><text:tab/>t0-&gt;v = t-&gt;v;</text:span></text:p>
        <text:p text:style-name="P59"/>
        <text:p text:style-name="P58"><text:span text:style-name="T49"><text:tab/><text:tab/>MyBSTNode *x = t-&gt;r;</text:span></text:p>
        <text:p text:style-name="P59"/>
        <text:p text:style-name="P58"><text:span text:style-name="T49"><text:tab/><text:tab/></text:span><text:span text:style-name="T48">this</text:span><text:span text:style-name="T49">-&gt;change_counter++;</text:span></text:p>
        <text:p text:style-name="P58"><text:span text:style-name="T49"><text:tab/><text:tab/></text:span><text:span text:style-name="T48">delete</text:span><text:span text:style-name="T49"> t;</text:span></text:p>
        <text:p text:style-name="P58"><text:span text:style-name="T49"><text:tab/><text:tab/></text:span><text:span text:style-name="T48">this</text:span><text:span text:style-name="T49">-&gt;size--;</text:span></text:p>
        <text:p text:style-name="P59"/>
        <text:p text:style-name="P58"><text:span text:style-name="T49"><text:tab/><text:tab/></text:span><text:span text:style-name="T48">return</text:span><text:span text:style-name="T49"> x;</text:span></text:p>
        <text:p text:style-name="P58"><text:span text:style-name="T49"><text:tab/>}</text:span></text:p>
        <text:p text:style-name="P59"/>
        <text:p text:style-name="P58"><text:span text:style-name="T49"><text:tab/>MyBSTNode *</text:span><text:span text:style-name="T48">remove</text:span><text:span text:style-name="T49">(MyBSTNode *t, </text:span><text:span text:style-name="T48">Key</text:span><text:span text:style-name="T49"> k, </text:span><text:span text:style-name="T48">bool</text:span><text:span text:style-name="T49"> &amp;deleted) {</text:span></text:p>
        <text:p text:style-name="P58"><text:span text:style-name="T49"><text:tab/><text:tab/></text:span><text:span text:style-name="T48">this</text:span><text:span text:style-name="T49">-&gt;operation_counter++;</text:span></text:p>
        <text:p text:style-name="P58"><text:span text:style-name="T49"><text:tab/><text:tab/></text:span><text:span text:style-name="T48">if</text:span><text:span text:style-name="T49"> (t == NULL) {</text:span></text:p>
        <text:p text:style-name="P58"><text:span text:style-name="T49"><text:tab/><text:tab/><text:tab/>deleted = </text:span><text:span text:style-name="T48">false</text:span><text:span text:style-name="T49">;</text:span></text:p>
        <text:p text:style-name="P58"><text:span text:style-name="T49"><text:tab/><text:tab/><text:tab/></text:span><text:span text:style-name="T48">return</text:span><text:span text:style-name="T49"> t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if</text:span><text:span text:style-name="T49"> (k &lt; t-&gt;k) {</text:span></text:p>
        <text:p text:style-name="P58"><text:span text:style-name="T49"><text:tab/><text:tab/><text:tab/></text:span><text:span text:style-name="T48">bool</text:span><text:span text:style-name="T49"> del;</text:span></text:p>
        <text:p text:style-name="P58"><text:span text:style-name="T49"><text:tab/><text:tab/><text:tab/>t-&gt;l = </text:span><text:span text:style-name="T48">this</text:span><text:span text:style-name="T49">-&gt;remove(t-&gt;l, k, del);</text:span></text:p>
        <text:p text:style-name="P58"><text:span text:style-name="T49"><text:tab/><text:tab/><text:tab/>deleted = del;</text:span></text:p>
        <text:p text:style-name="P58"><text:span text:style-name="T49"><text:tab/><text:tab/><text:tab/></text:span><text:span text:style-name="T48">return</text:span><text:span text:style-name="T49"> t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if</text:span><text:span text:style-name="T49"> (k &gt; t-&gt;k) {</text:span></text:p>
        <text:p text:style-name="P58"><text:span text:style-name="T49"><text:tab/><text:tab/><text:tab/></text:span><text:span text:style-name="T48">bool</text:span><text:span text:style-name="T49"> del;</text:span></text:p>
        <text:p text:style-name="P58"><text:span text:style-name="T49"><text:tab/><text:tab/><text:tab/>t-&gt;r = </text:span><text:span text:style-name="T48">this</text:span><text:span text:style-name="T49">-&gt;remove(t-&gt;r, k, del);</text:span></text:p>
        <text:p text:style-name="P58"><text:span text:style-name="T49"><text:tab/><text:tab/><text:tab/>deleted = del;</text:span></text:p>
        <text:p text:style-name="P58"><text:span text:style-name="T49"><text:tab/><text:tab/><text:tab/></text:span><text:span text:style-name="T48">return</text:span><text:span text:style-name="T49"> t;</text:span></text:p>
        <text:p text:style-name="P58"><text:span text:style-name="T49"><text:tab/><text:tab/>}</text:span></text:p>
        <text:p text:style-name="P59"/>
        <text:p text:style-name="P58"><text:span text:style-name="T49"><text:tab/><text:tab/>deleted = </text:span><text:span text:style-name="T48">true</text:span><text:span text:style-name="T49">;</text:span></text:p>
        <text:p text:style-name="P58"><text:span text:style-name="T49"><text:tab/><text:tab/></text:span><text:span text:style-name="T48">if</text:span><text:span text:style-name="T49"> ((t-&gt;l == NULL) &amp;&amp; (t-&gt;r == NULL)) {</text:span></text:p>
        <text:p text:style-name="P58"><text:span text:style-name="T49"><text:tab/><text:tab/><text:tab/></text:span><text:span text:style-name="T48">if</text:span><text:span text:style-name="T49">(t == </text:span><text:span text:style-name="T48">this</text:span><text:span text:style-name="T49">-&gt;head) {</text:span></text:p>
        <text:p text:style-name="P58"><text:span text:style-name="T49"><text:tab/><text:tab/><text:tab/><text:tab/></text:span><text:span text:style-name="T48">this</text:span><text:span text:style-name="T49">-&gt;head = NULL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this</text:span><text:span text:style-name="T49">-&gt;change_counter++;</text:span></text:p>
        <text:p text:style-name="P58"><text:span text:style-name="T49"><text:tab/><text:tab/><text:tab/></text:span><text:span text:style-name="T48">delete</text:span><text:span text:style-name="T49"> t;</text:span></text:p>
        <text:p text:style-name="P58"><text:span text:style-name="T49"><text:tab/><text:tab/><text:tab/></text:span><text:span text:style-name="T48">this</text:span><text:span text:style-name="T49">-&gt;size--;</text:span></text:p>
        <text:p text:style-name="P58"><text:span text:style-name="T49"><text:tab/><text:tab/><text:tab/></text:span><text:span text:style-name="T48">return</text:span><text:span text:style-name="T49"> NULL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if</text:span><text:span text:style-name="T49">(t-&gt;l == NULL) {</text:span></text:p>
        <text:p text:style-name="P58"><text:span text:style-name="T49"><text:tab/><text:tab/><text:tab/>MyBSTNode *x = t-&gt;r;</text:span></text:p>
        <text:p text:style-name="P58"><text:span text:style-name="T49"><text:tab/><text:tab/><text:tab/></text:span><text:span text:style-name="T48">if</text:span><text:span text:style-name="T49"> (t == </text:span><text:span text:style-name="T48">this</text:span><text:span text:style-name="T49">-&gt;head) {</text:span></text:p>
        <text:p text:style-name="P58"><text:soft-page-break/><text:span text:style-name="T49"><text:tab/><text:tab/><text:tab/><text:tab/></text:span><text:span text:style-name="T48">this</text:span><text:span text:style-name="T49">-&gt;head = t-&gt;r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this</text:span><text:span text:style-name="T49">-&gt;change_counter++;</text:span></text:p>
        <text:p text:style-name="P58"><text:span text:style-name="T49"><text:tab/><text:tab/><text:tab/></text:span><text:span text:style-name="T48">delete</text:span><text:span text:style-name="T49"> t;</text:span></text:p>
        <text:p text:style-name="P58"><text:span text:style-name="T49"><text:tab/><text:tab/><text:tab/></text:span><text:span text:style-name="T48">this</text:span><text:span text:style-name="T49">-&gt;size--;</text:span></text:p>
        <text:p text:style-name="P59"/>
        <text:p text:style-name="P58"><text:span text:style-name="T49"><text:tab/><text:tab/><text:tab/></text:span><text:span text:style-name="T48">return</text:span><text:span text:style-name="T49"> x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if</text:span><text:span text:style-name="T49">(t-&gt;r == NULL) {</text:span></text:p>
        <text:p text:style-name="P58"><text:span text:style-name="T49"><text:tab/><text:tab/><text:tab/>MyBSTNode *x = t-&gt;l;</text:span></text:p>
        <text:p text:style-name="P58"><text:span text:style-name="T49"><text:tab/><text:tab/><text:tab/></text:span><text:span text:style-name="T48">if</text:span><text:span text:style-name="T49"> (t == </text:span><text:span text:style-name="T48">this</text:span><text:span text:style-name="T49">-&gt;head) {</text:span></text:p>
        <text:p text:style-name="P58"><text:span text:style-name="T49"><text:tab/><text:tab/><text:tab/><text:tab/></text:span><text:span text:style-name="T48">this</text:span><text:span text:style-name="T49">-&gt;head = t-&gt;l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this</text:span><text:span text:style-name="T49">-&gt;change_counter++;</text:span></text:p>
        <text:p text:style-name="P58"><text:span text:style-name="T49"><text:tab/><text:tab/><text:tab/></text:span><text:span text:style-name="T48">delete</text:span><text:span text:style-name="T49"> t;</text:span></text:p>
        <text:p text:style-name="P58"><text:span text:style-name="T49"><text:tab/><text:tab/><text:tab/></text:span><text:span text:style-name="T48">this</text:span><text:span text:style-name="T49">-&gt;size--;</text:span></text:p>
        <text:p text:style-name="P58"><text:span text:style-name="T49"><text:tab/><text:tab/><text:tab/></text:span><text:span text:style-name="T48">return</text:span><text:span text:style-name="T49"> x;</text:span></text:p>
        <text:p text:style-name="P58"><text:span text:style-name="T49"><text:tab/><text:tab/>}</text:span></text:p>
        <text:p text:style-name="P59"/>
        <text:p text:style-name="P58"><text:span text:style-name="T49"><text:tab/><text:tab/>t-&gt;r = </text:span><text:span text:style-name="T48">this</text:span><text:span text:style-name="T49">-&gt;remove2(t-&gt;r, t);</text:span></text:p>
        <text:p text:style-name="P58"><text:span text:style-name="T49"><text:tab/><text:tab/></text:span><text:span text:style-name="T48">return</text:span><text:span text:style-name="T49"> t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void</text:span><text:span text:style-name="T49"> </text:span><text:span text:style-name="T48">print</text:span><text:span text:style-name="T49">(MyBSTNode *n, size_t level) {</text:span></text:p>
        <text:p text:style-name="P58"><text:span text:style-name="T49"><text:tab/><text:tab/></text:span><text:span text:style-name="T48">if</text:span><text:span text:style-name="T49"> (n == NULL) {</text:span></text:p>
        <text:p text:style-name="P58"><text:span text:style-name="T49"><text:tab/><text:tab/><text:tab/></text:span><text:span text:style-name="T48">return</text:span><text:span text:style-name="T49">;</text:span></text:p>
        <text:p text:style-name="P58"><text:span text:style-name="T49"><text:tab/><text:tab/>}</text:span></text:p>
        <text:p text:style-name="P59"/>
        <text:p text:style-name="P58"><text:span text:style-name="T49"><text:tab/><text:tab/>print(n-&gt;r, level + 1);</text:span></text:p>
        <text:p text:style-name="P59"/>
        <text:p text:style-name="P58"><text:span text:style-name="T49"><text:tab/><text:tab/></text:span><text:span text:style-name="T48">for</text:span><text:span text:style-name="T49">(</text:span><text:span text:style-name="T48">int</text:span><text:span text:style-name="T49"> i=0; i &lt;= 3*level; i++) {</text:span></text:p>
        <text:p text:style-name="P58"><text:span text:style-name="T49"><text:tab/><text:tab/><text:tab/>std::cout &lt;&lt; " ";</text:span></text:p>
        <text:p text:style-name="P58"><text:span text:style-name="T49"><text:tab/><text:tab/>}</text:span></text:p>
        <text:p text:style-name="P58"><text:span text:style-name="T49"><text:tab/><text:tab/>std::cout &lt;&lt; n-&gt;k &lt;&lt; std::endl;</text:span></text:p>
        <text:p text:style-name="P59"/>
        <text:p text:style-name="P58"><text:span text:style-name="T49"><text:tab/><text:tab/>print(n-&gt;l, level + 1);</text:span></text:p>
        <text:p text:style-name="P58"><text:span text:style-name="T49"><text:tab/>}</text:span></text:p>
        <text:p text:style-name="P59"/>
        <text:p text:style-name="P58"><text:span text:style-name="T49"><text:tab/>MyBSTNode *</text:span><text:span text:style-name="T48">insert</text:span><text:span text:style-name="T49">(</text:span><text:span text:style-name="T48">Key</text:span><text:span text:style-name="T49"> k, </text:span><text:span text:style-name="T48">Value</text:span><text:span text:style-name="T49"> v, MyBST&lt;</text:span><text:span text:style-name="T48">Key</text:span><text:span text:style-name="T49">, </text:span><text:span text:style-name="T48">Value</text:span><text:span text:style-name="T49">&gt;::MyBSTNode *root, </text:span><text:span text:style-name="T48">bool</text:span><text:span text:style-name="T49"> &amp;iflag) {</text:span></text:p>
        <text:p text:style-name="P59"/>
        <text:p text:style-name="P58"><text:span text:style-name="T49"><text:tab/><text:tab/></text:span><text:span text:style-name="T48">this</text:span><text:span text:style-name="T49">-&gt;operation_counter++;</text:span></text:p>
        <text:p text:style-name="P59"/>
        <text:p text:style-name="P58"><text:span text:style-name="T49"><text:tab/><text:tab/></text:span><text:span text:style-name="T48">if</text:span><text:span text:style-name="T49"> (root == NULL) {</text:span></text:p>
        <text:p text:style-name="P58"><text:span text:style-name="T49"><text:tab/><text:tab/><text:tab/>iflag = </text:span><text:span text:style-name="T48">true</text:span><text:span text:style-name="T49">;</text:span></text:p>
        <text:p text:style-name="P58"><text:span text:style-name="T49"><text:tab/><text:tab/><text:tab/>MyBSTNode *node = </text:span><text:span text:style-name="T48">new</text:span><text:span text:style-name="T49"> MyBSTNode(k, v);</text:span></text:p>
        <text:p text:style-name="P58"><text:span text:style-name="T49"><text:tab/><text:tab/><text:tab/></text:span><text:span text:style-name="T48">this</text:span><text:span text:style-name="T49">-&gt;change_counter++;</text:span></text:p>
        <text:p text:style-name="P58"><text:span text:style-name="T49"><text:tab/><text:tab/><text:tab/></text:span><text:span text:style-name="T48">return</text:span><text:span text:style-name="T49"> node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if</text:span><text:span text:style-name="T49"> (k == root-&gt;k) {</text:span></text:p>
        <text:p text:style-name="P58"><text:span text:style-name="T49"><text:tab/><text:tab/><text:tab/>iflag = </text:span><text:span text:style-name="T48">false</text:span><text:span text:style-name="T49">;</text:span></text:p>
        <text:p text:style-name="P58"><text:span text:style-name="T49"><text:tab/><text:tab/><text:tab/></text:span><text:span text:style-name="T48">return</text:span><text:span text:style-name="T49"> root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bool</text:span><text:span text:style-name="T49"> iresult;</text:span></text:p>
        <text:p text:style-name="P58"><text:span text:style-name="T49"><text:tab/><text:tab/></text:span><text:span text:style-name="T48">if</text:span><text:span text:style-name="T49"> (k &lt; root-&gt;k) {</text:span></text:p>
        <text:p text:style-name="P58"><text:span text:style-name="T49"><text:tab/><text:tab/><text:tab/>root-&gt;l = </text:span><text:span text:style-name="T48">this</text:span><text:span text:style-name="T49">-&gt;insert(k, v, root-&gt;l, iresult);</text:span></text:p>
        <text:p text:style-name="P58"><text:span text:style-name="T49"><text:tab/><text:tab/>} </text:span><text:span text:style-name="T48">else</text:span><text:span text:style-name="T49"> {</text:span></text:p>
        <text:p text:style-name="P58"><text:soft-page-break/><text:span text:style-name="T49"><text:tab/><text:tab/><text:tab/>root-&gt;r = </text:span><text:span text:style-name="T48">this</text:span><text:span text:style-name="T49">-&gt;insert(k, v, root-&gt;r, iresult);</text:span></text:p>
        <text:p text:style-name="P58"><text:span text:style-name="T49"><text:tab/><text:tab/>}</text:span></text:p>
        <text:p text:style-name="P59"/>
        <text:p text:style-name="P58"><text:span text:style-name="T49"><text:tab/><text:tab/>iflag = iresult;</text:span></text:p>
        <text:p text:style-name="P58"><text:span text:style-name="T49"><text:tab/><text:tab/></text:span><text:span text:style-name="T48">return</text:span><text:span text:style-name="T49"> root;</text:span></text:p>
        <text:p text:style-name="P58"><text:span text:style-name="T49"><text:tab/>}</text:span></text:p>
        <text:p text:style-name="P59"/>
        <text:p text:style-name="P59"/>
        <text:p text:style-name="P58"><text:span text:style-name="T48">public</text:span><text:span text:style-name="T49">:</text:span></text:p>
        <text:p text:style-name="P58"><text:span text:style-name="T49"><text:tab/></text:span><text:span text:style-name="T48">MyBST</text:span><text:span text:style-name="T49">() {</text:span></text:p>
        <text:p text:style-name="P58"><text:span text:style-name="T49"><text:tab/><text:tab/></text:span><text:span text:style-name="T48">this</text:span><text:span text:style-name="T49">-&gt;head = NULL;</text:span></text:p>
        <text:p text:style-name="P58"><text:span text:style-name="T49"><text:tab/><text:tab/></text:span><text:span text:style-name="T48">this</text:span><text:span text:style-name="T49">-&gt;size = 0;</text:span></text:p>
        <text:p text:style-name="P58"><text:span text:style-name="T49"><text:tab/><text:tab/></text:span><text:span text:style-name="T48">this</text:span><text:span text:style-name="T49">-&gt;operation_counter = 0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~MyBST</text:span><text:span text:style-name="T49">() {</text:span></text:p>
        <text:p text:style-name="P58"><text:span text:style-name="T49"><text:tab/><text:tab/></text:span><text:span text:style-name="T48">this</text:span><text:span text:style-name="T49">-&gt;clean()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bool</text:span><text:span text:style-name="T49"> </text:span><text:span text:style-name="T48">insert</text:span><text:span text:style-name="T49">(</text:span><text:span text:style-name="T48">Key</text:span><text:span text:style-name="T49"> k, </text:span><text:span text:style-name="T48">Value</text:span><text:span text:style-name="T49"> v) {</text:span></text:p>
        <text:p text:style-name="P58"><text:span text:style-name="T49"><text:tab/><text:tab/></text:span><text:span text:style-name="T48">bool</text:span><text:span text:style-name="T49"> flag = </text:span><text:span text:style-name="T48">false</text:span><text:span text:style-name="T49">;</text:span></text:p>
        <text:p text:style-name="P58"><text:span text:style-name="T49"><text:tab/><text:tab/></text:span><text:span text:style-name="T48">this</text:span><text:span text:style-name="T49">-&gt;operation_counter = 0;</text:span></text:p>
        <text:p text:style-name="P58"><text:span text:style-name="T49"><text:tab/><text:tab/>MyBSTNode *node = </text:span><text:span text:style-name="T48">this</text:span><text:span text:style-name="T49">-&gt;insert(k, v, </text:span><text:span text:style-name="T48">this</text:span><text:span text:style-name="T49">-&gt;head, flag);</text:span></text:p>
        <text:p text:style-name="P58"><text:span text:style-name="T49"><text:tab/><text:tab/></text:span><text:span text:style-name="T48">if</text:span><text:span text:style-name="T49">(</text:span><text:span text:style-name="T48">this</text:span><text:span text:style-name="T49">-&gt;head == NULL) {</text:span></text:p>
        <text:p text:style-name="P58"><text:span text:style-name="T49"><text:tab/><text:tab/><text:tab/></text:span><text:span text:style-name="T48">this</text:span><text:span text:style-name="T49">-&gt;head = node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if</text:span><text:span text:style-name="T49"> (flag == </text:span><text:span text:style-name="T48">true</text:span><text:span text:style-name="T49">) {</text:span></text:p>
        <text:p text:style-name="P58"><text:span text:style-name="T49"><text:tab/><text:tab/><text:tab/></text:span><text:span text:style-name="T48">this</text:span><text:span text:style-name="T49">-&gt;size++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return</text:span><text:span text:style-name="T49"> flag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void</text:span><text:span text:style-name="T49"> </text:span><text:span text:style-name="T48">clean</text:span><text:span text:style-name="T49">() {</text:span></text:p>
        <text:p text:style-name="P58"><text:span text:style-name="T49"><text:tab/><text:tab/></text:span><text:span text:style-name="T48">this</text:span><text:span text:style-name="T49">-&gt;clean(</text:span><text:span text:style-name="T48">this</text:span><text:span text:style-name="T49">-&gt;head);</text:span></text:p>
        <text:p text:style-name="P58"><text:span text:style-name="T49"><text:tab/><text:tab/></text:span><text:span text:style-name="T48">this</text:span><text:span text:style-name="T49">-&gt;head = NULL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bool</text:span><text:span text:style-name="T49"> </text:span><text:span text:style-name="T48">remove</text:span><text:span text:style-name="T49">(</text:span><text:span text:style-name="T48">Key</text:span><text:span text:style-name="T49"> k) {</text:span></text:p>
        <text:p text:style-name="P58"><text:span text:style-name="T49"><text:tab/><text:tab/></text:span><text:span text:style-name="T48">bool</text:span><text:span text:style-name="T49"> deleted;</text:span></text:p>
        <text:p text:style-name="P58"><text:span text:style-name="T49"><text:tab/><text:tab/></text:span><text:span text:style-name="T48">this</text:span><text:span text:style-name="T49">-&gt;operation_counter = 0;</text:span></text:p>
        <text:p text:style-name="P58"><text:span text:style-name="T49"><text:tab/><text:tab/></text:span><text:span text:style-name="T48">this</text:span><text:span text:style-name="T49">-&gt;remove(</text:span><text:span text:style-name="T48">this</text:span><text:span text:style-name="T49">-&gt;head, k, deleted);</text:span></text:p>
        <text:p text:style-name="P58"><text:span text:style-name="T49"><text:tab/><text:tab/></text:span><text:span text:style-name="T48">return</text:span><text:span text:style-name="T49"> deleted;</text:span></text:p>
        <text:p text:style-name="P58"><text:span text:style-name="T49"><text:tab/>}</text:span></text:p>
        <text:p text:style-name="P59"/>
        <text:p text:style-name="P58"><text:span text:style-name="T49"><text:tab/>size_t </text:span><text:span text:style-name="T48">get_operation_counter</text:span><text:span text:style-name="T49">() {</text:span></text:p>
        <text:p text:style-name="P58"><text:span text:style-name="T49"><text:tab/><text:tab/></text:span><text:span text:style-name="T48">return</text:span><text:span text:style-name="T49"> </text:span><text:span text:style-name="T48">this</text:span><text:span text:style-name="T49">-&gt;operation_counter;</text:span></text:p>
        <text:p text:style-name="P58"><text:span text:style-name="T49"><text:tab/>}</text:span></text:p>
        <text:p text:style-name="P59"/>
        <text:p text:style-name="P58"><text:span text:style-name="T49"><text:tab/>size_t </text:span><text:span text:style-name="T48">get_inner_path_value</text:span><text:span text:style-name="T49">() {</text:span></text:p>
        <text:p text:style-name="P58"><text:span text:style-name="T49"><text:tab/><text:tab/>size_t sum = 0;</text:span></text:p>
        <text:p text:style-name="P58"><text:span text:style-name="T49"><text:tab/><text:tab/></text:span><text:span text:style-name="T48">this</text:span><text:span text:style-name="T49">-&gt;get_inner_path_value(</text:span><text:span text:style-name="T48">this</text:span><text:span text:style-name="T49">-&gt;head, 0, sum);</text:span></text:p>
        <text:p text:style-name="P58"><text:span text:style-name="T49"><text:tab/><text:tab/></text:span><text:span text:style-name="T48">return</text:span><text:span text:style-name="T49"> sum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Value</text:span><text:span text:style-name="T49"> &amp;</text:span><text:span text:style-name="T48">get_value</text:span><text:span text:style-name="T49">(</text:span><text:span text:style-name="T48">const</text:span><text:span text:style-name="T49"> </text:span><text:span text:style-name="T48">Key</text:span><text:span text:style-name="T49"> &amp;k) {</text:span></text:p>
        <text:p text:style-name="P58"><text:span text:style-name="T49"><text:tab/><text:tab/></text:span><text:span text:style-name="T48">this</text:span><text:span text:style-name="T49">-&gt;operation_counter = 0;</text:span></text:p>
        <text:p text:style-name="P58"><text:span text:style-name="T49"><text:tab/><text:tab/></text:span><text:span text:style-name="T48">return</text:span><text:span text:style-name="T49"> get_value(</text:span><text:span text:style-name="T48">this</text:span><text:span text:style-name="T49">-&gt;head, k)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Value</text:span><text:span text:style-name="T49"> &amp;</text:span><text:span text:style-name="T48">get_head_value</text:span><text:span text:style-name="T49">() {</text:span></text:p>
        <text:p text:style-name="P58"><text:soft-page-break/><text:span text:style-name="T49"><text:tab/><text:tab/></text:span><text:span text:style-name="T48">if</text:span><text:span text:style-name="T49"> (</text:span><text:span text:style-name="T48">this</text:span><text:span text:style-name="T49">-&gt;head == NULL) {</text:span></text:p>
        <text:p text:style-name="P58"><text:span text:style-name="T49"><text:tab/><text:tab/><text:tab/></text:span><text:span text:style-name="T48">throw</text:span><text:span text:style-name="T49"> "Дерево пусто"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return</text:span><text:span text:style-name="T49"> </text:span><text:span text:style-name="T48">this</text:span><text:span text:style-name="T49">-&gt;head-&gt;v;</text:span></text:p>
        <text:p text:style-name="P58"><text:span text:style-name="T49"><text:tab/>}</text:span></text:p>
        <text:p text:style-name="P59"/>
        <text:p text:style-name="P58"><text:span text:style-name="T49"><text:tab/>size_t </text:span><text:span text:style-name="T48">get_size</text:span><text:span text:style-name="T49">() {</text:span></text:p>
        <text:p text:style-name="P58"><text:span text:style-name="T49"><text:tab/><text:tab/></text:span><text:span text:style-name="T48">return</text:span><text:span text:style-name="T49"> size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bool</text:span><text:span text:style-name="T49"> </text:span><text:span text:style-name="T48">is_empty</text:span><text:span text:style-name="T49">() {</text:span></text:p>
        <text:p text:style-name="P58"><text:span text:style-name="T49"><text:tab/><text:tab/></text:span><text:span text:style-name="T48">return</text:span><text:span text:style-name="T49"> (</text:span><text:span text:style-name="T48">this</text:span><text:span text:style-name="T49">-&gt;get_size() == 0);</text:span></text:p>
        <text:p text:style-name="P58"><text:span text:style-name="T49"><text:tab/>}</text:span></text:p>
        <text:p text:style-name="P59"/>
        <text:p text:style-name="P58"><text:span text:style-name="T49"><text:tab/></text:span><text:span text:style-name="T48">void</text:span><text:span text:style-name="T49"> </text:span><text:span text:style-name="T48">print</text:span><text:span text:style-name="T49">() {</text:span></text:p>
        <text:p text:style-name="P58"><text:span text:style-name="T49"><text:tab/><text:tab/>std::cout &lt;&lt; std::</text:span><text:span text:style-name="T48">endl</text:span><text:span text:style-name="T49">;</text:span></text:p>
        <text:p text:style-name="P58"><text:span text:style-name="T49"><text:tab/><text:tab/></text:span><text:span text:style-name="T48">this</text:span><text:span text:style-name="T49">-&gt;print(</text:span><text:span text:style-name="T48">this</text:span><text:span text:style-name="T49">-&gt;head, 0);</text:span></text:p>
        <text:p text:style-name="P58"><text:span text:style-name="T49"><text:tab/><text:tab/>std::cout &lt;&lt; std::</text:span><text:span text:style-name="T48">endl</text:span><text:span text:style-name="T49">;</text:span></text:p>
        <text:p text:style-name="P58"><text:span text:style-name="T49"><text:tab/>}</text:span></text:p>
        <text:p text:style-name="P59"/>
        <text:p text:style-name="P58"><text:span text:style-name="T49"><text:tab/>std::string </text:span><text:span text:style-name="T48">to_string</text:span><text:span text:style-name="T49">() {</text:span></text:p>
        <text:p text:style-name="P58"><text:span text:style-name="T49"><text:tab/><text:tab/>std::stringstream ss;</text:span></text:p>
        <text:p text:style-name="P58"><text:span text:style-name="T49"><text:tab/><text:tab/></text:span><text:span text:style-name="T48">this</text:span><text:span text:style-name="T49">-&gt;to_string_rambler(</text:span><text:span text:style-name="T48">this</text:span><text:span text:style-name="T49">-&gt;head, ss);</text:span></text:p>
        <text:p text:style-name="P59"/>
        <text:p text:style-name="P58"><text:span text:style-name="T49"><text:tab/><text:tab/></text:span><text:span text:style-name="T48">return</text:span><text:span text:style-name="T49"> ss.str();</text:span></text:p>
        <text:p text:style-name="P58"><text:span text:style-name="T49"><text:tab/>}</text:span></text:p>
        <text:p text:style-name="P59"/>
        <text:p text:style-name="P59"/>
        <text:p text:style-name="P58"><text:span text:style-name="T49"><text:tab/></text:span><text:span text:style-name="T48">class</text:span><text:span text:style-name="T49"> Iterator {</text:span></text:p>
        <text:p text:style-name="P58"><text:span text:style-name="T49"><text:tab/><text:tab/>MyBST&lt;</text:span><text:span text:style-name="T48">Key</text:span><text:span text:style-name="T49">, </text:span><text:span text:style-name="T48">Value</text:span><text:span text:style-name="T49">&gt; *bst;</text:span></text:p>
        <text:p text:style-name="P58"><text:span text:style-name="T49"><text:tab/><text:tab/>MyBSTNode *current_node;</text:span></text:p>
        <text:p text:style-name="P58"><text:span text:style-name="T49"><text:tab/><text:tab/>size_t bst_create_counter;</text:span></text:p>
        <text:p text:style-name="P59"/>
        <text:p text:style-name="P58"><text:span text:style-name="T49"><text:tab/><text:tab/></text:span><text:span text:style-name="T48">void</text:span><text:span text:style-name="T49"> </text:span><text:span text:style-name="T48">check_changes_in_bst</text:span><text:span text:style-name="T49">() {</text:span></text:p>
        <text:p text:style-name="P58"><text:span text:style-name="T49"><text:tab/><text:tab/><text:tab/></text:span><text:span text:style-name="T48">if</text:span><text:span text:style-name="T49"> (</text:span><text:span text:style-name="T48">this</text:span><text:span text:style-name="T49">-&gt;bst-&gt;change_counter != </text:span><text:span text:style-name="T48">this</text:span><text:span text:style-name="T49">-&gt;bst_create_counter) {</text:span></text:p>
        <text:p text:style-name="P58"><text:span text:style-name="T49"><text:tab/><text:tab/><text:tab/><text:tab/></text:span><text:span text:style-name="T48">throw</text:span><text:span text:style-name="T49"> "Изменилось дерево";</text:span></text:p>
        <text:p text:style-name="P58"><text:span text:style-name="T49"><text:tab/><text:tab/><text:tab/>}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void</text:span><text:span text:style-name="T49"> </text:span><text:span text:style-name="T48">goto_min</text:span><text:span text:style-name="T49">(MyBSTNode *n) {</text:span></text:p>
        <text:p text:style-name="P58"><text:span text:style-name="T49"><text:tab/><text:tab/><text:tab/></text:span><text:span text:style-name="T48">if</text:span><text:span text:style-name="T49"> (n == NULL) {</text:span></text:p>
        <text:p text:style-name="P58"><text:span text:style-name="T49"><text:tab/><text:tab/><text:tab/><text:tab/></text:span><text:span text:style-name="T48">return</text:span><text:span text:style-name="T49">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this</text:span><text:span text:style-name="T49">-&gt;current_node = n;</text:span></text:p>
        <text:p text:style-name="P58"><text:span text:style-name="T49"><text:tab/><text:tab/><text:tab/>goto_min(n-&gt;l)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void</text:span><text:span text:style-name="T49"> </text:span><text:span text:style-name="T48">goto_max</text:span><text:span text:style-name="T49">(MyBSTNode *n) {</text:span></text:p>
        <text:p text:style-name="P58"><text:span text:style-name="T49"><text:tab/><text:tab/><text:tab/></text:span><text:span text:style-name="T48">if</text:span><text:span text:style-name="T49"> (n == NULL) {</text:span></text:p>
        <text:p text:style-name="P58"><text:span text:style-name="T49"><text:tab/><text:tab/><text:tab/><text:tab/></text:span><text:span text:style-name="T48">return</text:span><text:span text:style-name="T49">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this</text:span><text:span text:style-name="T49">-&gt;current_node = n;</text:span></text:p>
        <text:p text:style-name="P58"><text:span text:style-name="T49"><text:tab/><text:tab/><text:tab/>goto_max(n-&gt;r);</text:span></text:p>
        <text:p text:style-name="P58"><text:span text:style-name="T49"><text:tab/><text:tab/>}</text:span></text:p>
        <text:p text:style-name="P59"/>
        <text:p text:style-name="P58"><text:span text:style-name="T49"><text:tab/><text:tab/>MyBSTNode *</text:span><text:span text:style-name="T48">max</text:span><text:span text:style-name="T49">(MyBSTNode *t) {</text:span></text:p>
        <text:p text:style-name="P58"><text:span text:style-name="T49"><text:tab/><text:tab/><text:tab/></text:span><text:span text:style-name="T48">if</text:span><text:span text:style-name="T49"> (t == NULL) {</text:span></text:p>
        <text:p text:style-name="P58"><text:span text:style-name="T49"><text:tab/><text:tab/><text:tab/><text:tab/></text:span><text:span text:style-name="T48">return</text:span><text:span text:style-name="T49"> NULL;</text:span></text:p>
        <text:p text:style-name="P58"><text:soft-page-break/><text:span text:style-name="T49"><text:tab/><text:tab/><text:tab/>}</text:span></text:p>
        <text:p text:style-name="P59"/>
        <text:p text:style-name="P58"><text:span text:style-name="T49"><text:tab/><text:tab/><text:tab/></text:span><text:span text:style-name="T48">while</text:span><text:span text:style-name="T49"> (t-&gt;r != NULL) {</text:span></text:p>
        <text:p text:style-name="P58"><text:span text:style-name="T49"><text:tab/><text:tab/><text:tab/><text:tab/>t = t-&gt;r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return</text:span><text:span text:style-name="T49"> t;</text:span></text:p>
        <text:p text:style-name="P58"><text:span text:style-name="T49"><text:tab/><text:tab/>}</text:span></text:p>
        <text:p text:style-name="P59"/>
        <text:p text:style-name="P58"><text:span text:style-name="T49"><text:tab/><text:tab/>MyBSTNode *</text:span><text:span text:style-name="T48">min</text:span><text:span text:style-name="T49">(MyBSTNode *t) {</text:span></text:p>
        <text:p text:style-name="P58"><text:span text:style-name="T49"><text:tab/><text:tab/><text:tab/></text:span><text:span text:style-name="T48">if</text:span><text:span text:style-name="T49"> (t == NULL) {</text:span></text:p>
        <text:p text:style-name="P58"><text:span text:style-name="T49"><text:tab/><text:tab/><text:tab/><text:tab/></text:span><text:span text:style-name="T48">return</text:span><text:span text:style-name="T49"> NULL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while</text:span><text:span text:style-name="T49"> (t-&gt;l != NULL) {</text:span></text:p>
        <text:p text:style-name="P58"><text:span text:style-name="T49"><text:tab/><text:tab/><text:tab/><text:tab/>t = t-&gt;l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return</text:span><text:span text:style-name="T49"> t;</text:span></text:p>
        <text:p text:style-name="P58"><text:span text:style-name="T49"><text:tab/><text:tab/>}</text:span></text:p>
        <text:p text:style-name="P59"/>
        <text:p text:style-name="P58"><text:span text:style-name="T49"><text:tab/><text:tab/>MyBSTNode *</text:span><text:span text:style-name="T48">r_parent</text:span><text:span text:style-name="T49">(MyBSTNode *t, MyBSTNode *x) {</text:span></text:p>
        <text:p text:style-name="P58"><text:span text:style-name="T49"><text:tab/><text:tab/><text:tab/></text:span><text:span text:style-name="T48">if</text:span><text:span text:style-name="T49"> (t == x) {</text:span></text:p>
        <text:p text:style-name="P58"><text:span text:style-name="T49"><text:tab/><text:tab/><text:tab/><text:tab/></text:span><text:span text:style-name="T48">return</text:span><text:span text:style-name="T49"> NULL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if</text:span><text:span text:style-name="T49"> (x-&gt;k &gt; t-&gt;k) {</text:span></text:p>
        <text:p text:style-name="P58"><text:span text:style-name="T49"><text:tab/><text:tab/><text:tab/><text:tab/>MyBSTNode *rp;</text:span></text:p>
        <text:p text:style-name="P58"><text:span text:style-name="T49"><text:tab/><text:tab/><text:tab/><text:tab/>rp = r_parent(t-&gt;r, x);</text:span></text:p>
        <text:p text:style-name="P58"><text:span text:style-name="T49"><text:tab/><text:tab/><text:tab/><text:tab/></text:span><text:span text:style-name="T48">if</text:span><text:span text:style-name="T49">(rp != NULL) {</text:span></text:p>
        <text:p text:style-name="P58"><text:span text:style-name="T49"><text:tab/><text:tab/><text:tab/><text:tab/><text:tab/></text:span><text:span text:style-name="T48">return</text:span><text:span text:style-name="T49"> rp;</text:span></text:p>
        <text:p text:style-name="P58"><text:span text:style-name="T49"><text:tab/><text:tab/><text:tab/><text:tab/>} </text:span><text:span text:style-name="T48">else</text:span><text:span text:style-name="T49"> {</text:span></text:p>
        <text:p text:style-name="P58"><text:span text:style-name="T49"><text:tab/><text:tab/><text:tab/><text:tab/><text:tab/></text:span><text:span text:style-name="T48">return</text:span><text:span text:style-name="T49"> t;</text:span></text:p>
        <text:p text:style-name="P58"><text:span text:style-name="T49"><text:tab/><text:tab/><text:tab/><text:tab/>}</text:span></text:p>
        <text:p text:style-name="P58"><text:span text:style-name="T49"><text:tab/><text:tab/><text:tab/>} </text:span><text:span text:style-name="T48">else</text:span><text:span text:style-name="T49"> {</text:span></text:p>
        <text:p text:style-name="P58"><text:span text:style-name="T49"><text:tab/><text:tab/><text:tab/><text:tab/></text:span><text:span text:style-name="T48">return</text:span><text:span text:style-name="T49"> r_parent(t-&gt;l, x);</text:span></text:p>
        <text:p text:style-name="P58"><text:span text:style-name="T49"><text:tab/><text:tab/><text:tab/>}</text:span></text:p>
        <text:p text:style-name="P58"><text:span text:style-name="T49"><text:tab/><text:tab/>}</text:span></text:p>
        <text:p text:style-name="P59"/>
        <text:p text:style-name="P58"><text:span text:style-name="T49"><text:tab/><text:tab/>MyBSTNode *</text:span><text:span text:style-name="T48">predcessor</text:span><text:span text:style-name="T49">(MyBSTNode *r, MyBSTNode *x) {</text:span></text:p>
        <text:p text:style-name="P58"><text:span text:style-name="T49"><text:tab/><text:tab/><text:tab/></text:span><text:span text:style-name="T48">if</text:span><text:span text:style-name="T49"> (x-&gt;l != NULL) {</text:span></text:p>
        <text:p text:style-name="P58"><text:span text:style-name="T49"><text:tab/><text:tab/><text:tab/><text:tab/></text:span><text:span text:style-name="T48">return</text:span><text:span text:style-name="T49"> max(x-&gt;l);</text:span></text:p>
        <text:p text:style-name="P58"><text:span text:style-name="T49"><text:tab/><text:tab/><text:tab/>} </text:span><text:span text:style-name="T48">else</text:span><text:span text:style-name="T49"> {</text:span></text:p>
        <text:p text:style-name="P58"><text:span text:style-name="T49"><text:tab/><text:tab/><text:tab/><text:tab/></text:span><text:span text:style-name="T48">return</text:span><text:span text:style-name="T49"> r_parent(r, x);</text:span></text:p>
        <text:p text:style-name="P58"><text:span text:style-name="T49"><text:tab/><text:tab/><text:tab/>}</text:span></text:p>
        <text:p text:style-name="P58"><text:span text:style-name="T49"><text:tab/><text:tab/>}</text:span></text:p>
        <text:p text:style-name="P59"/>
        <text:p text:style-name="P58"><text:span text:style-name="T49"><text:tab/><text:tab/>MyBSTNode *</text:span><text:span text:style-name="T48">l_parent</text:span><text:span text:style-name="T49">(MyBSTNode *t, MyBSTNode *x) {</text:span></text:p>
        <text:p text:style-name="P58"><text:span text:style-name="T49"><text:tab/><text:tab/><text:tab/></text:span><text:span text:style-name="T48">if</text:span><text:span text:style-name="T49"> (t == x) {</text:span></text:p>
        <text:p text:style-name="P58"><text:span text:style-name="T49"><text:tab/><text:tab/><text:tab/><text:tab/></text:span><text:span text:style-name="T48">return</text:span><text:span text:style-name="T49"> NULL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if</text:span><text:span text:style-name="T49"> (x-&gt;k &lt; t-&gt;k) {</text:span></text:p>
        <text:p text:style-name="P58"><text:span text:style-name="T49"><text:tab/><text:tab/><text:tab/><text:tab/>MyBSTNode *rp;</text:span></text:p>
        <text:p text:style-name="P58"><text:span text:style-name="T49"><text:tab/><text:tab/><text:tab/><text:tab/>rp = l_parent(t-&gt;l, x);</text:span></text:p>
        <text:p text:style-name="P58"><text:span text:style-name="T49"><text:tab/><text:tab/><text:tab/><text:tab/></text:span><text:span text:style-name="T48">if</text:span><text:span text:style-name="T49">(rp != NULL) {</text:span></text:p>
        <text:p text:style-name="P58"><text:span text:style-name="T49"><text:tab/><text:tab/><text:tab/><text:tab/><text:tab/></text:span><text:span text:style-name="T48">return</text:span><text:span text:style-name="T49"> rp;</text:span></text:p>
        <text:p text:style-name="P58"><text:span text:style-name="T49"><text:tab/><text:tab/><text:tab/><text:tab/>} </text:span><text:span text:style-name="T48">else</text:span><text:span text:style-name="T49"> {</text:span></text:p>
        <text:p text:style-name="P58"><text:span text:style-name="T49"><text:tab/><text:tab/><text:tab/><text:tab/><text:tab/></text:span><text:span text:style-name="T48">return</text:span><text:span text:style-name="T49"> t;</text:span></text:p>
        <text:p text:style-name="P58"><text:span text:style-name="T49"><text:tab/><text:tab/><text:tab/><text:tab/>}</text:span></text:p>
        <text:p text:style-name="P58"><text:span text:style-name="T49"><text:tab/><text:tab/><text:tab/>} </text:span><text:span text:style-name="T48">else</text:span><text:span text:style-name="T49"> {</text:span></text:p>
        <text:p text:style-name="P58"><text:span text:style-name="T49"><text:tab/><text:tab/><text:tab/><text:tab/></text:span><text:span text:style-name="T48">return</text:span><text:span text:style-name="T49"> l_parent(t-&gt;r, x);</text:span></text:p>
        <text:p text:style-name="P58"><text:soft-page-break/><text:span text:style-name="T49"><text:tab/><text:tab/><text:tab/>}</text:span></text:p>
        <text:p text:style-name="P58"><text:span text:style-name="T49"><text:tab/><text:tab/>}</text:span></text:p>
        <text:p text:style-name="P59"/>
        <text:p text:style-name="P59"/>
        <text:p text:style-name="P58"><text:span text:style-name="T49"><text:tab/><text:tab/>MyBSTNode *</text:span><text:span text:style-name="T48">successor</text:span><text:span text:style-name="T49">(MyBSTNode *r, MyBSTNode *x) {</text:span></text:p>
        <text:p text:style-name="P58"><text:span text:style-name="T49"><text:tab/><text:tab/><text:tab/></text:span><text:span text:style-name="T48">if</text:span><text:span text:style-name="T49">(x-&gt;r != NULL) {</text:span></text:p>
        <text:p text:style-name="P58"><text:span text:style-name="T49"><text:tab/><text:tab/><text:tab/><text:tab/></text:span><text:span text:style-name="T48">return</text:span><text:span text:style-name="T49"> min(x-&gt;r);</text:span></text:p>
        <text:p text:style-name="P58"><text:span text:style-name="T49"><text:tab/><text:tab/><text:tab/>} </text:span><text:span text:style-name="T48">else</text:span><text:span text:style-name="T49"> {</text:span></text:p>
        <text:p text:style-name="P58"><text:span text:style-name="T49"><text:tab/><text:tab/><text:tab/><text:tab/></text:span><text:span text:style-name="T48">return</text:span><text:span text:style-name="T49"> l_parent(r, x);</text:span></text:p>
        <text:p text:style-name="P58"><text:span text:style-name="T49"><text:tab/><text:tab/><text:tab/>}</text:span></text:p>
        <text:p text:style-name="P58"><text:span text:style-name="T49"><text:tab/><text:tab/>}</text:span></text:p>
        <text:p text:style-name="P59"/>
        <text:p text:style-name="P58"><text:span text:style-name="T49"><text:tab/></text:span><text:span text:style-name="T48">public</text:span><text:span text:style-name="T49">:</text:span></text:p>
        <text:p text:style-name="P58"><text:span text:style-name="T49"><text:tab/><text:tab/></text:span><text:span text:style-name="T48">Iterator</text:span><text:span text:style-name="T49">(MyBST&lt;</text:span><text:span text:style-name="T48">Key</text:span><text:span text:style-name="T49">, </text:span><text:span text:style-name="T48">Value</text:span><text:span text:style-name="T49">&gt; *t) {</text:span></text:p>
        <text:p text:style-name="P58"><text:span text:style-name="T49"><text:tab/><text:tab/><text:tab/></text:span><text:span text:style-name="T48">this</text:span><text:span text:style-name="T49">-&gt;bst = t;</text:span></text:p>
        <text:p text:style-name="P58"><text:span text:style-name="T49"><text:tab/><text:tab/><text:tab/></text:span><text:span text:style-name="T48">this</text:span><text:span text:style-name="T49">-&gt;current_node = </text:span><text:span text:style-name="T48">this</text:span><text:span text:style-name="T49">-&gt;bst-&gt;head;</text:span></text:p>
        <text:p text:style-name="P58"><text:span text:style-name="T49"><text:tab/><text:tab/><text:tab/></text:span><text:span text:style-name="T48">this</text:span><text:span text:style-name="T49">-&gt;bst_create_counter = </text:span><text:span text:style-name="T48">this</text:span><text:span text:style-name="T49">-&gt;bst-&gt;change_counter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bool</text:span><text:span text:style-name="T49"> </text:span><text:span text:style-name="T48">not_null</text:span><text:span text:style-name="T49">() {</text:span></text:p>
        <text:p text:style-name="P58"><text:span text:style-name="T49"><text:tab/><text:tab/><text:tab/></text:span><text:span text:style-name="T48">return</text:span><text:span text:style-name="T49"> !(</text:span><text:span text:style-name="T48">this</text:span><text:span text:style-name="T49">-&gt;current_node == NULL);</text:span></text:p>
        <text:p text:style-name="P58"><text:span text:style-name="T49"><text:tab/><text:tab/>}</text:span></text:p>
        <text:p text:style-name="P59"/>
        <text:p text:style-name="P58"><text:span text:style-name="T49"><text:tab/><text:tab/>//доступ по чтению и записи к данным текущего узла в дереве</text:span></text:p>
        <text:p text:style-name="P58"><text:span text:style-name="T49"><text:tab/><text:tab/></text:span><text:span text:style-name="T48">Value</text:span><text:span text:style-name="T49">&amp; </text:span><text:span text:style-name="T48">current_value</text:span><text:span text:style-name="T49">() {</text:span></text:p>
        <text:p text:style-name="P58"><text:span text:style-name="T49"><text:tab/><text:tab/><text:tab/>check_changes_in_bst();</text:span></text:p>
        <text:p text:style-name="P59"/>
        <text:p text:style-name="P58"><text:span text:style-name="T49"><text:tab/><text:tab/><text:tab/></text:span><text:span text:style-name="T48">if</text:span><text:span text:style-name="T49"> (</text:span><text:span text:style-name="T48">this</text:span><text:span text:style-name="T49">-&gt;bst-&gt;get_size() == 0) {</text:span></text:p>
        <text:p text:style-name="P58"><text:span text:style-name="T49"><text:tab/><text:tab/><text:tab/><text:tab/></text:span><text:span text:style-name="T48">throw</text:span><text:span text:style-name="T49"> "Дерево пустое"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if</text:span><text:span text:style-name="T49"> (</text:span><text:span text:style-name="T48">this</text:span><text:span text:style-name="T49">-&gt;current_node == NULL) {</text:span></text:p>
        <text:p text:style-name="P58"><text:span text:style-name="T49"><text:tab/><text:tab/><text:tab/><text:tab/></text:span><text:span text:style-name="T48">throw</text:span><text:span text:style-name="T49"> "Текущий элемент пустой"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return</text:span><text:span text:style-name="T49"> </text:span><text:span text:style-name="T48">this</text:span><text:span text:style-name="T49">-&gt;current_node-&gt;v;</text:span></text:p>
        <text:p text:style-name="P58"><text:span text:style-name="T49"><text:tab/><text:tab/>}</text:span></text:p>
        <text:p text:style-name="P59"/>
        <text:p text:style-name="P58"><text:span text:style-name="T49"><text:tab/><text:tab/>// установка на первый узел в дереве с минимальным ключом</text:span></text:p>
        <text:p text:style-name="P58"><text:span text:style-name="T49"><text:tab/><text:tab/></text:span><text:span text:style-name="T48">void</text:span><text:span text:style-name="T49"> </text:span><text:span text:style-name="T48">goto_min</text:span><text:span text:style-name="T49">() {</text:span></text:p>
        <text:p text:style-name="P58"><text:span text:style-name="T49"><text:tab/><text:tab/><text:tab/>check_changes_in_bst();</text:span></text:p>
        <text:p text:style-name="P58"><text:span text:style-name="T49"><text:tab/><text:tab/><text:tab/>goto_min(</text:span><text:span text:style-name="T48">this</text:span><text:span text:style-name="T49">-&gt;bst-&gt;head);</text:span></text:p>
        <text:p text:style-name="P58"><text:span text:style-name="T49"><text:tab/><text:tab/>}</text:span></text:p>
        <text:p text:style-name="P59"/>
        <text:p text:style-name="P58"><text:span text:style-name="T49"><text:tab/><text:tab/>//установка на последний узел в дереве с максимальным ключом</text:span></text:p>
        <text:p text:style-name="P58"><text:span text:style-name="T49"><text:tab/><text:tab/></text:span><text:span text:style-name="T48">void</text:span><text:span text:style-name="T49"> </text:span><text:span text:style-name="T48">goto_max</text:span><text:span text:style-name="T49">() {</text:span></text:p>
        <text:p text:style-name="P58"><text:span text:style-name="T49"><text:tab/><text:tab/><text:tab/>check_changes_in_bst();</text:span></text:p>
        <text:p text:style-name="P58"><text:span text:style-name="T49"><text:tab/><text:tab/><text:tab/>goto_max(</text:span><text:span text:style-name="T48">this</text:span><text:span text:style-name="T49">-&gt;bst-&gt;head);</text:span></text:p>
        <text:p text:style-name="P58"><text:span text:style-name="T49"><text:tab/><text:tab/>}</text:span></text:p>
        <text:p text:style-name="P59"/>
        <text:p text:style-name="P58"><text:span text:style-name="T49"><text:tab/><text:tab/></text:span><text:span text:style-name="T48">void</text:span><text:span text:style-name="T49"> </text:span><text:span text:style-name="T48">previous</text:span><text:span text:style-name="T49">() {</text:span></text:p>
        <text:p text:style-name="P58"><text:span text:style-name="T49"><text:tab/><text:tab/><text:tab/>check_changes_in_bst();</text:span></text:p>
        <text:p text:style-name="P59"/>
        <text:p text:style-name="P58"><text:span text:style-name="T49"><text:tab/><text:tab/><text:tab/></text:span><text:span text:style-name="T48">if</text:span><text:span text:style-name="T49"> (</text:span><text:span text:style-name="T48">this</text:span><text:span text:style-name="T49">-&gt;current_node == NULL) {</text:span></text:p>
        <text:p text:style-name="P58"><text:span text:style-name="T49"><text:tab/><text:tab/><text:tab/><text:tab/></text:span><text:span text:style-name="T48">return</text:span><text:span text:style-name="T49">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this</text:span><text:span text:style-name="T49">-&gt;current_node = </text:span><text:span text:style-name="T48">this</text:span><text:span text:style-name="T49">-&gt;predcessor(</text:span><text:span text:style-name="T48">this</text:span><text:span text:style-name="T49">-&gt;bst-&gt;head, </text:span><text:span text:style-name="T48">this</text:span><text:span text:style-name="T49">-&gt;current_node);</text:span></text:p>
        <text:p text:style-name="P58"><text:span text:style-name="T49"><text:tab/><text:tab/><text:tab/></text:span><text:span text:style-name="T48">return</text:span><text:span text:style-name="T49">;</text:span></text:p>
        <text:p text:style-name="P58"><text:span text:style-name="T49"><text:tab/><text:tab/>}</text:span></text:p>
        <text:p text:style-name="P59"/>
        <text:p text:style-name="P58"><text:soft-page-break/><text:span text:style-name="T49"><text:tab/><text:tab/></text:span><text:span text:style-name="T48">void</text:span><text:span text:style-name="T49"> </text:span><text:span text:style-name="T48">next</text:span><text:span text:style-name="T49">() {</text:span></text:p>
        <text:p text:style-name="P58"><text:span text:style-name="T49"><text:tab/><text:tab/><text:tab/>check_changes_in_bst();</text:span></text:p>
        <text:p text:style-name="P59"/>
        <text:p text:style-name="P58"><text:span text:style-name="T49"><text:tab/><text:tab/><text:tab/></text:span><text:span text:style-name="T48">if</text:span><text:span text:style-name="T49">(</text:span><text:span text:style-name="T48">this</text:span><text:span text:style-name="T49">-&gt;current_node == NULL) {</text:span></text:p>
        <text:p text:style-name="P58"><text:span text:style-name="T49"><text:tab/><text:tab/><text:tab/><text:tab/></text:span><text:span text:style-name="T48">return</text:span><text:span text:style-name="T49">;</text:span></text:p>
        <text:p text:style-name="P58"><text:span text:style-name="T49"><text:tab/><text:tab/><text:tab/>}</text:span></text:p>
        <text:p text:style-name="P59"/>
        <text:p text:style-name="P58"><text:span text:style-name="T49"><text:tab/><text:tab/><text:tab/></text:span><text:span text:style-name="T48">this</text:span><text:span text:style-name="T49">-&gt;current_node = </text:span><text:span text:style-name="T48">this</text:span><text:span text:style-name="T49">-&gt;successor(</text:span><text:span text:style-name="T48">this</text:span><text:span text:style-name="T49">-&gt;bst-&gt;head, </text:span><text:span text:style-name="T48">this</text:span><text:span text:style-name="T49">-&gt;current_node);</text:span></text:p>
        <text:p text:style-name="P58"><text:span text:style-name="T49"><text:tab/><text:tab/><text:tab/></text:span><text:span text:style-name="T48">return</text:span><text:span text:style-name="T49">;</text:span></text:p>
        <text:p text:style-name="P58"><text:span text:style-name="T49"><text:tab/><text:tab/>}</text:span></text:p>
        <text:p text:style-name="P58"><text:span text:style-name="T49"><text:tab/>};</text:span></text:p>
        <text:p text:style-name="P58"><text:span text:style-name="T49"><text:tab/></text:span><text:span text:style-name="T48">friend</text:span><text:span text:style-name="T49"> Iterator;</text:span></text:p>
        <text:p text:style-name="P59"/>
        <text:p text:style-name="P58"><text:span text:style-name="T49">};</text:span></text:p>
        <text:p text:style-name="P59"/>
        <text:p text:style-name="P58"><text:span text:style-name="T48">#endif</text:span></text:p>
        <text:p text:style-name="P53"><text:span text:style-name="T1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Liberation Serif" svg:font-family="'Liberation Serif'"/>
    <style:font-face style:name="Monospace" svg:font-family="Monospace"/>
    <style:font-face style:name="Symbol" svg:font-family="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family="'Times New Roman'" fo:font-size="12pt" fo:language="ru" fo:country="RU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weight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fo:font-size="13pt" fo:font-weight="bold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cm" fo:margin-right="0cm" fo:line-height="87%" fo:text-align="justify" style:justify-single-word="false" fo:text-indent="0.7cm" style:auto-text-indent="false"/>
      <style:text-properties fo:font-size="11pt"/>
    </style:style>
    <style:style style:name="Пункт" style:family="paragraph" style:next-style-name="Standard">
      <style:paragraph-properties fo:margin-top="0.635cm" fo:margin-bottom="0.212cm" style:contextual-spacing="false" fo:orphans="2" fo:widows="2"/>
      <style:text-properties style:font-name="Times New Roman1" fo:font-family="'Times New Roman'" fo:font-size="14pt" fo:language="ru" fo:country="RU" fo:font-weight="bold"/>
    </style:style>
    <style:style style:name="Normal" style:family="paragraph">
      <style:paragraph-properties style:writing-mode="lr-tb"/>
      <style:text-properties style:font-name="Liberation Serif" fo:font-family="'Liberation Serif'" fo:font-size="12pt" fo:language="ru" fo:country="RU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line-height="89%" fo:text-align="justify" style:justify-single-word="false" fo:text-indent="0.7cm" style:auto-text-indent="false"/>
    </style:style>
    <style:style style:name="Титул" style:family="paragraph">
      <style:paragraph-properties fo:margin-left="8.571cm" fo:margin-right="0cm" fo:margin-top="0.212cm" fo:margin-bottom="0cm" style:contextual-spacing="false" fo:orphans="2" fo:widows="2" fo:text-indent="0cm" style:auto-text-indent="false"/>
      <style:text-properties style:font-name="Times New Roman1" fo:font-family="'Times New Roman'" fo:font-size="14pt" fo:language="ru" fo:country="RU" fo:font-weight="bold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family="Arial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WW8Num2z0_5f_text" style:display-name="WW8Num2z0_text" style:family="text">
      <style:text-properties style:font-name="Symbol" fo:font-family="Symbol"/>
    </style:style>
    <style:style style:name="WW8Num3z0_5f_text" style:display-name="WW8Num3z0_text" style:family="text">
      <style:text-properties style:font-name="Symbol" fo:font-family="Symbol"/>
    </style:style>
    <style:style style:name="WW8Num5z0_5f_text" style:display-name="WW8Num5z0_text" style:family="text">
      <style:text-properties fo:font-size="12pt"/>
    </style:style>
    <style:style style:name="WW8Num5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fo:text-indent="-0.635cm" fo:margin-left="-1.905cm"/>
        </style:list-level-properties>
        <style:text-properties style:font-name="Symbol1"/>
      </text:list-level-style-bullet>
      <text:list-level-style-number text:level="2" text:style-name="WW8Num53z1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WW8Num53z2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WW8Num53z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WW8Num53z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53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list-style style:name="WW8Num10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-=-</meta:initial-creator>
    <dc:creator>Egor Lutohin</dc:creator>
    <meta:creation-date>2011-01-30T17:24:00</meta:creation-date>
    <dc:date>2014-05-29T01:19:36.898659713</dc:date>
    <meta:editing-duration>P1DT10M14S</meta:editing-duration>
    <meta:editing-cycles>23</meta:editing-cycles>
    <meta:document-statistic meta:table-count="1" meta:image-count="2" meta:object-count="0" meta:page-count="20" meta:paragraph-count="1437" meta:word-count="3377" meta:character-count="22454" meta:non-whitespace-character-count="19359"/>
  </office:meta>
</office:document-meta>
</file>